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4d4d4d"/>
    </style:style>
    <style:style style:name="gr8"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svg:stroke-color="#000000" draw:fill="none" draw:fill-color="#ffffff" draw:textarea-horizontal-align="left" draw:auto-grow-height="true" draw:auto-grow-width="true" fo:min-height="1.348cm" fo:min-width="0.6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348cm" fo:min-width="0.692cm"/>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4d4d4d"/>
    </style:style>
    <style:style style:name="P8" style:family="paragraph">
      <loext:graphic-properties draw:fill="none" draw:fill-color="#ffffff"/>
      <style:paragraph-properties style:writing-mode="lr-tb"/>
      <style:text-properties style:font-name="Helvetica Neue" fo:font-weight="bold" style:font-weight-asian="bold" style:font-weight-complex="bold"/>
    </style:style>
    <style:style style:name="T1" style:family="text">
      <style:text-properties style:font-name="Helvetica Neue"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1.34cm" svg:height="19.912cm" svg:x="2.041cm" svg:y="1.22cm" svg:viewBox="0 0 31341 19913" draw:points="0,19913 31341,19913 31341,0 0,0">
          <text:p/>
        </draw:polygon>
        <draw:polygon draw:style-name="gr3" draw:text-style-name="P3" draw:layer="layout" svg:width="4.274cm" svg:height="10.172cm" svg:x="4.178cm" svg:y="10.055cm" svg:viewBox="0 0 4275 10173" draw:points="0,10173 4275,10173 4275,0 0,0">
          <text:p/>
        </draw:polygon>
        <draw:polygon draw:style-name="gr4" draw:text-style-name="P4" draw:layer="layout" svg:width="4.273cm" svg:height="14.407cm" svg:x="8.452cm" svg:y="5.82cm" svg:viewBox="0 0 4274 14408" draw:points="0,14408 4274,14408 4274,0 0,0">
          <text:p/>
        </draw:polygon>
        <draw:polygon draw:style-name="gr5" draw:text-style-name="P5" draw:layer="layout" svg:width="4.274cm" svg:height="14.934cm" svg:x="12.725cm" svg:y="5.293cm" svg:viewBox="0 0 4275 14935" draw:points="0,14935 4275,14935 4275,0 0,0">
          <text:p/>
        </draw:polygon>
        <draw:polygon draw:style-name="gr3" draw:text-style-name="P3" draw:layer="layout" svg:width="4.274cm" svg:height="8.353cm" svg:x="18.423cm" svg:y="11.874cm" svg:viewBox="0 0 4275 8354" draw:points="0,8354 4275,8354 4275,0 0,0">
          <text:p/>
        </draw:polygon>
        <draw:polygon draw:style-name="gr4" draw:text-style-name="P4" draw:layer="layout" svg:width="4.273cm" svg:height="8.04cm" svg:x="22.697cm" svg:y="12.187cm" svg:viewBox="0 0 4274 8041" draw:points="0,8041 4274,8041 4274,0 0,0">
          <text:p/>
        </draw:polygon>
        <draw:polygon draw:style-name="gr5" draw:text-style-name="P5" draw:layer="layout" svg:width="4.274cm" svg:height="9.424cm" svg:x="26.97cm" svg:y="10.803cm" svg:viewBox="0 0 4275 9425" draw:points="0,9425 4275,9425 4275,0 0,0">
          <text:p/>
        </draw:polygon>
        <draw:line draw:style-name="gr6" draw:text-style-name="P6" draw:layer="layout" svg:x1="4.178cm" svg:y1="9.391cm" svg:x2="8.452cm" svg:y2="9.391cm">
          <text:p/>
        </draw:line>
        <draw:line draw:style-name="gr6" draw:text-style-name="P6" draw:layer="layout" svg:x1="6.315cm" svg:y1="9.391cm" svg:x2="6.315cm" svg:y2="10.72cm">
          <text:p/>
        </draw:line>
        <draw:line draw:style-name="gr6" draw:text-style-name="P6" draw:layer="layout" svg:x1="4.178cm" svg:y1="10.72cm" svg:x2="8.452cm" svg:y2="10.72cm">
          <text:p/>
        </draw:line>
        <draw:line draw:style-name="gr6" draw:text-style-name="P6" draw:layer="layout" svg:x1="8.452cm" svg:y1="4.897cm" svg:x2="12.725cm" svg:y2="4.897cm">
          <text:p/>
        </draw:line>
        <draw:line draw:style-name="gr6" draw:text-style-name="P6" draw:layer="layout" svg:x1="10.588cm" svg:y1="4.897cm" svg:x2="10.588cm" svg:y2="6.742cm">
          <text:p/>
        </draw:line>
        <draw:line draw:style-name="gr6" draw:text-style-name="P6" draw:layer="layout" svg:x1="8.452cm" svg:y1="6.742cm" svg:x2="12.725cm" svg:y2="6.742cm">
          <text:p/>
        </draw:line>
        <draw:line draw:style-name="gr6" draw:text-style-name="P6" draw:layer="layout" svg:x1="12.725cm" svg:y1="4.335cm" svg:x2="16.999cm" svg:y2="4.335cm">
          <text:p/>
        </draw:line>
        <draw:line draw:style-name="gr6" draw:text-style-name="P6" draw:layer="layout" svg:x1="14.862cm" svg:y1="4.335cm" svg:x2="14.862cm" svg:y2="6.25cm">
          <text:p/>
        </draw:line>
        <draw:line draw:style-name="gr6" draw:text-style-name="P6" draw:layer="layout" svg:x1="12.725cm" svg:y1="6.25cm" svg:x2="16.999cm" svg:y2="6.25cm">
          <text:p/>
        </draw:line>
        <draw:line draw:style-name="gr6" draw:text-style-name="P6" draw:layer="layout" svg:x1="18.423cm" svg:y1="11.209cm" svg:x2="22.697cm" svg:y2="11.209cm">
          <text:p/>
        </draw:line>
        <draw:line draw:style-name="gr6" draw:text-style-name="P6" draw:layer="layout" svg:x1="20.56cm" svg:y1="11.209cm" svg:x2="20.56cm" svg:y2="12.538cm">
          <text:p/>
        </draw:line>
        <draw:line draw:style-name="gr6" draw:text-style-name="P6" draw:layer="layout" svg:x1="18.423cm" svg:y1="12.538cm" svg:x2="22.697cm" svg:y2="12.538cm">
          <text:p/>
        </draw:line>
        <draw:line draw:style-name="gr6" draw:text-style-name="P6" draw:layer="layout" svg:x1="22.697cm" svg:y1="11.264cm" svg:x2="26.97cm" svg:y2="11.264cm">
          <text:p/>
        </draw:line>
        <draw:line draw:style-name="gr6" draw:text-style-name="P6" draw:layer="layout" svg:x1="24.834cm" svg:y1="11.264cm" svg:x2="24.834cm" svg:y2="13.109cm">
          <text:p/>
        </draw:line>
        <draw:line draw:style-name="gr6" draw:text-style-name="P6" draw:layer="layout" svg:x1="22.697cm" svg:y1="13.109cm" svg:x2="26.97cm" svg:y2="13.109cm">
          <text:p/>
        </draw:line>
        <draw:line draw:style-name="gr6" draw:text-style-name="P6" draw:layer="layout" svg:x1="26.97cm" svg:y1="9.845cm" svg:x2="31.244cm" svg:y2="9.845cm">
          <text:p/>
        </draw:line>
        <draw:line draw:style-name="gr6" draw:text-style-name="P6" draw:layer="layout" svg:x1="29.107cm" svg:y1="9.845cm" svg:x2="29.107cm" svg:y2="11.76cm">
          <text:p/>
        </draw:line>
        <draw:line draw:style-name="gr6" draw:text-style-name="P6" draw:layer="layout" svg:x1="26.97cm" svg:y1="11.76cm" svg:x2="31.244cm" svg:y2="11.76cm">
          <text:p/>
        </draw:line>
        <draw:path draw:style-name="gr7" draw:text-style-name="P7" draw:layer="layout" svg:width="0.304cm" svg:height="0.449cm" svg:x="1.009cm" svg:y="20.002cm" svg:viewBox="0 0 305 450" svg:d="M305 225v12l-1 12v12l-1 11-1 11-2 10-1 10-2 10-2 9-2 9-3 8-2 8-3 8-3 7-3 7-4 7-3 7-4 6-4 6-4 5-4 5-4 5-5 5-5 4-4 4-5 4-5 4-5 3-6 3-5 2-6 2-6 2-5 2-6 1-6 2-6 1h-6l-6 1h-7-6-6-6l-7-1h-6l-6-1-6-2-5-1-6-2-6-2-5-2-6-2-5-3-5-3-5-4-5-4-5-4-4-4-5-5-5-5-4-5-4-5-4-6-4-6-3-7-3-6-4-7-2-8-3-8-3-8-2-8-2-9-2-9-2-10-2-10-1-10-1-11-1-11v-12-12l-1-12 1-13v-13-12l1-11 1-12 1-10 2-10 2-10 2-9 2-9 2-9 3-8 3-8 3-7 3-7 3-7 4-6 3-6 4-6 4-5 4-6 5-4 5-5 5-4 4-3 5-4 5-3 6-3 5-2 5-2 6-3 6-1 6-2 6-1 6-2 6-1h6l6-1h7 6 6 7l6 1h6l6 1 5 2 6 1 6 2 5 1 6 3 5 2 5 2 6 3 5 3 5 4 4 3 5 4 4 5 5 4 4 6 4 5 4 6 3 6 4 6 3 7 3 7 3 7 3 8 2 8 3 9 2 9 2 9 2 10 2 10 1 10 1 12 1 11v12l1 13zM248 225v-11-9l-1-10v-9-9l-1-8-1-8-1-8-1-8-1-7-1-7-2-6-1-6-2-6-2-6-2-5-2-5-2-5-2-5-2-4-3-4-3-4-2-3-3-4-3-3-3-3-3-2-3-2-4-2-3-2-4-2-3-1-4-2-4-1-4-1h-4l-4-1h-4l-5-1h-4-5l-4 1h-5l-4 1h-4l-4 1-4 1-4 2-4 1-3 2-4 2-3 2-4 2-3 3-3 3-3 2-3 4-3 3-2 4-3 4-2 4-2 5-2 5-3 5-1 5-2 6-2 6-1 6-2 7-1 7-1 7-1 7-1 8-1 8-1 8v9l-1 9v10 9 11 10 9 9l1 9v9l1 8 1 8 1 8 1 7 1 7 1 7 2 6 1 7 2 6 2 5 2 6 2 5 2 5 2 5 3 4 2 4 3 4 2 3 3 4 3 3 3 3 3 2 4 3 3 2 4 2 3 2 4 1 4 1 3 2 4 1 5 1h4l4 1h4 5 4 5l4-1h4l4-1 4-1 3-2 4-1 4-1 4-2 3-2 3-2 4-3 3-2 3-3 3-3 3-4 2-3 3-4 2-4 3-4 2-5 2-5 2-5 2-6 2-5 2-6 2-7 1-6 1-7 1-7 2-7 1-8 1-8v-8l1-9v-9l1-9v-9z">
          <text:p/>
        </draw:path>
        <draw:polygon draw:style-name="gr7" draw:text-style-name="P7" draw:layer="layout" svg:width="0.061cm" svg:height="0.068cm" svg:x="1.395cm" svg:y="20.377cm" svg:viewBox="0 0 62 69" draw:points="0,69 0,0 62,0 62,69">
          <text:p/>
        </draw:polygon>
        <draw:path draw:style-name="gr7" draw:text-style-name="P7" draw:layer="layout" svg:width="0.303cm" svg:height="0.449cm" svg:x="1.539cm" svg:y="20.002cm" svg:viewBox="0 0 304 450" svg:d="M304 225v12 12l-1 12-1 11-1 11-1 10-2 10-1 10-2 9-3 9-2 8-3 8-3 8-3 7-3 7-3 7-4 7-3 6-4 6-4 5-4 5-5 5-4 5-5 4-5 4-5 4-4 4-6 3-5 3-6 2-5 2-6 2-6 2-6 1-5 2-6 1h-7l-6 1h-6-6-6-7l-6-1h-7l-6-1-6-2-6-1-5-2-6-2-6-2-5-2-6-3-4-3-6-4-4-4-5-4-5-4-4-5-5-5-4-5-4-5-3-6-4-6-3-7-4-6-3-7-3-8-3-8-2-8-3-8-2-9-2-9-2-10-1-10-1-10-1-11-1-11-1-12v-12-12-13-13l1-12 1-11 1-12 1-10 1-10 2-10 2-9 2-9 3-9 2-8 3-8 3-7 3-7 4-7 3-6 4-6 4-6 3-5 5-6 4-4 4-5 5-4 5-3 5-4 5-3 5-3 5-2 6-2 6-3 5-1 6-2 6-1 6-2 6-1h7l7-1h6 7 6 6l6 1h6l6 1 6 2 5 1 6 2 6 1 5 3 6 2 5 2 5 3 5 3 5 4 5 3 5 4 4 5 4 4 4 6 5 5 3 6 4 6 3 6 4 7 3 7 3 7 2 8 3 8 3 9 2 9 2 9 2 10 1 10 2 10 1 12v11l1 12v13zM248 225v-11l-1-9v-10-9l-1-9-1-8v-8l-1-8-1-8-1-7-2-7-1-6-2-6-1-6-2-6-2-5-2-5-2-5-3-5-2-4-2-4-3-4-2-3-3-4-3-3-3-3-3-2-4-2-3-2-4-2-3-2-4-1-3-2-4-1-4-1h-4l-4-1h-4l-5-1h-4-5l-4 1h-5l-4 1h-4l-6 1-4 1-3 2-4 1-4 2-3 2-4 2-3 2-3 3-3 3-3 2-3 4-3 3-3 4-2 4-3 4-2 5-2 5-2 5-2 5-2 6-1 6-2 6-1 7-2 7-1 7-1 7-1 8v8l-1 8-1 9v9l-1 10v9 11 10 9l1 9v9l1 9 1 8v8l1 8 1 7 1 7 2 7 1 6 2 7 1 6 2 5 2 6 2 5 3 5 2 5 2 4 3 4 2 4 3 3 3 4 3 3 3 3 3 2 3 3 4 2 3 2 4 2 4 1 3 1 4 2 5 1 4 1h4l5 1h4 4 5 4l4-1h4l5-1 3-1 4-2 4-1 4-1 3-2 4-2 3-2 3-3 3-2 3-3 3-3 3-4 3-3 2-4 3-4 2-4 3-5 2-5 2-5 2-6 2-5 1-6 2-7 2-6 1-7 1-7 1-7 1-8 1-8 1-8 1-9v-9-9l1-9z">
          <text:p/>
        </draw:path>
        <draw:path draw:style-name="gr7" draw:text-style-name="P7" draw:layer="layout" svg:width="0.304cm" svg:height="0.449cm" svg:x="1.009cm" svg:y="16.231cm" svg:viewBox="0 0 305 450" svg:d="M305 226v12l-1 12v12l-1 11-1 10-2 11-1 10-2 9-2 10-2 9-3 8-2 8-3 8-3 7-3 7-4 7-3 7-4 6-4 6-4 5-4 5-4 5-5 4-5 5-4 4-5 3-5 3-5 4-6 2-5 3-6 2-6 2-5 2-6 1-6 1-6 1-6 1-6 1h-7-6-6-6l-7-1-6-1-6-1-6-1-5-1-6-2-6-2-5-2-6-3-5-2-5-4-5-3-5-3-5-4-4-5-5-4-5-5-4-5-4-5-4-6-4-6-3-7-3-6-4-8-2-7-3-8-3-8-2-8-2-9-2-9-2-10-2-10-1-10-1-11-1-11v-12-12l-1-12 1-14v-12-12l1-12 1-11 1-11 2-11 2-9 2-10 2-8 2-9 3-8 3-8 3-8 3-7 3-6 4-7 3-6 4-5 4-6 4-5 5-5 5-4 5-4 4-3 5-4 5-3 6-3 5-2 5-3 6-2 6-1 6-2 6-2 6-1h6l6-1 6-1h7 6 6 7l6 1 6 1h6l5 1 6 2 6 2 5 1 6 2 5 3 5 2 6 3 5 3 5 4 4 3 5 4 4 4 5 5 4 5 4 6 4 5 3 6 4 7 3 6 3 7 3 8 3 8 2 8 3 9 2 8 2 10 2 9 2 11 1 11 1 11 1 12v12l1 12zM248 226v-11-10l-1-9v-9-9l-1-9-1-8-1-8-1-8-1-7-1-7-2-6-1-7-2-6-2-5-2-6-2-5-2-4-2-5-2-4-3-4-3-4-2-4-3-3-3-3-3-3-3-2-3-2-4-2-3-2-4-2-3-1-4-2-4-1-4-1-4-1h-4l-4-1h-5-4-5-4l-5 1h-4l-4 1-4 1-4 1-4 2-4 1-3 2-4 2-3 2-4 2-3 3-3 2-3 4-3 3-3 3-2 4-3 4-2 4-2 5-2 5-3 5-1 5-2 6-2 6-1 6-2 6-1 7-1 8-1 7-1 9-1 8-1 8v9l-1 9v9 10 11 9 10 9l1 9v9l1 8 1 8 1 8 1 7 1 7 1 7 2 6 1 7 2 6 2 5 2 6 2 5 2 5 2 4 3 5 2 4 3 3 2 4 3 3 3 4 3 2 3 3 4 3 3 2 4 2 3 1 4 2 4 1 3 2 4 1h5l4 1h4l4 1h5 4l5-1h4l4-1h4l4-1 3-2 4-1 4-2 4-1 3-2 3-2 4-3 3-3 3-2 3-4 3-3 2-4 3-3 2-4 3-5 2-4 2-5 2-5 2-6 2-5 2-6 2-7 1-6 1-7 1-7 2-7 1-8 1-8v-8l1-9v-9l1-9v-10z">
          <text:p/>
        </draw:path>
        <draw:polygon draw:style-name="gr7" draw:text-style-name="P7" draw:layer="layout" svg:width="0.061cm" svg:height="0.068cm" svg:x="1.395cm" svg:y="16.606cm" svg:viewBox="0 0 62 69" draw:points="0,69 0,0 62,0 62,69">
          <text:p/>
        </draw:polygon>
        <draw:polygon draw:style-name="gr7" draw:text-style-name="P7" draw:layer="layout" svg:width="0.302cm" svg:height="0.443cm" svg:x="1.539cm" svg:y="16.237cm" svg:viewBox="0 0 303 444" draw:points="303,295 302,301 302,308 302,314 301,320 300,326 299,332 298,338 296,344 295,349 293,355 291,360 288,366 286,371 283,377 280,381 277,386 274,391 271,395 267,399 263,403 259,407 255,410 250,414 246,417 241,420 236,423 231,426 226,429 220,431 214,433 208,435 202,437 196,439 190,440 183,441 177,442 170,443 162,444 155,444 147,444 141,444 134,444 128,444 121,443 114,442 108,441 103,440 97,439 92,438 86,436 82,435 77,433 72,431 67,429 63,427 59,424 55,422 50,420 47,417 43,414 40,411 36,408 33,405 30,402 28,399 25,396 22,392 19,389 17,385 15,381 13,377 11,372 10,368 8,365 6,360 5,356 4,352 2,348 1,344 0,340 57,333 58,335 58,338 59,340 60,343 61,345 62,348 63,350 64,352 65,355 66,357 68,359 69,362 71,364 72,366 74,368 76,370 77,372 79,374 81,377 83,379 85,381 88,383 90,384 93,386 95,387 98,389 101,390 104,391 107,392 110,393 113,395 116,395 121,396 124,397 128,397 132,398 136,398 140,398 144,399 149,399 153,399 157,398 162,398 165,398 169,397 173,396 177,396 181,395 184,393 188,392 192,391 195,389 198,387 201,386 205,384 207,382 210,380 213,377 216,374 218,371 221,369 223,366 225,363 228,360 229,357 231,354 233,350 235,347 236,343 238,340 239,336 240,332 241,328 242,323 243,319 243,315 244,310 244,306 244,301 244,296 244,292 244,288 244,284 243,281 243,277 242,273 241,269 241,266 239,263 238,259 237,256 235,252 234,249 232,246 230,243 228,240 226,238 224,235 222,232 219,230 217,228 214,225 212,223 209,221 206,219 203,217 200,215 196,214 193,212 190,211 186,209 183,208 179,207 175,207 171,205 167,205 163,204 159,204 154,204 150,204 147,204 145,204 142,204 139,204 136,204 134,205 132,205 129,205 127,206 124,207 122,207 120,208 116,208 114,209 112,209 110,210 108,211 106,211 103,213 101,213 99,214 97,215 95,216 94,217 92,218 90,219 88,220 86,221 85,222 83,223 82,225 80,226 78,227 77,228 75,229 74,231 72,232 71,233 69,234 68,235 13,235 28,0 277,0 277,48 79,48 70,186 73,184 77,182 80,180 83,178 87,175 91,174 95,172 99,170 103,168 107,167 112,165 118,164 123,162 128,161 133,160 138,160 144,159 150,159 156,159 162,158 168,159 174,159 181,159 187,160 192,161 198,162 204,163 210,165 215,166 220,168 225,170 230,173 235,175 240,178 244,180 249,183 253,186 257,190 261,193 265,197 268,200 271,204 275,208 278,212 281,216 283,221 286,225 288,230 291,235 293,240 295,245 296,250 298,255 299,261 300,266 301,271 302,277 302,283 302,289">
          <text:p/>
        </draw:polygon>
        <draw:polygon draw:style-name="gr7" draw:text-style-name="P7" draw:layer="layout" svg:width="0.274cm" svg:height="0.437cm" svg:x="1.033cm" svg:y="12.466cm" svg:viewBox="0 0 275 438" draw:points="0,438 0,389 111,389 111,53 12,124 12,71 116,0 167,0 167,389 275,389 275,438">
          <text:p/>
        </draw:polygon>
        <draw:polygon draw:style-name="gr7" draw:text-style-name="P7" draw:layer="layout" svg:width="0.061cm" svg:height="0.068cm" svg:x="1.395cm" svg:y="12.835cm" svg:viewBox="0 0 62 69" draw:points="0,69 0,0 62,0 62,69">
          <text:p/>
        </draw:polygon>
        <draw:path draw:style-name="gr7" draw:text-style-name="P7" draw:layer="layout" svg:width="0.303cm" svg:height="0.449cm" svg:x="1.539cm" svg:y="12.46cm" svg:viewBox="0 0 304 450" svg:d="M304 224v13 12l-1 11-1 12-1 10-1 11-2 10-1 9-2 10-3 9-2 9-3 8-3 8-3 7-3 7-3 7-4 6-3 6-4 6-4 6-4 5-5 5-4 4-5 4-5 5-5 3-4 3-6 3-5 3-6 3-5 2-6 2-6 1-6 2-5 1-6 1-7 1-6 1h-6-6-6-7l-6-1-7-1-6-1-6-1-6-2-5-1-6-2-6-2-5-3-6-3-4-3-6-3-4-3-5-5-5-4-4-4-5-5-4-5-4-6-3-5-4-7-3-6-4-7-3-7-3-7-3-8-2-8-3-9-2-9-2-9-2-10-1-10-1-10-1-11-1-12-1-11v-12-13-13-12l1-12 1-12 1-11 1-11 1-10 2-10 2-9 2-9 3-8 2-9 3-7 3-8 3-7 4-7 3-6 4-6 4-6 3-5 5-5 4-5 4-4 5-4 5-4 5-3 5-3 5-3 5-3 6-2 6-2 5-2 6-1 6-2 6-1 6-1 7-1h7 6 7 6 6 6l6 1 6 1 6 1 5 2 6 1 6 2 5 2 6 2 5 3 5 3 5 3 5 3 5 4 5 4 4 4 4 5 4 5 5 5 3 6 4 6 3 6 4 7 3 7 3 8 2 7 3 9 3 8 2 9 2 9 2 10 1 10 2 11 1 11v12l1 12v12zM248 224v-10l-1-10v-9-9l-1-9-1-9v-8l-1-8-1-7-1-7-2-7-1-7-2-6-1-5-2-6-2-6-2-5-2-5-3-4-2-4-2-4-3-4-2-4-3-3-3-3-3-3-3-2-4-3-3-2-4-1-3-2-4-2-3-1-4-1-4-1-4-1-4-1h-4-5-4-5-4-5l-4 1-4 1-6 1-4 1-3 1-4 2-4 2-3 1-4 2-3 3-3 2-3 3-3 3-3 4-3 3-3 4-2 4-3 4-2 5-2 5-2 5-2 5-2 6-1 5-2 7-1 6-2 7-1 7-1 8-1 7v9l-1 8-1 9v9l-1 9v10 10 10 10l1 9v9l1 9 1 8v8l1 8 1 7 1 7 2 7 1 6 2 6 1 6 2 7 2 5 2 6 3 5 2 4 2 4 3 5 2 3 3 4 3 3 3 3 3 3 3 3 3 2 4 3 3 2 4 1 4 2 3 1 4 1 5 1 4 1 4 1h5l4 1h4 5l4-1h4l4-1 5-1 3-1 4-1 4-1 4-2 3-1 4-2 3-3 3-2 3-3 3-3 3-3 3-3 3-4 2-3 3-5 2-4 3-4 2-5 2-6 2-5 2-7 1-6 2-6 2-6 1-7 1-7 1-7 1-8 1-8 1-8 1-9v-9-9l1-10z">
          <text:p/>
        </draw:path>
        <draw:polygon draw:style-name="gr7" draw:text-style-name="P7" draw:layer="layout" svg:width="0.274cm" svg:height="0.437cm" svg:x="1.033cm" svg:y="8.695cm" svg:viewBox="0 0 275 438" draw:points="0,438 0,390 111,390 111,53 12,124 12,71 116,0 167,0 167,390 275,390 275,438">
          <text:p/>
        </draw:polygon>
        <draw:polygon draw:style-name="gr7" draw:text-style-name="P7" draw:layer="layout" svg:width="0.061cm" svg:height="0.068cm" svg:x="1.395cm" svg:y="9.064cm" svg:viewBox="0 0 62 69" draw:points="0,69 0,0 62,0 62,69">
          <text:p/>
        </draw:polygon>
        <draw:polygon draw:style-name="gr7" draw:text-style-name="P7" draw:layer="layout" svg:width="0.302cm" svg:height="0.443cm" svg:x="1.539cm" svg:y="8.695cm" svg:viewBox="0 0 303 444" draw:points="303,294 302,301 302,307 302,314 301,320 300,326 299,332 298,338 296,343 295,349 293,355 291,360 288,365 286,370 283,375 280,380 277,385 274,390 271,394 267,399 263,403 259,406 255,410 250,414 246,417 241,420 236,423 231,426 226,428 220,431 214,433 208,435 202,437 196,439 190,440 183,441 177,442 170,443 162,444 155,444 147,444 141,444 134,444 128,443 121,443 114,442 108,441 103,440 97,439 92,438 86,436 82,434 77,433 72,430 67,428 63,426 59,424 55,422 50,419 47,417 43,414 40,411 36,408 33,405 30,402 28,398 25,395 22,392 19,388 17,384 15,380 13,376 11,372 10,368 8,364 6,360 5,356 4,352 2,348 1,343 0,339 57,332 58,335 58,337 59,340 60,342 61,345 62,347 63,350 64,352 65,354 66,357 68,359 69,361 71,363 72,366 74,368 76,370 77,372 79,374 81,375 83,378 85,379 88,381 90,383 93,384 95,386 98,388 101,390 104,391 107,392 110,393 113,394 116,395 121,396 124,397 128,397 132,398 136,398 140,398 144,398 149,398 153,398 157,398 162,398 165,397 169,397 173,396 177,395 181,394 184,393 188,392 192,391 195,389 198,386 201,384 205,383 207,380 210,378 213,376 216,374 218,371 221,368 223,366 225,363 228,360 229,356 231,353 233,350 235,347 236,343 238,339 239,335 240,331 241,327 242,323 243,319 243,314 244,310 244,305 244,301 244,296 244,292 244,288 244,284 243,280 243,276 242,273 241,269 241,266 239,262 238,259 237,256 235,252 234,249 232,246 230,243 228,240 226,237 224,235 222,232 219,230 217,227 214,225 212,223 209,221 206,218 203,217 200,215 196,213 193,212 190,210 186,209 183,208 179,207 175,206 171,205 167,205 163,204 159,204 154,204 150,204 147,204 145,204 142,204 139,204 136,204 134,204 132,205 129,205 127,205 124,206 122,206 120,207 116,208 114,208 112,209 110,210 108,210 106,211 103,212 101,213 99,214 97,215 95,216 94,217 92,218 90,218 88,220 86,221 85,222 83,223 82,224 80,226 78,227 77,228 75,229 74,230 72,231 71,233 69,234 68,235 13,235 28,0 277,0 277,47 79,47 70,186 73,184 77,181 80,179 83,177 87,175 91,173 95,172 99,170 103,168 107,166 112,165 118,163 123,162 128,161 133,160 138,159 144,159 150,159 156,158 162,158 168,158 174,159 181,159 187,160 192,161 198,162 204,163 210,165 215,166 220,168 225,170 230,172 235,175 240,177 244,180 249,183 253,186 257,189 261,193 265,196 268,200 271,204 275,208 278,212 281,216 283,220 286,225 288,229 291,234 293,239 295,244 296,250 298,255 299,260 300,266 301,271 302,277 302,283 302,288">
          <text:p/>
        </draw:polygon>
        <draw:polygon draw:style-name="gr7" draw:text-style-name="P7" draw:layer="layout" svg:width="0.289cm" svg:height="0.444cm" svg:x="1.017cm" svg:y="4.917cm" svg:viewBox="0 0 290 445" draw:points="0,445 0,405 3,398 6,391 9,384 13,378 17,371 21,365 25,359 29,353 33,347 38,341 43,336 47,330 52,325 57,320 61,315 66,310 71,305 76,300 81,296 86,291 91,287 96,282 101,278 106,274 111,269 116,265 121,261 126,257 130,253 135,249 140,245 145,241 150,238 154,234 159,230 164,226 168,222 172,219 176,215 180,211 184,207 188,203 191,199 195,195 198,191 201,187 204,183 207,179 209,174 212,170 214,165 217,161 218,157 220,152 221,147 223,142 223,137 224,132 224,127 225,122 224,118 224,115 224,111 224,107 223,104 223,101 222,98 221,95 220,92 219,89 218,86 217,84 215,81 214,79 212,76 211,74 209,71 207,69 205,67 203,65 201,63 199,62 196,60 194,58 191,57 189,56 186,54 183,53 180,52 177,51 175,50 171,49 168,49 165,48 162,47 159,47 155,46 152,46 148,46 145,46 141,46 138,46 135,46 132,47 129,47 126,48 122,48 119,49 116,50 113,51 110,52 108,53 105,54 102,55 99,57 97,58 94,59 92,61 90,63 87,65 85,67 83,69 81,71 79,73 77,75 75,77 73,80 72,82 70,85 68,88 67,91 66,94 64,97 63,100 62,103 61,106 61,109 60,113 60,116 59,120 2,115 2,110 3,105 4,101 5,96 7,92 8,87 9,83 11,79 13,74 15,70 17,66 19,62 22,58 24,55 27,51 30,47 33,44 36,40 40,37 43,34 47,31 51,28 55,25 59,22 63,20 67,18 72,15 76,13 81,11 86,9 91,8 97,6 102,4 108,3 114,2 120,2 126,1 132,1 138,0 145,0 151,0 158,1 164,1 170,1 176,2 181,3 187,4 192,5 198,7 203,8 208,9 213,12 217,13 222,15 226,18 230,20 235,22 238,25 242,28 245,31 249,34 253,37 255,41 258,44 261,48 264,52 266,56 268,60 270,64 273,68 274,73 276,77 277,82 279,87 280,92 280,98 281,103 281,109 282,114 282,120 282,124 281,129 281,133 281,137 280,141 279,146 278,150 277,154 275,158 274,162 272,166 270,170 269,173 267,177 264,182 262,186 260,190 258,193 255,197 253,201 250,204 247,208 244,211 242,215 239,218 236,222 232,225 229,228 226,232 222,235 219,239 215,242 212,245 208,249 205,252 201,255 197,258 194,262 190,265 186,268 182,271 178,275 175,278 171,281 167,284 163,287 159,290 155,293 152,296 148,300 144,303 140,306 136,309 133,312 129,315 126,318 122,322 118,325 115,328 112,331 108,334 105,337 102,341 99,344 96,347 93,350 90,354 87,357 84,360 81,363 79,367 76,370 74,373 72,377 70,380 68,383 66,387 64,390 62,394 61,397 290,397 290,445">
          <text:p/>
        </draw:polygon>
        <draw:polygon draw:style-name="gr7" draw:text-style-name="P7" draw:layer="layout" svg:width="0.061cm" svg:height="0.068cm" svg:x="1.395cm" svg:y="5.293cm" svg:viewBox="0 0 62 69" draw:points="0,69 0,0 62,0 62,69">
          <text:p/>
        </draw:polygon>
        <draw:path draw:style-name="gr7" draw:text-style-name="P7" draw:layer="layout" svg:width="0.303cm" svg:height="0.45cm" svg:x="1.539cm" svg:y="4.917cm" svg:viewBox="0 0 304 451" svg:d="M304 225v12 13l-1 12-1 11-1 11-1 10-2 10-1 10-2 9-3 9-2 9-3 7-3 8-3 8-3 7-3 7-4 6-3 6-4 6-4 6-4 5-5 5-4 4-5 4-5 4-5 4-4 3-6 3-5 3-6 2-5 2-6 3-6 1-6 2-5 1-6 1-7 1h-6l-6 1h-6-6l-7-1h-6l-7-1-6-1-6-1-6-2-5-1-6-3-6-2-5-2-6-3-4-3-6-3-4-4-5-4-5-4-4-4-5-5-4-5-4-6-3-6-4-6-3-6-4-7-3-7-3-8-3-7-2-8-3-9-2-8-2-10-2-9-1-10-1-11-1-11-1-11-1-11v-14-12-13-12l1-12 1-12 1-11 1-11 1-10 2-10 2-9 2-9 3-9 2-8 3-8 3-7 3-7 4-7 3-6 4-6 4-6 3-5 5-5 4-5 4-4 5-5 5-3 5-4 5-3 5-3 5-2 6-2 6-2 5-2 6-1 6-2 6-1 6-1 7-1h7l6-1h7 6l6 1h6l6 1 6 1 6 1 5 2 6 1 6 2 5 2 6 2 5 2 5 3 5 3 5 4 5 3 5 5 4 4 4 5 4 5 5 5 3 6 4 6 3 6 4 7 3 7 3 7 2 8 3 8 3 9 2 9 2 9 2 10 1 10 2 11 1 11v12l1 12v12zM248 225v-10l-1-10v-10-9l-1-9-1-8v-8l-1-8-1-7-1-7-2-7-1-7-2-6-1-6-2-6-2-5-2-5-2-5-3-5-2-4-2-4-3-4-2-3-3-3-3-4-3-2-3-3-4-2-3-2-4-2-3-2-4-1-3-1-4-1-4-2h-4l-4-1h-4l-5-1h-4-5l-4 1h-5l-4 1h-4l-6 2-4 1-3 1-4 1-4 2-3 2-4 2-3 3-3 2-3 3-3 3-3 3-3 4-3 4-2 3-3 5-2 4-2 5-2 5-2 5-2 6-1 6-2 6-1 7-2 7-1 7-1 7-1 8v8l-1 9-1 8v9l-1 10v10 10 10 9l1 11v9l1 8 1 9v7l1 8 1 8 1 7 2 6 1 7 2 6 1 6 2 6 2 5 2 5 3 5 2 5 2 4 3 4 2 4 3 4 3 3 3 3 3 3 3 3 3 2 4 2 3 2 4 2 4 2 3 1 4 1 5 1 4 1h4l5 1h4 4 5 4l4-1h4l5-1 3-1 4-1 4-1 4-2 3-2 4-2 3-2 3-2 3-3 3-3 3-3 3-3 3-4 2-4 3-4 2-4 3-5 2-5 2-5 2-5 2-6 1-6 2-6 2-7 1-6 1-7 1-8 1-8 1-7 1-9 1-8v-9-11l1-9z">
          <text:p/>
        </draw:path>
        <draw:polygon draw:style-name="gr7" draw:text-style-name="P7" draw:layer="layout" svg:width="0.289cm" svg:height="0.443cm" svg:x="1.017cm" svg:y="1.146cm" svg:viewBox="0 0 290 444" draw:points="0,444 0,404 3,397 6,390 9,383 13,376 17,370 21,364 25,357 29,351 33,346 38,340 43,334 47,329 52,324 57,319 61,314 66,309 71,304 76,299 81,295 86,290 91,285 96,281 101,277 106,272 111,268 116,264 121,260 126,256 130,252 135,248 140,244 145,240 150,236 154,233 159,229 164,225 168,221 172,217 176,213 180,210 184,206 188,202 191,198 195,194 198,190 201,186 204,182 207,178 209,174 212,169 214,165 217,161 218,156 220,152 221,147 223,142 223,137 224,132 224,127 225,122 224,118 224,114 224,111 224,107 223,104 223,101 222,98 221,95 220,92 219,89 218,86 217,84 215,81 214,78 212,76 211,73 209,71 207,69 205,67 203,65 201,63 199,61 196,60 194,58 191,57 189,55 186,54 183,53 180,52 177,51 175,50 171,49 168,48 165,48 162,47 159,47 155,46 152,46 148,46 145,46 141,46 138,46 135,46 132,47 129,47 126,48 122,48 119,49 116,50 113,50 110,52 108,53 105,54 102,55 99,56 97,58 94,59 92,61 90,63 87,65 85,66 83,68 81,71 79,73 77,75 75,77 73,80 72,82 70,85 68,88 67,91 66,94 64,96 63,100 62,103 61,106 61,109 60,113 60,116 59,120 2,114 2,110 3,105 4,101 5,96 7,91 8,87 9,83 11,78 13,74 15,70 17,66 19,62 22,58 24,54 27,50 30,47 33,43 36,40 40,37 43,34 47,31 51,28 55,25 59,22 63,20 67,17 72,15 76,13 81,11 86,9 91,7 97,6 102,4 108,3 114,2 120,1 126,1 132,0 138,0 145,0 151,0 158,0 164,1 170,1 176,2 181,3 187,4 192,5 198,6 203,8 208,10 213,11 217,13 222,15 226,17 230,20 235,22 238,25 242,28 245,31 249,34 253,37 255,41 258,44 261,48 264,52 266,55 268,60 270,64 273,68 274,73 276,77 277,82 279,87 280,92 280,97 281,103 281,108 282,114 282,120 282,124 281,128 281,133 281,137 280,141 279,145 278,150 277,153 275,158 274,162 272,165 270,169 269,173 267,177 264,181 262,185 260,188 258,192 255,196 253,199 250,203 247,206 244,210 242,213 239,217 236,221 232,224 229,227 226,231 222,234 219,237 215,241 212,244 208,247 205,251 201,254 197,257 194,260 190,264 186,267 182,270 178,273 175,277 171,280 167,283 163,286 159,289 155,292 152,295 148,298 144,302 140,305 136,308 133,311 129,314 126,317 122,320 118,324 115,327 112,330 108,333 105,336 102,339 99,343 96,346 93,349 90,352 87,356 84,359 81,362 79,366 76,369 74,372 72,375 70,379 68,382 66,386 64,389 62,392 61,396 290,396 290,444">
          <text:p/>
        </draw:polygon>
        <draw:polygon draw:style-name="gr7" draw:text-style-name="P7" draw:layer="layout" svg:width="0.061cm" svg:height="0.068cm" svg:x="1.395cm" svg:y="1.521cm" svg:viewBox="0 0 62 69" draw:points="0,69 0,0 62,0 62,69">
          <text:p/>
        </draw:polygon>
        <draw:polygon draw:style-name="gr7" draw:text-style-name="P7" draw:layer="layout" svg:width="0.302cm" svg:height="0.443cm" svg:x="1.539cm" svg:y="1.152cm" svg:viewBox="0 0 303 444" draw:points="303,295 302,302 302,308 302,314 301,320 300,327 299,333 298,338 296,344 295,350 293,355 291,361 288,366 286,371 283,376 280,381 277,385 274,390 271,394 267,398 263,404 259,407 255,411 250,414 246,418 241,421 236,424 231,426 226,429 220,431 214,434 208,436 202,438 196,439 190,441 183,442 177,443 170,444 162,444 155,444 147,444 141,444 134,444 128,444 121,443 114,443 108,442 103,441 97,440 92,438 86,437 82,435 77,433 72,431 67,429 63,427 59,425 55,422 50,420 47,417 43,414 40,412 36,408 33,406 30,402 28,398 25,395 22,391 19,388 17,384 15,380 13,376 11,373 10,369 8,365 6,361 5,357 4,352 2,348 1,344 0,340 57,333 58,336 58,338 59,340 60,343 61,345 62,348 63,350 64,353 65,355 66,357 68,360 69,362 71,364 72,366 74,368 76,370 77,373 79,374 81,376 83,378 85,380 88,382 90,383 93,385 95,386 98,388 101,389 104,391 107,392 110,393 113,394 116,395 121,395 124,396 128,397 132,397 136,398 140,398 144,398 149,398 153,398 157,398 162,398 165,397 169,397 173,396 177,395 181,394 184,393 188,392 192,390 195,388 198,387 201,385 205,383 207,381 210,379 213,377 216,374 218,372 221,369 223,366 225,363 228,360 229,357 231,354 233,351 235,347 236,344 238,340 239,336 240,332 241,328 242,324 243,319 243,315 244,310 244,306 244,301 244,296 244,292 244,288 244,285 243,281 243,277 242,273 241,270 241,266 239,263 238,259 237,256 235,253 234,250 232,247 230,244 228,241 226,238 224,235 222,233 219,230 217,228 214,225 212,223 209,221 206,219 203,217 200,216 196,214 193,212 190,211 186,210 183,209 179,207 175,207 171,206 167,205 163,205 159,205 154,204 150,204 147,204 145,204 142,205 139,205 136,205 134,205 132,205 129,206 127,206 124,207 122,207 120,208 116,209 114,209 112,210 110,210 108,211 106,212 103,213 101,213 99,215 97,215 95,216 94,217 92,218 90,219 88,221 86,222 85,223 83,224 82,225 80,226 78,227 77,228 75,230 74,231 72,232 71,233 69,234 68,236 13,236 28,0 277,0 277,48 79,48 70,187 73,184 77,182 80,180 83,178 87,176 91,174 95,172 99,170 103,169 107,167 112,165 118,164 123,163 128,162 133,161 138,160 144,159 150,159 156,159 162,159 168,159 174,159 181,159 187,160 192,161 198,162 204,163 210,165 215,167 220,169 225,171 230,173 235,175 240,178 244,181 249,183 253,187 257,190 261,193 265,197 268,200 271,204 275,208 278,212 281,217 283,221 286,225 288,230 291,235 293,240 295,245 296,250 298,255 299,261 300,266 301,272 302,278 302,283 302,289">
          <text:p/>
        </draw:polygon>
        <draw:line draw:style-name="gr8" draw:text-style-name="P6" draw:layer="layout" svg:x1="1.944cm" svg:y1="20.227cm" svg:x2="2.041cm" svg:y2="20.227cm">
          <text:p/>
        </draw:line>
        <draw:line draw:style-name="gr8" draw:text-style-name="P6" draw:layer="layout" svg:x1="1.944cm" svg:y1="16.456cm" svg:x2="2.041cm" svg:y2="16.456cm">
          <text:p/>
        </draw:line>
        <draw:line draw:style-name="gr8" draw:text-style-name="P6" draw:layer="layout" svg:x1="1.944cm" svg:y1="12.684cm" svg:x2="2.041cm" svg:y2="12.684cm">
          <text:p/>
        </draw:line>
        <draw:line draw:style-name="gr8" draw:text-style-name="P6" draw:layer="layout" svg:x1="1.944cm" svg:y1="8.913cm" svg:x2="2.041cm" svg:y2="8.913cm">
          <text:p/>
        </draw:line>
        <draw:line draw:style-name="gr8" draw:text-style-name="P6" draw:layer="layout" svg:x1="1.944cm" svg:y1="5.142cm" svg:x2="2.041cm" svg:y2="5.142cm">
          <text:p/>
        </draw:line>
        <draw:line draw:style-name="gr8" draw:text-style-name="P6" draw:layer="layout" svg:x1="1.944cm" svg:y1="1.371cm" svg:x2="2.041cm" svg:y2="1.371cm">
          <text:p/>
        </draw:line>
        <draw:line draw:style-name="gr8" draw:text-style-name="P6" draw:layer="layout" svg:x1="10.588cm" svg:y1="21.229cm" svg:x2="10.588cm" svg:y2="21.132cm">
          <text:p/>
        </draw:line>
        <draw:line draw:style-name="gr8" draw:text-style-name="P6" draw:layer="layout" svg:x1="24.834cm" svg:y1="21.229cm" svg:x2="24.834cm" svg:y2="21.132cm">
          <text:p/>
        </draw:line>
        <draw:path draw:style-name="gr7" draw:text-style-name="P7" draw:layer="layout" svg:width="0.304cm" svg:height="0.449cm" svg:x="10.172cm" svg:y="21.3cm" svg:viewBox="0 0 305 450" svg:d="M305 225v13l-1 12v11l-1 12-1 10-2 11-1 10-2 9-2 9-2 9-3 9-2 8-3 7-4 8-4 7-3 7-3 6-4 6-4 6-4 6-4 5-4 4-5 5-4 4-5 4-5 4-5 3-6 3-5 3-5 2-6 3-6 2-5 1-6 2-6 1-6 1-6 1-6 1h-6-7-6-7l-6-1-6-1-6-1-5-1-6-2-6-1-6-2-5-3-6-2-5-3-5-3-5-3-5-4-5-4-5-4-4-5-4-4-4-5-4-6-4-5-4-7-3-6-3-7-4-7-3-7-2-8-3-8-3-9-2-8-1-10-2-9-2-10-1-11-1-10-1-12v-11l-1-12v-13-13l1-12v-13l1-11 1-11 1-11 2-10 2-10 1-9 2-9 3-9 3-8 3-7 2-8 4-7 3-7 3-6 4-6 4-6 4-5 4-5 4-5 5-4 4-4 5-5 5-3 5-3 5-3 6-3 5-2 6-2 6-2 6-2 5-1 6-1 7-1 6-1h6 7 6 6 6 6l6 1 6 1 6 1 6 1 6 2 5 2 6 2 5 2 5 3 5 3 6 3 4 3 5 5 5 4 4 4 5 5 3 5 5 5 4 6 3 6 4 6 3 7 3 7 4 8 3 7 2 8 3 9 2 9 2 9 2 10 1 10 2 11 1 11 1 11v13l1 12zM247 225v-10-10l-1-9v-10l-1-8v-9l-1-8-1-8-1-7-1-7-2-7-1-7-1-6-2-6-2-6-2-5-2-5-2-5-2-4-3-5-2-3-2-4-3-4-3-3-3-3-3-3-3-3-3-2-4-2-3-2-4-1-4-2-3-1-4-1-4-1-4-1-4-1h-4-4-5-5-4-5l-4 1-4 1-4 1-4 1-4 1-4 2-4 1-3 2-3 2-4 2-3 3-3 3-3 3-3 3-3 4-3 4-2 4-2 4-3 5-2 4-2 5-2 6-1 5-2 6-2 7-1 6-1 7-1 7-1 7-2 8v8l-1 9v8l-1 10v9 10 10 10 10 9l1 9v8l1 9v8l2 7 1 8 1 7 1 7 1 6 2 6 2 6 2 6 2 5 2 6 2 4 2 5 2 4 3 5 3 3 2 4 3 3 3 3 3 3 3 3 4 2 3 3 3 1 4 2 4 1 4 2 3 1 4 1 4 1 4 1h5 4 5 4 4 5l4-1 4-1 4-1 3-1 4-2 4-1 3-2 4-1 3-3 4-2 3-3 3-3 2-3 3-3 3-4 3-3 2-5 3-4 2-5 2-4 2-6 2-5 2-6 2-6 1-6 2-6 1-7 2-7 1-8 1-7v-8l1-9 1-8v-9l1-9v-10z">
          <text:p/>
        </draw:path>
        <draw:polygon draw:style-name="gr7" draw:text-style-name="P7" draw:layer="layout" svg:width="0.444cm" svg:height="0.342cm" svg:x="10.543cm" svg:y="21.401cm" svg:viewBox="0 0 445 343" draw:points="196,343 196,129 195,124 195,120 195,115 195,111 195,107 194,102 194,99 194,95 193,91 193,88 192,85 191,82 190,79 189,76 188,73 187,71 186,68 185,66 183,64 182,62 181,60 179,58 177,56 176,54 174,53 172,52 170,51 168,50 165,48 163,47 160,47 158,46 156,45 153,45 150,44 147,44 144,44 141,44 138,43 134,43 131,43 127,44 124,44 121,44 117,45 114,46 111,47 108,48 105,49 102,50 99,52 97,53 94,55 91,57 89,59 87,61 84,63 82,65 80,68 78,70 76,73 74,76 72,79 71,82 69,85 67,88 66,92 65,95 63,99 62,103 61,107 60,111 60,115 59,119 58,124 58,128 57,133 57,138 57,142 57,147 57,343 1,343 1,78 1,76 1,73 1,71 1,69 1,67 1,65 1,63 1,60 1,58 1,56 1,53 1,51 1,49 1,47 1,45 1,42 1,40 1,38 1,36 1,34 1,32 1,30 1,28 1,26 1,24 1,22 0,21 0,19 0,17 0,16 0,15 0,13 0,12 0,11 0,10 0,9 0,8 0,7 0,6 52,6 53,6 53,7 53,8 53,9 53,10 53,11 53,12 53,13 53,15 53,16 53,17 53,19 53,21 53,22 53,24 53,25 54,27 54,29 54,30 54,32 54,34 54,36 54,38 54,39 54,41 54,43 54,45 54,47 55,48 55,50 55,52 55,54 55,55 55,57 55,58 55,60 55,61 55,62 55,64 56,64 57,61 59,58 60,55 62,52 63,50 65,47 67,45 68,42 70,40 72,37 74,35 75,33 77,30 79,28 81,27 83,24 85,23 87,21 90,19 92,17 95,16 97,14 99,13 102,11 105,10 107,9 110,8 113,6 116,6 119,5 122,4 125,3 128,2 132,2 135,1 139,1 142,0 146,0 150,0 154,0 161,0 168,1 175,2 182,3 188,4 194,5 199,8 205,10 209,12 214,15 218,18 222,22 226,26 230,30 233,35 236,40 238,45 241,51 243,57 245,64 246,64 247,61 249,58 250,55 252,52 254,50 255,47 257,45 259,42 261,40 262,37 265,35 266,33 268,30 271,28 273,27 275,24 277,23 279,21 282,19 284,17 287,16 289,14 292,13 295,11 297,10 300,9 303,8 306,6 309,6 312,5 315,4 319,3 322,2 325,2 329,1 332,1 337,0 341,0 345,0 348,0 353,0 358,0 363,1 368,1 372,2 376,3 381,3 385,4 389,6 392,7 396,8 399,10 403,12 406,14 409,16 412,18 415,20 418,23 420,25 423,28 425,31 427,34 429,37 431,41 433,44 435,48 436,52 437,56 439,60 440,65 441,69 442,74 443,79 444,84 444,89 445,95 445,100 445,106 445,112 445,118 445,343 390,343 390,129 390,124 390,120 390,115 390,111 390,107 389,102 389,99 388,95 388,91 387,88 387,85 386,82 385,79 384,76 383,73 382,71 381,68 380,66 378,64 377,62 375,60 374,58 372,56 370,54 369,53 366,52 364,51 362,50 360,48 358,47 356,47 353,46 350,45 347,45 345,44 342,44 339,44 336,44 331,43 328,43 325,43 321,44 318,44 314,44 311,45 308,46 305,47 302,47 299,49 296,50 293,51 291,53 288,54 285,56 283,58 280,60 278,62 276,65 274,67 272,70 269,72 268,75 266,78 264,81 263,84 261,88 260,91 259,95 257,98 256,102 255,106 254,110 253,114 253,119 252,123 252,128 251,132 251,137 251,142 251,147 251,343">
          <text:p/>
        </draw:polygon>
        <draw:polygon draw:style-name="gr7" draw:text-style-name="P7" draw:layer="layout" svg:width="0.301cm" svg:height="0.443cm" svg:x="24.418cm" svg:y="21.306cm" svg:viewBox="0 0 302 444" draw:points="302,295 302,302 302,308 301,314 301,321 300,327 298,333 297,339 296,344 294,350 292,356 290,361 288,366 285,371 283,376 280,381 277,386 274,390 270,395 267,399 263,403 259,407 255,410 250,414 246,417 241,420 236,423 231,426 225,428 220,431 214,433 208,435 202,437 196,439 189,440 183,441 176,442 169,443 162,444 155,444 147,444 140,444 134,444 127,443 121,443 115,442 109,441 103,440 98,439 92,437 87,436 82,434 77,432 72,431 68,428 64,426 59,424 55,422 51,419 48,416 44,414 40,411 37,408 34,405 30,402 27,398 24,395 22,392 19,388 17,384 15,381 13,377 11,373 9,369 7,365 6,361 5,357 3,353 2,349 1,344 0,340 58,334 58,336 59,338 60,341 61,343 62,346 62,348 64,350 65,353 66,355 67,358 68,360 70,362 71,365 73,367 74,369 76,371 78,373 80,375 82,377 84,379 86,380 88,382 91,384 93,385 96,387 98,388 101,390 104,391 107,392 110,393 114,394 117,395 120,396 124,396 128,397 132,397 135,398 140,398 144,398 148,398 153,398 157,398 161,398 165,397 169,397 173,396 177,395 181,394 184,393 188,392 191,390 195,389 198,387 201,385 204,384 207,382 210,379 213,377 215,374 218,372 220,370 223,367 225,364 227,361 229,358 231,354 233,351 234,347 236,344 237,340 238,336 240,332 241,328 242,324 242,320 243,316 243,311 244,306 244,301 244,297 244,293 244,289 243,285 243,281 242,277 242,274 241,270 240,267 239,263 238,260 236,256 235,253 233,250 231,247 230,244 228,241 226,238 224,236 222,233 219,231 217,228 214,226 211,224 209,222 206,220 203,218 199,216 196,214 193,213 189,211 186,210 182,209 179,208 175,207 171,206 167,206 163,205 158,205 154,205 150,204 147,205 144,205 141,205 139,205 136,205 134,205 131,206 129,206 126,207 124,207 121,208 119,208 117,209 115,209 113,210 110,211 108,211 106,212 104,213 102,214 100,215 98,216 96,217 94,217 92,219 90,220 89,221 87,222 85,223 84,224 82,225 80,226 79,228 77,229 76,230 74,231 73,232 71,233 70,235 68,236 13,236 27,0 277,0 277,47 79,47 71,187 74,185 77,183 80,179 84,177 88,175 91,173 95,172 99,170 104,168 108,166 113,165 117,163 122,162 127,161 132,160 138,159 143,159 149,158 155,158 161,158 168,158 174,158 180,159 186,160 192,160 198,161 204,163 209,164 215,166 220,168 225,170 230,172 235,174 239,177 244,181 248,184 252,187 256,190 260,193 264,197 267,201 271,205 274,209 277,213 280,217 283,221 285,226 288,231 290,235 292,240 294,245 296,251 297,256 298,261 300,267 301,272 301,278 302,283 302,289">
          <text:p/>
        </draw:polygon>
        <draw:polygon draw:style-name="gr7" draw:text-style-name="P7" draw:layer="layout" svg:width="0.445cm" svg:height="0.342cm" svg:x="24.788cm" svg:y="21.401cm" svg:viewBox="0 0 446 343" draw:points="196,343 196,129 196,124 196,120 196,115 196,111 195,107 195,102 195,99 194,95 193,91 193,88 192,85 191,82 191,79 190,76 189,73 187,71 186,68 185,66 184,64 182,62 181,60 179,58 178,56 176,54 174,53 172,52 170,51 168,50 166,48 163,47 161,47 159,46 156,45 153,45 150,44 147,44 144,44 141,44 138,43 135,43 131,43 127,44 124,44 121,44 118,45 114,46 112,47 108,48 106,49 102,50 100,52 97,53 94,55 92,57 89,59 87,61 84,63 82,65 80,68 78,70 76,73 74,76 72,79 71,82 69,85 68,88 66,92 65,95 64,99 63,103 62,107 61,111 60,115 59,119 59,124 58,128 58,133 58,138 57,142 57,147 57,343 2,343 2,78 2,76 2,73 2,71 2,69 2,67 2,65 2,63 2,60 2,58 2,56 2,53 2,51 2,49 2,47 2,45 2,42 1,40 1,38 1,36 1,34 1,32 1,30 1,28 1,26 1,24 1,22 1,21 1,19 0,17 0,16 0,15 0,13 0,12 0,11 0,10 0,9 0,8 0,7 0,6 53,6 53,7 53,8 53,9 53,10 53,11 53,12 53,13 53,15 53,16 53,17 53,19 53,21 54,22 54,24 54,25 54,27 54,29 54,30 54,32 54,34 54,36 54,38 54,39 54,41 54,43 55,45 55,47 55,48 55,50 55,52 55,54 55,55 55,57 55,58 55,60 55,61 55,62 55,64 56,64 58,61 59,58 61,55 62,52 64,50 65,47 67,45 69,42 70,40 72,37 74,35 76,33 78,30 80,28 82,27 84,24 86,23 88,21 90,19 92,17 95,16 97,14 100,13 102,11 105,10 108,9 111,8 113,6 116,6 119,5 122,4 125,3 129,2 132,2 135,1 139,1 143,0 146,0 150,0 154,0 162,0 169,1 175,2 182,3 188,4 194,5 199,8 205,10 210,12 214,15 219,18 223,22 226,26 230,30 233,35 236,40 239,45 241,51 243,57 245,64 246,64 248,61 249,58 251,55 252,52 254,50 256,47 257,45 259,42 261,40 263,37 265,35 267,33 269,30 271,28 273,27 275,24 277,23 280,21 282,19 284,17 287,16 290,14 292,13 295,11 299,10 302,9 305,8 307,6 311,6 313,5 317,4 320,3 323,2 327,2 330,1 334,1 337,0 341,0 345,0 349,0 354,0 359,0 363,1 368,1 373,2 377,3 381,3 385,4 389,6 393,7 396,8 400,10 403,12 406,14 409,16 412,18 415,20 418,23 421,25 423,28 425,31 427,34 429,37 432,41 433,44 435,48 436,52 438,56 439,60 440,65 441,69 442,74 443,79 444,84 445,89 445,95 445,100 446,106 446,112 446,118 446,343 391,343 391,129 391,124 391,120 391,115 390,111 390,107 390,102 389,99 389,95 388,91 388,88 387,85 386,82 385,79 385,76 384,73 382,71 381,68 380,66 379,64 377,62 375,60 374,58 372,56 370,54 369,53 367,52 365,51 363,50 361,48 358,47 356,47 353,46 351,45 348,45 345,44 342,44 339,44 336,44 333,43 329,43 326,43 323,44 319,44 316,44 313,45 309,46 306,47 303,47 300,49 296,50 294,51 291,53 288,54 286,56 283,58 281,60 278,62 276,65 274,67 272,70 270,72 268,75 266,78 265,81 263,84 262,88 260,91 259,95 258,98 256,102 256,106 254,110 254,114 253,119 252,123 252,128 252,132 251,137 251,142 251,147 251,343">
          <text:p/>
        </draw:polygon>
        <draw:path draw:style-name="gr3" draw:text-style-name="P3" draw:layer="layout" svg:width="0.476cm" svg:height="0.534cm" svg:x="16.145cm" svg:y="21.971cm" svg:viewBox="0 0 477 535" svg:d="M477 264v13 13l-1 13-2 12-2 12-2 11-3 12-2 11-4 10-4 11-4 10-4 9-5 9-5 9-5 9-6 8-6 8-6 8-7 7-7 7-7 7-7 6-8 6-8 6-8 5-8 5-9 5-9 4-9 4-9 4-10 3-9 3-10 2-11 3-10 2-10 1-10 2-12 1h-11-11-216v-535h194 12l12 1 12 1 12 1 12 1 12 2 11 2 11 2 10 3 11 3 10 3 10 3 10 5 9 4 9 4 9 5 8 6 8 5 9 6 7 6 7 7 7 7 7 8 6 7 6 8 6 9 5 8 5 9 5 10 5 9 3 10 4 11 3 11 3 11 2 13 2 12 2 12 1 13v13zM365 264v-9l-1-9v-8l-1-9-1-8-2-8-2-8-1-7-3-8-2-7-3-6-3-7-2-6-4-5-3-6-4-5-3-6-5-4-4-5-4-4-5-5-5-3-5-4-5-4-5-3-6-3-6-3-6-3-6-2-6-2-6-2-7-2-7-1-7-2-7-1-7-1-7-1h-8-7-8-79v362h95 7l6-1h7l6-1 6-1 8-1 6-2 6-2 5-2 6-2 6-3 5-2 5-3 6-3 5-4 5-3 5-4 4-4 4-4 5-5 4-5 4-5 4-5 3-5 4-6 3-6 3-6 3-6 2-7 3-7 2-7 2-7 2-7 2-8 1-8 1-8 1-9v-8l1-9z">
          <text:p/>
        </draw:path>
        <draw:path draw:style-name="gr3" draw:text-style-name="P3" draw:layer="layout" svg:width="0.107cm" svg:height="0.562cm" svg:x="16.708cm" svg:y="21.943cm" svg:viewBox="0 0 108 563" svg:d="M0 78v-78h108v78zM0 563v-411h108v411z">
          <text:p/>
        </draw:path>
        <draw:polygon draw:style-name="gr3" draw:text-style-name="P3" draw:layer="layout" svg:width="0.372cm" svg:height="0.426cm" svg:x="16.897cm" svg:y="22.087cm" svg:viewBox="0 0 373 427" draw:points="373,299 373,305 373,311 372,317 371,322 370,328 369,333 367,338 365,343 363,348 361,352 358,357 355,361 353,366 349,370 346,374 342,378 338,382 334,386 330,389 325,393 320,396 316,399 310,402 305,404 299,407 293,409 287,412 281,414 274,416 268,418 261,420 253,421 246,422 239,424 231,425 223,425 215,426 207,426 198,427 190,427 182,427 175,426 167,426 160,426 153,425 146,425 139,424 132,423 126,422 119,421 113,420 107,419 101,417 95,415 90,414 84,412 79,409 74,407 69,405 64,402 59,400 55,397 51,394 47,391 42,387 39,384 35,380 32,376 27,372 24,369 21,364 18,360 15,355 12,350 10,345 8,340 5,334 3,329 2,323 0,317 94,303 95,306 96,309 98,312 99,315 100,318 101,321 102,323 104,326 105,328 107,330 108,333 110,335 112,336 114,338 116,340 118,341 120,343 122,344 124,346 127,347 129,348 131,349 134,350 137,351 139,352 142,352 145,353 148,353 151,354 154,354 157,355 160,355 164,355 167,355 171,356 174,356 178,356 182,356 186,356 190,356 193,356 197,356 201,356 204,356 208,356 211,355 214,355 217,355 221,355 224,354 227,354 230,353 233,353 236,352 239,351 241,351 244,350 246,349 249,348 251,347 253,346 256,345 258,343 259,342 261,341 263,339 265,338 266,336 268,335 269,333 270,331 271,329 272,327 273,324 274,322 275,320 275,317 275,315 276,312 276,309 276,306 275,303 275,300 274,298 273,295 272,293 271,290 270,288 268,286 266,284 264,282 262,281 260,279 258,277 255,276 253,274 250,273 247,271 244,270 241,269 238,268 234,267 231,266 227,264 223,263 220,262 215,262 211,261 207,260 203,259 198,258 194,257 190,256 185,255 180,254 176,253 171,252 166,251 161,250 156,249 151,248 146,246 141,245 136,244 131,242 126,241 121,239 116,238 111,237 106,235 101,233 96,232 91,230 87,228 82,225 78,223 74,220 69,218 65,215 61,212 57,209 53,207 50,203 47,200 43,197 40,193 37,190 34,186 32,182 28,178 26,173 24,169 22,164 21,159 19,154 18,148 17,143 17,137 16,131 16,124 16,119 16,113 17,108 18,102 19,97 20,92 22,87 23,82 25,77 27,73 31,68 33,63 36,59 39,55 42,51 46,48 50,44 53,40 58,37 62,33 66,30 71,27 76,24 81,22 86,19 92,17 98,15 104,13 110,11 116,9 123,7 130,6 136,5 144,3 151,2 159,2 166,1 174,1 183,0 191,0 197,0 204,0 210,1 217,1 223,2 229,2 235,3 241,4 247,5 253,7 258,8 264,9 270,11 275,13 280,14 285,16 290,19 295,21 300,24 304,26 309,29 313,32 317,35 322,38 325,42 329,45 332,49 336,52 339,56 342,60 345,65 348,69 351,74 353,79 355,84 358,88 359,94 361,99 362,105 364,111 270,121 269,118 268,115 268,112 267,110 266,107 265,105 264,103 263,100 261,98 260,97 259,94 257,93 256,91 254,89 252,88 251,86 249,85 247,83 245,82 243,81 241,80 239,79 237,78 235,77 232,76 230,75 228,75 225,74 222,74 220,73 217,73 215,73 212,72 209,72 206,72 203,72 200,71 197,71 194,71 191,71 183,71 176,72 170,72 163,73 157,74 152,75 147,76 142,77 138,79 134,81 130,83 127,85 124,88 122,91 120,94 118,97 117,100 116,104 115,109 115,113 115,116 115,118 116,121 116,123 117,126 118,128 119,130 120,132 121,134 123,135 124,137 126,139 128,140 130,142 132,143 134,145 137,146 139,147 142,148 144,149 147,151 150,152 154,153 157,153 160,154 163,155 167,156 171,157 174,158 178,159 182,160 186,160 190,161 195,162 199,163 203,164 208,165 212,166 216,167 221,169 227,170 232,171 238,172 244,173 249,175 255,177 260,178 266,179 271,181 277,183 282,184 288,186 293,188 298,190 303,193 308,195 312,197 317,200 321,202 326,205 330,208 334,211 338,214 342,218 345,221 348,225 352,230 355,234 358,238 360,243 362,247 365,252 367,257 368,262 370,268 371,274 372,280 373,286 373,293">
          <text:p/>
        </draw:polygon>
        <draw:polygon draw:style-name="gr3" draw:text-style-name="P3" draw:layer="layout" svg:width="0.239cm" svg:height="0.513cm" svg:x="17.311cm" svg:y="21.999cm" svg:viewBox="0 0 240 514" draw:points="150,514 141,514 133,513 124,512 116,510 109,508 102,505 95,502 89,498 83,494 78,489 73,483 69,477 65,471 62,464 59,456 57,448 55,440 54,431 53,421 53,411 53,168 0,168 0,96 58,96 91,0 158,0 158,96 236,96 236,168 158,168 158,382 158,388 158,393 159,399 160,404 161,408 162,412 164,416 165,420 167,423 169,427 172,429 174,431 177,434 181,435 184,437 187,438 192,439 195,440 200,440 205,440 206,440 208,440 210,440 212,440 214,440 216,440 217,440 219,440 221,439 222,439 224,439 226,438 227,438 229,437 231,437 232,437 235,436 236,436 238,436 240,435 240,501 236,502 232,503 228,504 224,506 220,507 216,508 212,508 207,509 203,510 199,510 194,511 189,512 185,512 180,513 176,513 171,513 166,514 161,514 156,514">
          <text:p/>
        </draw:polygon>
        <draw:path draw:style-name="gr3" draw:text-style-name="P3" draw:layer="layout" svg:width="0.414cm" svg:height="0.425cm" svg:x="17.582cm" svg:y="22.088cm" svg:viewBox="0 0 415 426" svg:d="M127 426h-6l-6-1h-6l-5-1h-6l-5-1-5-1-5-1-5-2-4-1-5-2-4-2-5-2-4-2-4-2-4-3-4-3-3-2-4-3-3-3-3-3-3-4-3-3-3-4-2-4-3-4-2-4-2-4-2-5-2-4-2-5-1-5-1-5-2-5-1-5v-5l-1-6v-5l-1-6v-6l1-7v-7-7l1-6 1-6 2-6 2-6 1-6 3-5 2-5 2-5 3-4 3-5 4-5 3-4 4-4 3-4 4-4 4-3 5-3 4-3 5-3 5-2 5-3 5-2 5-3 5-2 6-1 5-2 6-1 6-2 6-1 6-1 6-1 7-1 6-1h6l7-1h7 6l88-1v-21-5-4-4-4l-1-4v-4l-1-3v-3l-1-3-1-4-1-2v-3l-1-3-1-3-1-2-1-2-2-3-1-2-2-2-1-2-2-2-1-1-2-2-2-2-2-1-1-1-2-2-3-1-2-1h-2l-2-1-2-1h-3l-2-1-3-1h-2-3-3l-2-1h-4-2l-2 1h-3-2-3-2l-2 1h-3l-2 1h-2l-2 1h-2l-2 1-2 1-2 1-1 1-2 1-2 1-1 1-2 2-2 1-1 1-1 2-2 1-1 2-1 2-1 2-1 2-1 2-2 2-1 3v2l-1 2-1 3v3l-1 3v3l-1 3-1 3v4l-111-6 1-5 1-5 2-6 1-4 1-5 2-5 2-5 2-5 2-4 3-5 2-4 3-5 3-4 3-4 3-4 4-3 3-4 4-3 4-4 4-4 4-3 5-3 5-2 5-3 5-3 5-2 6-3 6-2 6-1 6-2 6-2 7-2 6-1 7-1 8-1 7-1 8-1h8 8 8 8 7 7l7 1 7 1 7 1 7 1 6 2 6 1 6 2 6 2 6 2 5 2 6 3 5 3 5 3 5 3 4 3 5 4 4 3 4 4 4 4 4 4 3 5 4 4 3 5 3 5 2 5 3 5 2 5 2 6 2 6 2 6 1 6 1 6 1 6 1 7 1 7v6 8 150 3 3 2 3 2 3l1 3v2 2 3 2l1 2v2l1 2v2 2l1 2 1 2v1l1 2 1 2 1 1v1l1 1 2 2 1 1 1 1 1 1 1 1 1 1h2l1 1 2 1h1l2 1h2 3 2l2 1h2 2l2-1h3 2 3 2l2-1h3 2l2-1v58h-2l-1 1h-2-2l-2 1h-1l-2 1h-2l-1 1h-2-1l-2 1h-1-2l-2 1h-1-1l-2 1h-3-1-1-2l-2 1h-1-2-2-1-2l-1 1h-2-2-2-2l-1 1h-2-3-2-2-2-2-8l-7-1-7-1-7-2-6-1-6-3-5-2-5-3-4-3-5-4-3-4-3-5-3-5-3-5-3-5-2-6-2-7-1-7-1-7-1-7h-3l-4 7-4 8-5 6-5 7-6 6-5 6-6 5-6 5-7 5-6 5-7 3-7 4-7 3-8 3-8 2-8 2-8 2-9 1h-9zM250 228l-54 1h-3l-4 1h-3-3-4l-3 1h-3-3l-4 1h-3-3l-3 1-3 1-2 1h-3l-3 1-2 1-3 1-2 1-3 2-2 1-2 2-2 1-2 2-2 2-2 2-1 2-2 2-1 2-2 3-1 2-1 3-1 3-1 3-1 3-1 4v4 4l-1 4v4 5l1 6v5l2 5 1 4 1 4 2 4 2 4 2 3 3 4 3 2 2 2 4 3 3 1 3 2 4 1 4 1 4 1h4 5 4 4 3l4-1 4-1 4-1 4-1 3-1 3-2 4-1 3-2 3-2 3-2 3-2 3-2 3-3 3-2 2-2 3-3 2-3 2-3 2-3 2-3 3-3 1-3 2-4 2-3 1-4 2-3 1-4 1-4 2-3v-4l1-4 1-4v-3l1-4v-4-4-4z">
          <text:p/>
        </draw:path>
        <draw:polygon draw:style-name="gr3" draw:text-style-name="P3" draw:layer="layout" svg:width="0.375cm" svg:height="0.418cm" svg:x="18.042cm" svg:y="22.087cm" svg:viewBox="0 0 376 419" draw:points="270,419 270,188 270,183 270,179 270,174 269,170 269,165 269,161 268,157 268,153 267,148 266,145 266,141 264,137 264,133 262,129 261,126 260,123 258,120 257,116 256,113 254,110 252,108 250,105 248,102 246,100 244,98 242,96 239,93 237,92 234,90 231,88 228,87 225,85 222,84 219,83 215,82 212,81 208,81 205,80 201,80 197,80 193,80 189,80 186,81 182,81 178,82 175,83 172,84 168,86 165,87 162,89 159,91 156,92 153,94 150,97 147,99 144,102 141,104 139,107 136,110 134,113 132,116 129,120 127,123 126,127 124,130 122,134 120,138 119,142 117,146 116,151 115,155 114,159 113,164 112,169 111,173 111,178 110,183 110,188 110,193 110,198 110,419 3,419 3,100 3,97 3,94 3,92 3,89 3,86 3,84 3,81 3,78 3,75 3,73 3,70 3,67 3,64 3,62 3,59 3,56 3,54 2,51 2,49 2,46 2,43 2,41 2,38 2,36 2,34 2,32 2,30 2,27 2,25 2,23 1,21 1,19 1,18 1,16 1,14 1,13 1,12 1,10 1,9 0,8 102,8 102,9 102,10 103,11 103,13 103,14 103,15 103,17 103,19 103,21 104,23 104,25 104,27 104,29 104,31 104,33 104,36 105,38 105,40 105,43 105,45 105,47 105,50 105,52 105,55 106,57 106,60 106,62 106,64 106,67 106,69 106,72 107,74 107,76 107,78 107,80 107,82 107,84 107,86 107,88 107,90 108,90 113,80 117,72 122,64 127,56 133,49 138,43 144,36 151,31 157,26 164,21 170,17 177,14 184,11 192,8 199,6 207,3 215,2 224,1 232,0 241,0 249,0 256,1 262,1 269,2 275,3 282,5 287,6 293,8 299,10 304,12 309,15 314,18 318,20 323,24 327,27 331,30 335,34 339,38 342,42 346,46 349,50 352,54 354,59 357,64 359,69 362,74 364,79 366,85 368,90 369,96 370,102 372,108 373,113 374,120 375,126 375,132 376,138 376,145 376,151 376,158 376,419">
          <text:p/>
        </draw:polygon>
        <draw:polygon draw:style-name="gr3" draw:text-style-name="P3" draw:layer="layout" svg:width="0.378cm" svg:height="0.425cm" svg:x="18.496cm" svg:y="22.088cm" svg:viewBox="0 0 379 426" draw:points="194,426 185,426 175,425 166,424 157,423 149,422 140,420 132,418 124,416 116,413 109,411 102,407 95,404 88,400 81,396 75,392 69,388 64,383 58,378 53,373 48,368 43,362 39,356 35,350 31,344 27,337 23,330 20,324 17,316 14,309 12,302 10,293 7,285 6,277 4,269 3,260 2,252 1,243 0,234 0,224 0,214 0,204 0,194 1,185 2,175 3,166 5,157 6,148 8,140 11,132 13,123 16,116 19,108 22,101 25,93 29,86 33,80 37,73 42,67 46,62 51,56 56,50 62,45 67,41 73,36 79,32 85,27 92,24 98,20 105,17 113,14 120,11 128,9 135,7 144,5 152,3 160,2 169,1 178,0 187,0 196,0 204,0 212,0 220,0 227,1 235,2 242,4 248,5 255,6 261,8 267,10 274,12 280,15 285,17 291,20 296,23 302,26 307,29 311,32 316,36 321,39 325,43 329,47 334,51 338,55 341,59 345,63 348,68 351,73 354,78 357,83 360,87 362,93 364,98 367,103 369,109 371,114 372,119 374,125 375,131 376,137 269,142 268,135 267,129 265,124 263,119 261,114 259,109 256,104 253,99 250,96 246,92 242,88 238,85 234,82 229,79 224,77 219,76 212,74 206,73 200,73 194,73 185,73 177,74 170,76 163,78 157,81 151,85 145,90 140,95 135,101 131,108 127,115 124,123 121,132 119,141 116,151 115,162 113,173 112,185 112,197 111,210 112,238 115,262 119,284 125,302 132,317 141,330 152,340 165,347 179,352 195,353 201,353 207,352 212,351 219,350 224,348 229,346 234,344 238,341 243,338 247,334 251,330 255,326 258,321 261,316 263,310 266,304 268,298 270,291 271,284 272,277 379,282 378,287 377,293 376,299 375,304 373,310 371,315 369,320 367,326 364,331 362,336 359,341 356,346 353,351 350,356 346,360 342,365 339,370 334,374 330,378 326,382 321,386 316,390 311,393 306,397 300,400 295,403 289,406 283,409 277,412 270,414 263,416 257,418 250,420 243,421 235,423 227,424 220,425 211,425 203,426">
          <text:p/>
        </draw:polygon>
        <draw:path draw:style-name="gr3" draw:text-style-name="P3" draw:layer="layout" svg:width="0.375cm" svg:height="0.425cm" svg:x="18.927cm" svg:y="22.088cm" svg:viewBox="0 0 376 426" svg:d="M192 426h-9l-8-1h-9l-8-1-8-1-8-2-8-2-7-1-8-3-7-2-7-3-6-3-7-3-7-4-6-4-6-4-5-4-6-5-5-5-5-5-5-5-5-6-4-6-4-6-4-7-4-7-3-7-4-7-3-8-3-8-2-8-2-9-2-9-2-9-1-9-1-9-2-10v-11l-1-11v-11-11l1-12 1-10 1-11 1-10 2-10 2-9 2-9 3-8 3-9 3-8 4-7 3-7 4-7 4-7 5-6 4-6 5-6 5-6 5-4 6-5 5-5 6-4 6-4 6-4 7-4 6-3 6-3 7-2 7-2 7-3 7-1 7-2 8-1 7-2 7-1h8l7-1h8 7 10 9l9 1 9 1 9 2 8 2 7 2 8 3 7 2 7 4 7 3 6 4 7 4 6 4 6 5 5 5 5 5 5 5 5 5 5 6 5 7 4 6 4 7 3 7 4 7 3 7 3 8 2 8 3 8 2 9 2 8 1 8 2 9 2 9 1 10v9l1 10 1 10v9 12 2h-264v6 5l1 5v5 5l1 4v5l1 5 1 4 1 5 1 4 1 4 1 4 1 4 2 4 1 4 2 4 1 3 3 4 1 3 2 3 3 3 2 3 2 3 3 2 3 3 3 2 3 2 3 3 3 1 3 2 4 2 3 1 4 1 4 1 4 1 4 1h4 5 4 6 5l5-1h5l5-1 4-2 5-1 4-2 4-2 3-2 4-3 3-2 3-4 3-3 2-4 3-4 2-3 2-5 2-5 2-5 101 9-1 4-2 3-1 4-2 4-2 3-2 4-2 4-2 4-3 3-2 4-3 5-3 3-2 4-3 4-3 3-5 4-3 3-4 4-4 3-4 4-4 3-5 3-4 3-5 3-5 3-5 3-6 2-5 3-6 2-6 2-6 2-7 2-6 1-7 2-8 1-7 1-8 1h-8l-8 1zM192 67h-3-3-4-3l-3 1-3 1h-3l-3 1-3 1-3 1-3 1-2 2-3 1-2 2-3 1-2 2-3 2-2 2-2 2-2 3-2 2-2 3-2 2-2 3-2 3-1 4-2 3-1 3-2 4-1 3-1 4-1 4-1 5-1 4-1 4-1 5v5l-1 5v4 6h159l-1-10-1-9-1-9-2-8-2-8-3-7-3-6-3-6-4-6-4-5-4-5-5-4-5-4-5-4-5-2-6-2-6-2-6-1-7-1z">
          <text:p/>
        </draw:path>
        <draw:polygon draw:style-name="gr3" draw:text-style-name="P3" draw:layer="layout" svg:width="0.549cm" svg:height="0.465cm" svg:x="0.185cm" svg:y="16.554cm" svg:viewBox="0 0 550 466" draw:points="389,0 396,0 403,0 410,1 417,2 424,3 430,5 437,6 443,8 449,11 455,13 461,16 467,19 472,22 478,26 483,30 488,34 492,39 497,44 502,49 506,54 510,60 514,66 518,72 521,79 525,86 528,93 531,101 534,109 537,117 539,126 541,134 543,144 545,153 546,163 548,173 549,183 549,194 550,205 550,217 550,229 550,239 550,249 550,259 549,269 548,279 547,288 546,297 544,305 543,314 541,322 539,330 537,338 534,345 532,353 529,360 526,367 523,373 520,380 516,387 513,393 509,399 505,404 501,409 497,414 492,419 488,424 483,428 478,432 472,436 467,440 461,443 455,447 450,450 443,453 437,455 431,458 424,460 418,462 411,464 404,466 386,357 389,356 393,354 396,353 400,352 403,351 406,350 409,348 412,347 416,345 418,343 421,341 424,340 427,338 430,335 432,333 435,331 437,328 440,325 442,322 444,320 446,316 448,313 450,310 452,306 454,302 455,298 457,294 458,290 460,286 461,281 462,277 463,272 464,267 465,261 465,256 466,250 466,244 466,238 466,232 467,225 466,214 466,204 465,194 464,184 462,175 460,167 458,159 456,152 453,145 449,139 446,133 442,128 437,123 433,119 427,116 422,113 416,111 409,110 403,109 395,108 391,109 387,109 383,110 379,110 375,111 372,113 368,114 365,116 362,118 359,121 357,123 354,126 351,128 349,132 346,135 344,138 342,141 340,145 338,149 336,153 334,157 333,161 331,165 329,170 328,174 326,179 325,184 324,189 322,194 321,199 320,204 319,210 318,215 316,220 315,226 314,231 313,237 312,242 310,248 309,254 308,258 307,263 306,267 305,272 304,276 303,281 302,285 301,290 300,295 298,299 297,304 296,308 295,313 294,317 292,321 291,326 289,330 288,334 286,338 285,342 283,347 282,351 280,354 278,359 276,362 274,366 272,370 270,374 268,377 266,381 264,385 261,389 259,392 256,395 254,399 251,402 248,405 245,407 242,410 239,413 236,415 232,418 229,420 225,423 221,425 217,426 213,429 209,430 205,432 201,433 197,435 192,436 187,437 182,438 177,439 172,439 167,440 162,441 156,441 150,441 142,441 135,440 127,439 120,438 113,437 107,435 100,433 94,430 87,428 81,425 75,421 70,418 65,414 60,410 55,406 51,401 46,396 42,391 39,386 35,380 31,374 28,368 25,362 22,355 19,349 16,342 14,335 12,327 10,320 8,312 7,304 5,296 4,288 3,280 2,272 1,263 1,254 0,245 0,236 0,227 0,217 0,207 1,197 1,188 2,178 3,170 4,161 5,153 7,145 8,138 10,130 12,123 14,116 16,110 18,103 21,97 24,91 27,86 30,80 33,75 36,70 40,65 43,61 48,56 52,53 56,49 60,45 65,42 70,38 75,35 80,32 85,30 92,27 97,25 103,23 109,20 115,19 121,17 128,15 135,14 149,122 143,124 136,126 130,129 125,132 119,135 114,138 109,142 105,147 101,151 97,156 94,162 91,167 88,174 85,180 83,187 82,195 80,203 80,211 79,220 79,229 79,235 79,241 79,246 80,251 80,256 81,261 82,266 83,270 83,274 84,279 85,283 86,286 88,290 89,293 91,296 93,299 94,302 96,305 97,307 99,310 101,312 103,314 104,316 107,318 108,320 110,321 113,322 115,324 117,325 120,326 122,327 124,328 126,328 129,329 131,330 134,330 136,331 139,331 141,331 144,331 147,331 151,331 155,330 158,329 162,328 165,327 168,326 171,325 174,323 176,321 179,320 181,317 183,315 186,313 188,310 190,307 192,304 194,301 196,298 198,295 199,291 201,288 202,284 204,280 205,276 207,272 208,268 210,263 211,259 212,254 213,249 214,244 215,239 217,235 218,229 219,224 220,219 221,213 223,208 224,202 225,197 226,192 227,187 228,182 229,177 230,172 231,167 232,162 234,157 235,152 236,147 237,142 239,138 240,133 241,128 243,124 244,119 246,114 247,110 249,105 250,101 252,97 254,92 256,88 258,84 259,80 261,75 264,72 266,68 268,64 270,60 273,56 275,53 278,49 281,46 284,42 286,39 290,36 293,33 296,30 300,27 303,25 307,22 310,20 314,18 318,15 322,13 326,12 331,9 335,8 340,6 345,5 350,4 355,3 360,2 365,1 371,0 377,0 383,0">
          <text:p/>
        </draw:polygon>
        <draw:path draw:style-name="gr3" draw:text-style-name="P3" draw:layer="layout" svg:width="0.579cm" svg:height="0.391cm" svg:x="0.309cm" svg:y="16.101cm" svg:viewBox="0 0 580 392" svg:d="M213 392h-9l-9-1h-9l-9-1-8-1-9-1-8-1-9-1-8-2-7-2-8-2-8-2-7-2-7-3-7-3-7-3-6-3-6-4-6-3-6-4-5-4-6-4-5-5-5-4-4-5-4-5-5-5-4-6-3-5-3-6-3-6-3-6-2-7-2-7-2-7-2-7-1-7-1-8v-8-8-8l1-8v-8l2-7 1-8 2-7 2-7 3-7 3-7 3-6 4-6 4-7 5-5 4-6 6-5 6-5 6-5 7-4 7-4 8-4h-2-2-1-2-2-2-2-1-3-1-2-3l-2-1h-2-2-2-2-2-2l-1-1h-3-1l-2-1h-2-2-2-1-2l-1-1h-2-2-1-1-1l-1-1h-2-1-1v-104h2 4l3 1h3 4 4 4 5 4l5 1h5 5 5 6 5 6 6 6 6 6 478v107h-172-2-2-2-2-2-2-2-3-2-1-3-2-1-3-1l-2-1h-2-2-2-1-3-1-2-2-2-2-2-2-2l-2-1v1l8 4 8 4 6 5 7 5 6 4 5 6 6 6 4 6 5 6 4 7 3 7 3 7 3 8 2 7 2 9 2 8 1 8 1 9v9 9 7 8l-1 7-1 7-2 7-1 7-2 6-3 6-3 6-3 6-3 5-4 6-3 5-4 5-5 5-4 4-5 5-5 4-5 4-6 4-6 3-6 4-6 3-6 3-7 2-7 3-7 2-7 3-7 2-8 2-8 1-8 2-8 1-8 1-9 1-8 1-9 1h-9l-9 1zM211 109h-8-8-7l-7 1h-8l-6 1-6 1-7 1-5 2-6 1-5 1-5 2-5 2-4 2-5 2-3 2-4 2-4 2-3 2-4 3-3 2-3 3-2 2-3 3-2 3-2 3-2 2-2 4-1 2-2 4-1 3-1 3-1 3-1 3v3l-1 4v3l-1 3v3 3 4 4l1 4v4l1 3 1 4 1 3 1 4 1 4 2 3 1 3 3 3 1 3 3 2 2 3 3 3 3 2 2 3 4 2 3 2 3 2 4 2 4 2 4 2 4 2 5 1 4 2 5 1 5 2 5 1 6 1 5 1 6 1h6l7 1 6 1h7 7 7 7 27l23-3 21-4 18-6 16-8 12-9 10-11 7-13 4-14 2-16v-3l-1-3v-3-4l-1-3-1-3-1-3-1-3-1-4-1-2-2-4-1-3-2-3-2-3-3-2-2-3-3-3-2-3-3-2-3-3-4-2-3-3-4-2-4-2-4-2-5-2-5-2-4-2-5-2-6-1-6-1-5-2-7-1-6-1-7-1h-6l-8-1h-7-8z">
          <text:p/>
        </draw:path>
        <draw:polygon draw:style-name="gr3" draw:text-style-name="P3" draw:layer="layout" svg:width="0.417cm" svg:height="0.375cm" svg:x="0.317cm" svg:y="15.626cm" svg:viewBox="0 0 418 376" draw:points="0,270 230,270 235,270 239,270 244,268 248,268 253,268 257,267 261,267 266,266 270,265 274,265 278,264 282,263 285,262 289,261 292,260 295,258 299,257 302,256 305,254 308,252 311,251 314,249 317,247 319,245 321,243 323,240 326,238 327,235 329,233 331,230 332,227 334,224 335,221 336,218 337,214 338,211 338,207 339,204 339,200 339,196 339,192 338,188 338,185 338,181 337,178 336,174 335,171 333,167 332,164 330,161 329,158 327,155 324,152 322,149 320,146 317,144 315,141 312,138 308,136 305,134 302,131 298,129 295,127 291,125 288,124 284,122 280,120 276,119 272,118 268,116 263,115 259,114 254,113 249,112 244,112 240,111 235,111 230,110 225,110 219,110 0,110 0,3 319,3 322,3 324,3 327,3 329,3 332,3 335,3 338,3 341,3 344,3 346,3 349,3 352,3 354,3 357,3 360,3 363,3 365,3 368,3 371,3 373,3 376,3 378,2 381,2 383,2 385,2 387,2 390,2 392,2 394,2 396,2 398,1 400,1 401,1 403,1 405,1 406,1 407,0 408,0 410,0 411,0 411,102 410,102 409,102 407,102 406,102 405,102 404,103 402,103 400,103 398,103 396,104 394,104 392,104 390,104 388,104 386,104 383,104 381,105 379,105 376,105 374,105 371,105 369,105 367,105 364,105 362,105 359,106 357,106 354,106 352,106 350,106 347,106 345,106 343,106 341,106 339,106 336,106 335,106 333,106 331,106 329,106 329,108 338,113 347,117 355,122 363,127 370,132 376,138 382,144 388,150 393,156 397,162 401,169 405,176 408,183 411,191 413,198 415,206 417,214 418,223 418,231 418,240 418,247 418,254 417,261 417,268 415,275 414,281 412,287 411,293 408,299 406,304 404,309 401,314 398,318 395,323 392,327 388,331 385,335 381,339 377,343 373,346 369,349 364,352 360,355 355,357 350,360 345,362 340,364 334,366 329,367 323,369 317,370 311,372 304,373 298,374 292,374 286,375 280,375 273,376 267,376 260,376 0,376">
          <text:p/>
        </draw:polygon>
        <draw:path draw:style-name="gr3" draw:text-style-name="P3" draw:layer="layout" svg:width="0.425cm" svg:height="0.413cm" svg:x="0.309cm" svg:y="15.139cm" svg:viewBox="0 0 426 414" svg:d="M426 287v6 6 5l-1 6-1 5v6l-2 5-1 5-1 4-2 5-1 5-2 5-2 4-3 5-2 4-2 3-3 4-2 4-4 3-2 4-4 3-3 3-4 3-4 3-3 2-4 2-4 3-4 2-5 2-5 2-4 1-5 2-5 1-5 1-5 1-7 1-5 1h-5-6-6-7-7l-7-1-6-1-7-1-6-1-5-2-6-2-5-2-5-2-5-3-5-3-4-3-5-3-4-3-4-4-4-4-3-3-3-5-3-4-4-4-2-5-3-5-2-6-3-5-2-5-2-5-2-6-1-6-2-5-1-6-1-6-1-7-2-6v-6l-1-6v-7l-1-6v-7-7l-2-88h-21-4l-4 1h-4-5-3l-4 1h-3l-4 1-3 1-3 1h-3l-3 1-2 1-3 1-2 1-3 2-2 1-2 1-3 1-1 2-2 2-2 1-2 2-1 2-1 1-2 2-1 2-1 2-1 3-1 2v2l-1 2-1 3-1 2v3 2l-1 3v3 2 3 3 3 2 2l1 3v2 3l1 2v2l1 2v2l1 2 1 2 1 2v2l1 2 1 1 2 2 1 1 1 2 1 1 2 2 2 1 1 2 2 1 2 1 2 1 2 1 2 2h2l2 1 3 1 2 1 3 1h3l3 1 2 1h4l3 1h3l-5 112-6-1-5-1-5-1-5-2-5-2-5-1-4-2-5-2-5-2-4-3-5-2-4-3-4-3-4-3-4-3-4-4-3-3-4-4-3-4-4-5-3-5-3-4-3-5-3-5-2-5-2-5-3-6-2-6-2-6-2-6-1-6-2-7-2-7-1-7-1-7v-7l-1-8v-8l-1-8v-8-8l1-7v-8l1-7v-7l1-6 2-7 1-6 2-6 2-6 2-6 2-6 2-6 3-5 2-5 3-5 3-5 4-5 3-4 4-4 4-4 4-4 4-4 4-3 5-4 4-3 5-3 5-2 6-3 5-2 5-2 6-2 6-2 6-1 6-1 7-1 7-1 6-1h7 7 150 2 3 3 3l2-1h3 2 3 2 2l2-1h3 3l2-1h2l2-1h1l2-1 2-1h2l1-1 2-1 1-1 1-1 1-1 1-1 2-1 1-1v-1l1-1 1-2 1-1v-2l1-1v-2l1-2v-2-2-2-2-2-3-2-3-2l-1-2v-2-3l-1-2v-2h57l1 1v2l1 2v2l1 2v1 2l1 2v1l1 2v1 2l1 1v2 1l1 2v1 2 1l1 2v1 2 2 1l1 2v1 2 2 2 1l1 2v1 2 2 2 2 2 2 3 2 8l-1 7-1 7-1 7-2 6-2 6-2 5-3 5-4 4-3 4-4 4-5 3-5 3-5 3-6 2-6 3-6 1-7 2-7 1-7 1v2l7 5 7 4 7 5 6 5 7 6 5 5 6 6 5 6 5 6 4 7 4 7 4 7 3 7 3 8 2 7 2 8 2 9 1 9v9zM228 163v55l1 3v4 3l1 3v4 3l1 3v3 3l1 3v4l1 2v3l1 3 1 3 1 2 1 3 1 3 1 2 1 2 2 3 1 2 2 2 1 2 2 1 2 2 2 2 3 2 2 1 2 2 3 1 3 1 3 1 3 1 3 1h4l3 1h4 4 4 6 6l5-1 5-1 4-1 4-1 4-2 5-2 3-2 3-3 3-3 2-3 2-3 2-3 2-4 1-4 1-3 1-4v-5-4-4-4l-1-4v-4l-1-4-1-3-1-4-1-3-2-4-2-3-1-3-2-3-2-4-2-2-3-3-2-3-3-3-3-2-3-3-2-2-3-2-3-3-3-2-3-1-4-3-3-1-4-2-3-2-4-1-3-1-4-1-4-1-4-2h-3l-4-1-4-1h-4-4l-4-1h-3z">
          <text:p/>
        </draw:path>
        <draw:polygon draw:style-name="gr3" draw:text-style-name="P3" draw:layer="layout" svg:width="0.418cm" svg:height="0.239cm" svg:x="0.309cm" svg:y="14.853cm" svg:viewBox="0 0 419 240" draw:points="419,237 104,237 101,237 99,237 96,237 93,238 90,238 87,238 85,238 82,238 79,238 76,238 73,238 70,238 67,238 64,238 62,238 59,238 56,238 53,238 51,238 48,239 45,239 43,239 40,239 38,239 35,239 33,239 30,239 28,239 26,239 24,239 21,239 20,239 18,239 16,240 14,240 13,240 11,240 10,240 9,240 8,240 8,139 9,139 10,138 11,138 13,138 14,138 16,138 18,138 19,138 21,137 24,137 26,137 28,137 31,137 33,137 35,137 38,136 40,136 43,136 45,136 48,136 51,136 53,136 56,135 58,135 61,135 64,135 67,135 69,135 72,135 74,135 77,135 79,134 82,134 84,134 86,134 88,134 90,134 92,134 94,134 95,134 95,132 91,131 87,129 82,128 78,126 74,124 70,123 66,121 63,120 59,118 56,117 52,115 49,113 45,111 42,110 39,108 36,106 33,104 31,102 28,100 26,98 23,96 21,93 19,91 16,88 15,86 13,82 11,80 9,77 8,74 7,71 5,68 4,64 3,61 2,57 1,54 1,50 0,46 0,42 0,38 0,33 0,31 0,29 0,28 0,26 0,24 1,22 1,20 1,18 1,16 2,15 2,13 2,11 3,9 3,8 3,6 4,5 4,4 4,2 5,1 6,0 94,0 94,2 94,4 93,7 93,9 92,10 92,13 92,15 91,17 91,19 91,21 90,23 90,25 90,28 89,30 89,32 89,35 89,38 89,40 89,43 89,46 89,53 90,61 92,68 94,75 97,81 100,88 105,94 110,99 115,104 121,109 128,113 135,117 143,120 152,123 161,125 171,128 181,129 193,130 204,131 216,131 419,131">
          <text:p/>
        </draw:polygon>
        <draw:path draw:style-name="gr3" draw:text-style-name="P3" draw:layer="layout" svg:width="0.425cm" svg:height="0.374cm" svg:x="0.309cm" svg:y="14.437cm" svg:viewBox="0 0 426 375" svg:d="M426 182v9 9l-1 8-1 9-1 8-1 7-2 8-2 8-2 7-3 7-2 7-3 7-4 7-3 6-4 6-4 6-5 6-4 5-5 5-5 6-6 5-6 4-6 5-6 5-7 4-6 3-9 4-7 3-7 3-8 3-9 2-8 3-9 2-9 1-9 2-10 1-10 1-10 1h-11-10-12-11l-11-1-10-1-10-2-10-1-9-3-9-2-9-2-8-3-8-3-7-4-8-4-7-4-6-4-7-4-6-6-5-5-6-5-5-5-5-5-4-6-5-6-3-6-4-6-4-6-3-6-3-7-2-7-3-7-2-6-2-8-1-7-2-7-1-7-1-8-1-7v-8l-1-7v-8-10l1-9 1-9 1-8 1-9 2-8 2-8 3-8 3-7 3-7 4-6 4-7 3-6 5-6 4-6 5-6 5-5 5-5 6-5 6-4 6-4 7-5 6-3 8-4 7-3 7-3 7-3 9-3 8-2 8-2 9-2 8-2 9-1 9-2 9-1 10-1 9-1h10 10 10 3v262h5 5 5 5l5-1h5l5-1h4l5-1 4-1 5-1 4-1 4-1 4-2 4-1 4-2 3-1 4-2 3-2 4-2 3-2 3-2 4-3 2-2 3-3 2-2 3-3 2-3 2-3 2-3 2-4 1-3 1-4 2-4 1-3 1-4v-5l1-4v-4-5-5-6l-1-5-1-5-1-4-1-5-2-4-1-4-2-4-3-4-2-3-3-4-3-2-4-3-4-3-4-2-4-3-4-2-5-1-5-2 9-100 3 1 4 1 3 2 4 2 5 2 4 2 4 2 3 2 4 3 4 2 4 2 4 3 4 3 3 3 4 3 3 3 4 4 4 4 3 3 4 4 3 5 3 4 3 4 3 5 2 5 3 6 3 5 2 6 3 6 2 6 2 6 2 6 1 7 1 7 2 7 1 8v8l1 7v9zM67 182v4l1 3v3 3l1 3v3l1 3 1 3 1 3 1 3 1 3 1 3 2 2 1 3 2 2 2 3 2 2 2 2 2 3 2 2 3 2 2 2 3 2 3 1 3 2 3 2 3 1 4 2 3 1 4 1 4 2 4 1 4 1 4 1 5 1h5l4 1h5 5l5 1v-159h-9l-9 1-9 2-8 2-8 2-7 2-7 3-6 4-6 3-5 4-5 5-4 4-3 5-4 5-2 6-3 6-2 6-1 6v7z">
          <text:p/>
        </draw:path>
        <draw:polygon draw:style-name="gr3" draw:text-style-name="P3" draw:layer="layout" svg:width="0.418cm" svg:height="0.239cm" svg:x="0.309cm" svg:y="13.904cm" svg:viewBox="0 0 419 240" draw:points="419,237 104,237 101,237 99,237 96,237 93,237 90,237 87,237 85,237 82,237 79,237 76,238 73,238 70,238 67,238 64,238 62,238 59,238 56,238 53,238 51,238 48,238 45,238 43,238 40,238 38,239 35,239 33,239 30,239 28,239 26,239 24,239 21,239 20,239 18,239 16,239 14,239 13,240 11,240 10,240 9,240 8,240 8,138 9,138 10,138 11,138 13,138 14,138 16,138 18,137 19,137 21,137 24,137 26,137 28,137 31,137 33,136 35,136 38,136 40,136 43,136 45,136 48,136 51,135 53,135 56,135 58,135 61,135 64,135 67,135 69,135 72,135 74,134 77,134 79,134 82,134 84,134 86,134 88,134 90,134 92,134 94,134 95,134 95,132 91,130 87,129 82,127 78,126 74,124 70,123 66,121 63,119 59,118 56,116 52,114 49,113 45,111 42,110 39,107 36,106 33,104 31,102 28,100 26,98 23,95 21,93 19,90 16,88 15,86 13,83 11,80 9,76 8,74 7,70 5,67 4,64 3,61 2,57 1,54 1,50 0,46 0,42 0,37 0,33 0,31 0,29 0,27 0,25 0,24 1,22 1,20 1,18 1,16 2,14 2,13 2,11 3,9 3,8 3,6 4,4 4,3 4,2 5,1 6,0 94,0 94,2 94,4 93,6 93,8 92,10 92,12 92,14 91,16 91,19 91,21 90,23 90,25 90,27 89,30 89,32 89,34 89,37 89,40 89,43 89,45 89,53 90,61 92,68 94,74 97,82 100,88 105,94 110,99 115,104 121,108 128,113 135,117 143,120 152,123 161,125 171,127 181,129 193,130 204,130 216,131 419,131">
          <text:p/>
        </draw:polygon>
        <draw:path draw:style-name="gr3" draw:text-style-name="P3" draw:layer="layout" svg:width="0.425cm" svg:height="0.414cm" svg:x="0.309cm" svg:y="13.448cm" svg:viewBox="0 0 426 415" svg:d="M212 0h10l9 1 9 1 9 1 8 1 9 1 8 2 8 2 9 2 7 3 8 2 8 3 7 4 7 3 8 4 6 4 7 4 6 5 6 5 6 5 5 5 6 6 5 6 4 6 5 6 4 7 4 7 4 7 4 7 3 8 3 8 2 8 3 9 2 8 1 9 2 9 1 10 1 9v11 10 10 9l-1 10-1 9-2 9-1 9-2 8-3 8-2 8-3 8-3 8-4 7-4 7-4 7-4 6-4 7-5 6-5 6-5 5-6 6-6 5-6 5-6 4-6 4-7 4-6 5-8 4-8 3-7 3-8 2-8 3-8 2-8 3-9 1-8 2-9 1-9 1h-9l-9 1h-10-9-9l-9-1-8-1-9-1-8-2-8-1-9-2-7-2-8-2-8-3-7-3-8-4-7-3-6-5-7-4-6-4-7-4-6-5-5-5-6-6-5-5-6-6-4-6-5-6-4-7-4-7-4-7-4-7-3-8-3-8-3-8-2-9-2-8-2-9-1-10-1-9-1-10-1-10v-11-10l1-11 1-10 1-10 1-10 2-9 2-9 2-8 3-9 3-8 3-7 4-8 4-7 4-7 4-6 5-6 4-6 6-6 5-5 6-6 5-4 6-5 6-4 7-4 6-4 7-4 7-3 7-3 8-2 8-3 7-2 8-2 8-2 9-1 8-2 9-1h8l9-1 9-1zM212 112h-14l-13 1-13 1-12 2-11 2-10 2-9 4-9 3-8 4-7 5-6 5-6 5-5 6-4 6-4 7-2 7-3 8-1 8-1 8-1 9 1 9 1 9 1 8 3 8 3 8 3 7 4 6 6 6 5 6 7 5 7 5 8 4 8 4 10 3 10 3 11 2 11 2 13 1 13 1h14 8 7l6-1h7 6l7-1 6-1 5-1 6-1 6-1 5-2 5-1 5-2 5-2 4-1 4-3 4-2 4-2 4-2 3-2 4-3 3-2 4-3 2-3 3-3 2-3 3-3 2-3 2-3 2-4 1-3 1-3 2-4 1-4 1-3v-4l1-4v-4l1-4v-4-5l-1-4v-5l-1-4v-4l-1-4-1-4-2-4-1-4-1-4-2-3-2-4-2-3-3-3-2-4-3-3-2-3-4-2-3-3-4-3-3-2-4-3-4-2-4-2-4-2-4-2-5-1-5-2-5-1-5-2-6-1-6-1-5-1-6-1-7-1h-6l-7-1h-6-7z">
          <text:p/>
        </draw:path>
        <draw:path draw:style-name="gr3" draw:text-style-name="P3" draw:layer="layout" svg:width="0.425cm" svg:height="0.414cm" svg:x="0.309cm" svg:y="12.974cm" svg:viewBox="0 0 426 415" svg:d="M212 0l10 1h9l9 1h9l8 2 9 1 8 2 8 2 9 2 7 3 8 2 8 3 7 4 7 3 8 4 6 4 7 5 6 5 6 5 6 5 5 5 6 6 5 5 4 7 5 6 4 7 4 7 4 7 4 7 3 8 3 8 2 8 3 8 2 9 1 9 2 9 1 10 1 10v10 10 10 9l-1 10-1 9-2 9-1 9-2 8-3 8-2 8-3 8-3 8-4 7-4 7-4 7-4 6-4 7-5 6-5 6-5 5-6 6-6 4-6 5-6 5-6 4-7 4-6 4-8 4-8 3-7 3-8 3-8 2-8 2-8 2-9 2-8 2-9 1-9 1h-9l-9 1h-10-9l-9-1h-9l-8-1-9-1-8-2-8-1-9-2-7-2-8-3-8-2-7-3-8-4-7-3-6-4-7-4-6-4-7-5-6-4-5-5-6-6-5-5-6-6-4-6-5-6-4-7-4-7-4-7-4-8-3-7-3-8-3-8-2-9-2-8-2-10-1-9-1-9-1-10-1-10v-10-11l1-11 1-10 1-10 1-10 2-9 2-9 2-9 3-8 3-8 3-8 4-7 4-7 4-7 4-6 5-6 4-6 6-6 5-5 6-5 5-5 6-5 6-5 7-4 6-4 7-4 7-3 7-3 8-3 8-2 7-2 8-2 8-2 9-1 8-2 9-1 8-1h9 9zM212 113h-14l-13 1-13 1-12 2-11 2-10 2-9 3-9 4-8 4-7 5-6 5-6 5-5 6-4 6-4 7-2 7-3 8-1 8-1 8-1 9 1 9 1 9 1 8 3 8 3 8 3 7 4 6 6 6 5 6 7 5 7 5 8 4 8 4 10 3 10 3 11 2 11 2 13 1 13 1h14 8 7 6l7-1h6l7-1 6-1 5-1 6-1 6-1 5-2 5-1 5-2 5-2 4-2 4-2 4-1 4-3 4-2 3-2 4-3 3-2 4-3 2-3 3-3 2-3 3-3 2-3 2-3 2-3 1-4 1-3 2-4 1-4 1-3v-4l1-4v-4l1-4v-4-5l-1-4v-5l-1-4v-4l-1-4-1-4-2-4-1-4-1-4-2-3-2-4-2-3-3-4-2-3-3-3-2-3-4-3-3-2-4-3-3-2-4-3-4-2-4-2-4-2-4-2-5-1-5-2-5-1-5-2-6-1-6-1-5-1-6-1h-7l-6-1-7-1h-6-7z">
          <text:p/>
        </draw:path>
        <draw:polygon draw:style-name="gr3" draw:text-style-name="P3" draw:layer="layout" svg:width="0.514cm" svg:height="0.239cm" svg:x="0.22cm" svg:y="12.695cm" svg:viewBox="0 0 515 240" draw:points="515,90 514,100 514,109 512,117 510,125 508,133 505,140 502,146 498,152 494,158 489,163 484,168 478,172 471,176 465,179 457,182 449,185 440,186 431,188 421,188 412,189 170,189 170,240 98,240 98,183 0,150 0,82 98,82 98,5 170,5 170,82 383,82 389,82 394,82 399,81 404,80 409,80 413,78 417,77 421,75 424,73 427,71 430,69 432,66 434,63 436,60 438,56 439,53 440,49 441,45 441,40 441,36 441,34 441,32 441,30 441,28 441,26 441,25 440,23 440,21 440,20 439,18 439,16 439,15 438,13 438,11 438,9 437,8 437,6 437,4 436,2 436,0 502,0 503,4 504,8 505,12 506,16 507,20 508,25 509,29 510,33 510,37 511,42 512,46 513,51 513,55 513,60 514,65 514,70 514,75 514,80 515,85">
          <text:p/>
        </draw:polygon>
        <draw:path draw:style-name="gr3" draw:text-style-name="P3" draw:layer="layout" svg:width="0.425cm" svg:height="0.414cm" svg:x="0.309cm" svg:y="12.026cm" svg:viewBox="0 0 426 415" svg:d="M212 0h10l9 1h9l9 1 8 2 9 1 8 2 8 2 9 2 7 2 8 3 8 3 7 3 7 4 8 4 6 4 7 4 6 5 6 4 6 6 5 5 6 6 5 5 4 7 5 6 4 7 4 6 4 8 4 7 3 8 3 8 2 8 3 8 2 9 1 10 2 9 1 10 1 9v10 11 9 10l-1 9-1 10-2 9-1 8-2 9-3 8-2 8-3 8-3 7-4 8-4 7-4 7-4 6-4 6-5 7-5 5-5 6-6 5-6 5-6 5-6 5-6 4-7 4-6 4-8 3-8 3-7 4-8 2-8 3-8 2-8 2-9 2-8 1-9 1-9 1-9 1-9 1h-10-9l-9-1-9-1h-8l-9-1-8-2-8-1-9-2-7-2-8-3-8-3-7-2-8-4-7-3-6-4-7-4-6-4-7-5-6-4-5-6-6-5-5-5-6-6-4-6-5-7-4-6-4-7-4-7-4-8-3-7-3-8-3-8-2-9-2-9-2-9-1-9-1-10-1-9-1-10v-11-11l1-10 1-10 1-10 1-11 2-9 2-9 2-9 3-8 3-8 3-8 4-7 4-7 4-7 4-6 5-7 4-6 6-5 5-6 6-5 5-5 6-4 6-4 7-5 6-3 7-4 7-3 7-3 8-2 8-3 7-2 8-2 8-2 9-2 8-1 9-1 8-1h9l9-1zM212 112h-14l-13 1-13 1-12 1-11 3-10 2-9 3-9 4-8 4-7 5-6 4-6 6-5 6-4 7-4 7-2 7-3 8-1 7-1 9-1 9 1 9 1 9 1 8 3 8 3 7 3 7 4 7 6 6 5 6 7 5 7 5 8 4 8 4 10 3 10 3 11 2 11 2 13 1 13 1h14 8 7l6-1h7l6-1h7l6-1 5-1 6-1 6-2 5-1 5-1 5-2 5-2 4-2 4-2 4-2 4-2 4-2 3-2 4-3 3-3 4-2 2-3 3-3 2-3 3-3 2-3 2-3 2-4 1-3 1-4 2-3 1-4 1-4v-4l1-3v-4l1-4v-4-5l-1-5v-4l-1-4v-4l-1-5-1-3-2-4-1-4-1-4-2-4-2-3-2-5-3-3-2-3-3-3-2-3-4-3-3-2-4-3-3-3-4-2-4-2-4-2-4-2-4-2-5-2-5-1-5-2-5-1-6-1-6-1-5-1-6-1-7-1h-6l-7-1h-6-7z">
          <text:p/>
        </draw:path>
        <draw:polygon draw:style-name="gr3" draw:text-style-name="P3" draw:layer="layout" svg:width="0.563cm" svg:height="0.247cm" svg:x="0.164cm" svg:y="11.736cm" svg:viewBox="0 0 564 248" draw:points="226,80 564,80 564,187 226,187 226,248 154,248 154,187 110,187 105,187 101,187 96,186 92,186 87,185 83,185 79,184 75,183 71,182 67,181 63,180 59,179 55,177 51,175 48,173 44,172 41,169 38,167 35,164 32,162 29,159 26,156 24,153 21,149 19,146 16,142 14,138 12,134 10,130 9,125 7,120 6,115 4,110 3,105 2,99 2,93 1,87 1,81 1,74 0,67 0,64 1,60 1,57 1,53 1,49 1,46 1,42 2,39 2,35 2,32 3,28 3,25 3,22 4,18 4,15 5,12 5,9 6,6 6,3 7,0 75,0 75,1 74,3 74,4 74,6 74,7 74,9 73,10 73,12 73,14 73,16 73,17 72,19 72,21 72,22 72,23 72,25 72,27 72,28 72,30 72,31 72,34 72,37 72,40 72,42 72,45 73,47 73,49 74,52 74,54 75,56 75,58 76,59 77,61 78,63 79,64 79,66 80,67 81,69 82,70 84,71 85,72 86,73 88,74 89,75 91,75 92,76 94,77 95,77 97,78 99,78 101,79 103,79 105,79 107,80 109,80 111,80 113,80 116,80 119,80 122,80 154,80 154,0 226,0">
          <text:p/>
        </draw:polygon>
        <draw:path draw:style-name="gr3" draw:text-style-name="P3" draw:layer="layout" svg:width="0.57cm" svg:height="0.391cm" svg:x="0.164cm" svg:y="11.08cm" svg:viewBox="0 0 571 392" svg:d="M357 0h9 10 9l9 1 8 1 8 1 9 1 8 2 8 1 8 2 8 2 7 2 8 2 7 3 7 3 6 3 7 3 6 3 6 4 6 3 6 5 5 4 5 4 5 5 4 5 5 5 4 6 3 5 4 6 3 6 3 6 3 6 3 6 2 7 1 7 2 7 1 8 1 7v8 8 3 4 4 3l-1 4v4 3l-1 4-1 4-1 3v4l-1 3-1 4-1 3-1 4-2 3-1 4-2 3-1 3-2 4-2 3-2 3-2 3-2 3-2 3-2 3-3 3-2 3-3 3-3 3-3 2-2 3-4 3-3 2-3 2-4 3-3 2-4 2-4 2-4 2v1h1 2 2 2 1 2 2 2 2l2 1h2 2 2 2 2 2l2 1h2 2 2 2 2 2l1 1h2 2 1 2 2l1 1h2 1 1 2 1l1 1h2 1v104l-3-1h-3-3-4-3l-4-1h-4-5-4-5-5l-5-1h-5-6-5-6-6-6-6-6-470v-107h158 3 2 3 2 2 3 2 2 3 2 2 2 3 2l2 1h2 2 3 1 2 3 2 2 2 2 2 3 2 2l2 1v-2l-8-4-8-4-7-5-7-5-6-5-6-5-6-6-4-6-5-6-4-7-3-7-3-7-3-7-2-7-2-8-2-8-1-8-1-9-1-8v-9-8l1-7 1-8 1-7 1-7 2-6 2-7 2-6 3-6 3-6 3-6 4-5 4-5 4-6 4-5 4-4 5-4 5-5 6-4 5-3 6-4 6-4 6-3 6-3 7-3 7-2 6-3 8-2 7-2 8-2 8-1 7-2 9-1 8-1 8-1 9-1 8-1h9 9zM357 112h-13-13l-12 1-12 2-10 2-10 2-10 3-8 3-8 3-7 4-7 4-6 5-4 5-5 6-4 6-3 7-2 7-2 7-1 8v8 3 4l1 3v3l1 4v3l1 3 1 3 1 3 1 4 2 3 1 3 2 3 2 3 2 3 3 2 2 3 3 3 3 2 3 3 3 2 4 3 4 2 4 2 4 2 5 2 4 2 5 2 5 2 5 1 6 1 6 2 6 1 6 1 7 1h7l7 1h8 8l8 1 7-1h8 8l7-1h6l7-1 6-1 6-1 6-2 5-1 6-1 5-2 4-2 5-2 4-2 4-2 4-2 4-2 4-2 3-3 3-2 3-3 3-2 2-3 2-3 3-3 1-2 2-4 2-2 1-4 1-3 1-3 1-3 1-4 1-3 1-3v-3-3l1-3v-4l-1-8-1-7-2-8-2-6-3-7-3-6-5-6-5-5-5-5-7-4-7-5-8-3-8-4-10-3-11-2-11-2-12-2-13-1h-13z">
          <text:p/>
        </draw:path>
        <draw:path draw:style-name="gr3" draw:text-style-name="P3" draw:layer="layout" svg:width="0.563cm" svg:height="0.106cm" svg:x="0.164cm" svg:y="10.887cm" svg:viewBox="0 0 564 107" svg:d="M79 107h-79v-107h79zM564 107h-410v-107h410z">
          <text:p/>
        </draw:path>
        <draw:path draw:style-name="gr3" draw:text-style-name="P3" draw:layer="layout" svg:width="0.425cm" svg:height="0.414cm" svg:x="0.309cm" svg:y="10.388cm" svg:viewBox="0 0 426 415" svg:d="M212 0h10l9 1 9 1 9 1 8 1 9 1 8 2 8 2 9 2 7 3 8 2 8 3 7 4 7 3 8 4 6 4 7 4 6 5 6 4 6 6 5 5 6 6 5 6 4 6 5 6 4 7 4 7 4 7 4 7 3 8 3 8 2 8 3 8 2 10 1 9 2 9 1 10 1 9v10 11 10 9l-1 10-1 9-2 9-1 9-2 8-3 8-2 8-3 8-3 8-4 7-4 7-4 7-4 6-4 7-5 6-5 5-5 6-6 5-6 6-6 4-6 5-6 4-7 4-6 4-8 3-8 4-7 3-8 3-8 2-8 2-8 2-9 2-8 1-9 2h-9l-9 1-9 1h-10-9l-9-1-9-1h-8l-9-1-8-2-8-1-9-2-7-2-8-3-8-2-7-3-8-4-7-3-6-4-7-4-6-4-7-5-6-4-5-5-6-6-5-5-6-6-4-6-5-7-4-6-4-7-4-7-4-7-3-8-3-8-3-8-2-9-2-9-2-8-1-10-1-9-1-10-1-10v-11-10l1-11 1-10 1-10 1-10 2-9 2-10 2-8 3-9 3-8 3-7 4-8 4-7 4-7 4-6 5-6 4-6 6-6 5-5 6-6 5-5 6-4 6-4 7-4 6-4 7-4 7-3 7-3 8-2 8-3 7-2 8-2 8-2 9-1 8-2 9-1h8l9-1 9-1zM212 112h-14l-13 1-13 1-12 1-11 3-10 2-9 4-9 3-8 4-7 5-6 5-6 6-5 6-4 6-4 7-2 7-3 8-1 8-1 8-1 9 1 9 1 9 1 8 3 8 3 7 3 7 4 7 6 6 5 6 7 5 7 5 8 4 8 4 10 3 10 3 11 2 11 2 13 1 13 1h14 8 7l6-1h7l6-1h7l6-1 5-1 6-1 6-1 5-2 5-1 5-2 5-2 4-2 4-2 4-2 4-2 4-2 3-2 4-3 3-3 4-2 2-3 3-3 2-3 3-3 2-3 2-3 2-4 1-3 1-4 2-3 1-4 1-4v-3l1-4v-4l1-4v-4-5l-1-4v-5l-1-4v-4l-1-4-1-4-2-4-1-4-1-4-2-4-2-3-2-3-3-4-2-3-3-3-2-3-4-4-3-2-4-3-3-2-4-3-4-2-4-2-4-2-4-2-5-1-5-2-5-1-5-2-6-1-6-1-5-1-6-1-7-1h-6l-7-1h-6-7z">
          <text:p/>
        </draw:path>
        <draw:polygon draw:style-name="gr3" draw:text-style-name="P3" draw:layer="layout" svg:width="0.418cm" svg:height="0.591cm" svg:x="0.309cm" svg:y="9.716cm" svg:viewBox="0 0 419 592" draw:points="419,347 188,347 183,347 178,347 174,348 169,348 165,348 161,349 157,349 152,350 148,350 144,351 140,351 136,352 133,353 129,354 125,355 122,356 119,357 116,359 113,360 110,362 107,363 105,364 102,366 100,368 97,370 95,372 93,374 91,376 89,379 88,381 86,383 85,386 83,388 82,391 82,394 81,397 80,400 80,403 80,406 80,410 80,413 80,416 81,419 81,422 82,425 83,428 84,431 85,434 87,436 88,439 90,442 92,444 94,447 96,449 99,452 101,454 104,456 107,458 110,460 113,462 116,464 119,466 123,467 126,469 130,471 134,472 137,473 142,475 146,476 150,477 154,478 159,479 164,480 168,480 173,481 178,482 183,482 188,482 193,482 198,482 419,482 419,589 99,589 97,589 94,589 91,589 89,589 86,589 83,589 80,589 78,589 75,589 72,589 69,589 67,589 64,589 61,589 58,589 56,589 53,589 51,590 48,590 46,590 43,590 40,590 38,590 36,590 33,590 31,591 29,591 27,591 25,591 23,591 21,591 19,591 17,591 15,591 14,591 13,591 11,592 10,592 9,592 8,592 8,490 9,490 10,490 11,490 12,490 14,490 15,489 17,489 19,489 20,489 22,489 25,489 27,489 28,488 31,488 33,488 35,488 37,488 40,488 42,488 44,487 47,487 49,487 52,487 54,487 57,486 59,486 62,486 64,486 66,486 69,486 71,486 73,486 76,486 78,486 80,485 82,485 84,485 86,485 87,485 89,485 89,484 80,480 72,476 63,471 56,467 49,462 42,457 36,452 31,446 26,441 21,435 17,429 13,423 10,416 7,410 5,403 3,395 2,388 1,380 0,373 0,364 0,355 1,346 2,338 3,330 6,322 8,315 11,308 15,301 19,295 23,289 28,284 33,278 38,273 44,269 51,265 58,261 65,258 73,255 81,253 89,250 89,248 84,246 79,244 75,241 70,239 66,237 62,234 58,232 54,230 50,227 47,225 43,222 40,219 37,217 34,214 31,211 29,208 26,206 24,202 22,200 20,196 18,193 15,190 14,187 12,184 10,181 9,177 8,174 6,170 5,167 4,163 3,159 3,156 2,152 1,148 1,144 1,140 0,136 0,132 0,128 0,124 0,117 0,111 1,104 2,98 3,93 4,87 6,82 8,77 9,72 12,67 14,62 17,58 20,54 23,50 26,46 30,42 33,38 37,35 41,32 45,29 50,26 54,24 59,21 63,18 68,16 73,13 79,11 84,10 89,8 95,7 101,6 107,4 113,4 119,3 125,2 131,1 138,1 144,0 151,0 158,0 419,0 419,107 188,107 183,107 178,107 174,107 169,107 165,108 161,108 157,108 152,109 148,110 144,110 140,111 136,111 133,113 129,113 125,114 122,115 119,117 116,118 113,119 110,121 107,122 105,124 102,126 100,127 97,129 95,131 93,133 91,135 89,138 88,140 86,143 85,145 83,148 82,150 82,153 81,156 80,159 80,162 80,165 80,169 80,172 80,175 80,178 81,181 82,184 83,187 84,190 85,193 86,195 88,198 90,201 92,203 93,206 95,208 98,210 100,212 103,215 105,217 108,219 111,221 114,223 117,224 121,226 124,228 128,229 131,231 135,232 139,233 143,235 147,236 151,237 155,237 160,238 164,239 169,240 173,240 178,241 183,241 188,242 193,242 419,242">
          <text:p/>
        </draw:polygon>
        <draw:path draw:style-name="gr3" draw:text-style-name="P3" draw:layer="layout" svg:width="0.425cm" svg:height="0.414cm" svg:x="0.309cm" svg:y="9.231cm" svg:viewBox="0 0 426 415" svg:d="M426 289v6 5 6l-1 6-1 5v5l-2 5-1 6-1 4-2 5-1 5-2 4-2 4-3 4-2 5-2 4-3 3-2 4-4 3-2 4-4 3-3 3-4 2-4 3-3 3-4 2-4 3-4 2-5 2-5 1-4 2-5 2-5 1-5 1-5 1-7 1h-5l-5 1h-6-6-7-7l-7-1-6-1-7-1-6-1-5-2-6-2-5-2-5-2-5-3-5-3-4-3-5-3-4-3-4-4-4-4-3-4-3-4-3-4-4-5-2-4-3-5-2-5-3-5-2-5-2-6-2-5-1-6-2-6-1-6-1-6-1-6-2-6v-6l-1-7v-6l-1-6v-7-7l-2-88h-21-4-4-4l-5 1h-3-4l-3 1-4 1-3 1h-3l-3 1-3 1-2 1-3 1-2 1-3 1-2 1-2 2-3 1-1 2-2 1-2 2-2 1-1 2-1 2-2 2-1 2-1 2-1 2-1 3v2l-1 2-1 2-1 3v2 3l-1 3v2 3 3 2 3 3 2l1 3v2 2l1 2v3l1 2v2l1 2 1 2 1 2v2l1 1 1 2 2 1 1 2 1 2 1 1 2 1 2 2 1 1 2 2 2 1 2 1 2 1 2 1 2 1 2 1 3 1 2 1 3 1h3l3 1h2l4 1h3l3 1-5 111-6-1-5-1-5-2-5-1-5-2-5-2-4-1-5-3-5-2-4-2-5-3-4-2-4-3-4-3-4-4-4-3-3-4-4-3-3-4-4-4-3-5-3-4-3-5-3-5-2-5-2-6-3-5-2-6-2-6-2-6-1-7-2-6-2-7-1-7-1-7v-7l-1-8v-8l-1-8v-9-7l1-7v-8l1-7v-7l1-7 2-6 1-6 2-7 2-6 2-6 2-5 2-6 3-5 2-6 3-4 3-5 4-5 3-4 4-4 4-5 4-4 4-3 4-4 5-3 4-3 5-3 5-3 6-2 5-3 5-1 6-2 6-2 6-1 6-3 7-1h7l6-1h7l7-1h150 2 3 3 3 2 3 2 3 2l2-1h2 3l3-1h2l2-1h2l1-1h2l2-1 2-1h1l2-1 1-1 1-1 1-1 1-1 2-1 1-1v-1l1-2 1-1 1-2v-1l1-2v-1l1-2v-2-2-2-2-2-3-2-3-2l-1-2v-3-2l-1-2v-3h57l1 2v2l1 2v2l1 2v1 2l1 1v2l1 1v2 1l1 2v2 1l1 1v2 2 1l1 1v2 2 1 2l1 2v1 2 1 2 2l1 1v2 2 2 2 2 3 2 2 2 9l-1 7-1 7-1 6-2 7-2 5-2 6-3 5-4 4-3 4-4 4-5 3-5 3-5 3-6 2-6 2-6 2-7 2-7 1-7 1v2l7 4 7 5 7 5 6 5 7 5 5 6 6 6 5 6 5 6 4 7 4 6 4 8 3 7 3 7 2 8 2 9 2 8 1 9v9zM228 165v55l1 3v3 4l1 3v3 3l1 4v3 3l1 3v3l1 3v3l1 3 1 3 1 2 1 3 1 2 1 3 1 2 2 2 1 3 2 2 1 1 2 3 2 1 2 2 3 2 2 1 2 1 3 2 3 1 3 1 3 1 3 1h4l3 1h4 4 4 6 6l5-1 5-1 4-1 4-2 4-1 5-2 3-3 3-2 3-3 2-3 2-3 2-3 2-4 1-3 1-4 1-5v-4-4-4-4l-1-4v-4l-1-4-1-3-1-4-1-3-2-4-2-3-1-4-2-3-2-3-2-3-3-3-2-2-3-3-3-3-3-2-2-2-3-3-3-2-3-2-3-2-4-2-3-2-4-1-3-2-4-1-3-2-4-1-4-1-4-1h-3l-4-1-4-1h-4l-4-1h-4-3z">
          <text:p/>
        </draw:path>
        <draw:polygon draw:style-name="gr3" draw:text-style-name="P3" draw:layer="layout" svg:width="0.425cm" svg:height="0.372cm" svg:x="0.309cm" svg:y="8.837cm" svg:viewBox="0 0 426 373" draw:points="298,0 304,0 310,0 315,1 321,1 326,3 332,4 337,6 342,7 347,9 352,12 357,14 361,17 366,20 370,24 374,27 378,31 382,35 385,39 389,43 392,48 395,53 398,57 401,63 404,68 407,74 409,80 412,86 414,92 416,98 418,105 419,112 421,119 422,127 423,134 424,142 425,150 426,158 426,166 426,174 426,183 426,191 426,198 426,206 425,213 425,220 424,227 424,234 423,241 422,247 421,254 419,260 418,266 416,272 415,278 413,284 411,290 409,295 407,300 404,305 402,310 400,314 396,319 394,323 390,327 387,331 383,335 380,339 376,342 372,346 368,349 364,352 359,355 355,358 350,361 345,363 340,365 334,367 327,370 322,371 315,373 302,279 305,279 308,278 311,275 314,274 317,273 320,272 322,271 324,269 327,267 330,266 332,264 334,262 336,261 338,259 340,257 341,255 342,253 344,251 345,249 346,246 347,244 348,241 349,239 350,236 351,233 352,231 353,228 353,225 354,222 354,219 354,216 355,212 355,209 355,206 355,202 355,198 356,195 356,191 356,187 356,183 356,179 356,176 356,172 355,169 355,165 355,162 355,159 355,156 354,152 354,149 353,146 353,143 352,140 352,137 351,134 350,132 349,129 349,127 348,124 347,122 346,120 344,117 343,115 342,114 341,111 339,110 337,108 336,106 334,105 332,104 330,103 327,102 325,100 323,99 321,99 318,98 316,98 313,98 311,97 308,97 305,97 302,98 299,98 296,99 294,100 291,101 289,102 287,103 285,105 283,107 281,109 279,111 278,113 276,115 274,118 273,120 272,123 270,126 269,129 268,132 267,135 265,139 264,142 263,146 262,150 261,153 260,157 259,162 258,166 257,170 257,175 256,179 255,183 254,188 252,193 251,197 250,202 249,207 248,211 247,216 246,221 245,226 244,232 242,237 241,242 239,247 238,252 237,257 235,262 233,267 232,272 230,278 228,282 226,287 224,292 222,296 220,300 217,305 215,309 212,313 209,317 206,320 203,324 200,327 196,330 193,334 189,337 185,340 182,342 177,345 173,347 169,349 164,351 159,352 154,354 148,355 142,355 136,356 130,357 124,357 118,357 113,356 107,356 102,355 97,354 91,353 86,351 81,349 77,347 72,345 68,343 63,340 59,337 55,335 51,331 47,328 43,324 40,321 36,316 33,312 30,308 27,303 24,298 21,293 19,287 16,282 14,275 12,269 10,263 8,257 7,250 5,243 4,236 3,229 2,222 1,214 1,207 0,199 0,190 0,182 0,176 0,169 0,163 1,156 1,150 2,144 3,138 4,132 5,126 6,120 8,114 9,109 10,103 12,98 14,93 16,88 19,83 21,78 23,73 26,68 29,64 32,60 34,56 38,51 41,48 45,44 48,41 52,37 56,34 60,31 64,27 69,25 73,22 78,20 83,18 88,15 93,13 99,12 105,10 110,9 120,103 117,104 115,105 112,105 109,106 107,107 104,108 102,109 100,110 98,111 96,113 94,114 92,116 91,117 89,119 87,121 86,122 84,124 83,126 82,128 80,130 79,132 78,134 77,136 76,138 76,141 75,143 74,145 74,148 73,150 73,153 73,156 72,158 72,161 72,164 71,167 71,170 71,173 71,176 71,179 71,182 71,189 71,196 72,203 72,209 73,215 74,221 75,226 77,231 79,235 80,239 82,243 85,246 87,249 90,251 93,253 97,255 100,256 104,257 108,258 113,258 116,258 118,258 121,257 123,257 125,256 128,255 130,254 131,253 133,252 135,250 137,249 138,247 140,245 141,243 143,241 144,239 146,236 147,234 148,231 149,229 150,225 151,223 152,219 153,216 154,213 155,209 156,206 157,202 158,199 159,195 159,191 160,187 161,183 162,178 163,174 164,170 165,165 166,161 167,157 168,152 169,146 171,141 172,135 173,129 175,124 176,118 178,112 179,107 181,102 182,96 184,91 186,85 188,80 190,75 192,70 194,65 197,61 199,56 202,51 205,47 208,43 211,39 214,35 217,31 221,28 225,25 228,21 233,18 237,15 241,13 246,10 251,8 256,6 261,4 267,3 272,2 279,1 285,0 291,0">
          <text:p/>
        </draw:polygon>
        <draw:polygon draw:style-name="gr3" draw:text-style-name="P3" draw:layer="layout" svg:width="0.425cm" svg:height="0.372cm" svg:x="0.309cm" svg:y="8.405cm" svg:viewBox="0 0 426 373" draw:points="298,0 304,0 310,0 315,1 321,2 326,3 332,4 337,6 342,8 347,10 352,12 357,15 361,18 366,21 370,24 374,27 378,31 382,35 385,39 389,44 392,48 395,53 398,58 401,63 404,69 407,74 409,80 412,86 414,92 416,99 418,106 419,113 421,120 422,127 423,135 424,142 425,150 426,158 426,166 426,175 426,183 426,191 426,199 426,206 425,213 425,220 424,227 424,234 423,241 422,247 421,254 419,260 418,266 416,272 415,278 413,283 411,289 409,294 407,299 404,304 402,309 400,314 396,318 394,323 390,327 387,331 383,335 380,339 376,343 372,346 368,350 364,353 359,356 355,359 350,361 345,363 340,366 334,368 327,370 322,372 315,373 302,279 305,278 308,277 311,276 314,275 317,274 320,272 322,271 324,269 327,268 330,266 332,265 334,263 336,261 338,259 340,257 341,255 342,253 344,251 345,249 346,247 347,244 348,242 349,239 350,236 351,234 352,231 353,228 353,225 354,222 354,219 354,216 355,213 355,209 355,206 355,202 355,199 356,195 356,191 356,187 356,183 356,180 356,176 356,173 355,169 355,166 355,162 355,159 355,156 354,153 354,150 353,147 353,143 352,141 352,138 351,135 350,132 349,130 349,127 348,125 347,122 346,120 344,118 343,116 342,114 341,112 339,110 337,108 336,107 334,105 332,104 330,103 327,102 325,101 323,100 321,99 318,99 316,98 313,98 311,98 308,98 305,98 302,98 299,99 296,99 294,100 291,101 289,102 287,104 285,105 283,107 281,109 279,111 278,113 276,115 274,118 273,121 272,123 270,126 269,129 268,132 267,136 265,139 264,143 263,146 262,150 261,154 260,158 259,162 258,166 257,171 257,175 256,179 255,184 254,188 252,193 251,197 250,202 249,207 248,212 247,217 246,222 245,227 244,232 242,237 241,242 239,247 238,252 237,257 235,262 233,268 232,272 230,277 228,282 226,287 224,291 222,295 220,300 217,304 215,308 212,312 209,316 206,320 203,323 200,327 196,330 193,333 189,336 185,340 182,343 177,345 173,347 169,349 164,351 159,353 154,354 148,355 142,356 136,357 130,357 124,357 118,357 113,357 107,356 102,355 97,354 91,353 86,351 81,350 77,348 72,346 68,343 63,341 59,338 55,334 51,331 47,327 43,324 40,320 36,316 33,311 30,307 27,302 24,297 21,292 19,287 16,281 14,276 12,270 10,264 8,257 7,251 5,244 4,237 3,229 2,222 1,215 1,207 0,199 0,191 0,183 0,176 0,169 0,163 1,156 1,150 2,144 3,138 4,132 5,126 6,120 8,115 9,109 10,104 12,98 14,93 16,88 19,83 21,78 23,74 26,69 29,64 32,60 34,56 38,52 41,48 45,44 48,41 52,37 56,34 60,31 64,28 69,25 73,22 78,20 83,18 88,16 93,14 99,12 105,11 110,9 120,104 117,104 115,105 112,106 109,106 107,107 104,108 102,109 100,111 98,112 96,113 94,114 92,116 91,118 89,119 87,121 86,123 84,124 83,126 82,128 80,130 79,132 78,134 77,136 76,139 76,141 75,143 74,146 74,148 73,151 73,153 73,156 72,159 72,162 72,165 71,167 71,170 71,173 71,176 71,179 71,183 71,190 71,197 72,204 72,210 73,216 74,221 75,226 77,231 79,235 80,239 82,243 85,246 87,249 90,252 93,253 97,255 100,257 104,258 108,258 113,258 116,258 118,258 121,258 123,257 125,256 128,256 130,254 131,253 133,252 135,251 137,249 138,247 140,245 141,244 143,241 144,239 146,236 147,234 148,232 149,229 150,226 151,223 152,220 153,216 154,213 155,210 156,206 157,203 158,199 159,195 159,191 160,187 161,183 162,179 163,174 164,170 165,166 166,161 167,157 168,152 169,147 171,141 172,135 173,130 175,124 176,119 178,113 179,107 181,102 182,96 184,91 186,86 188,81 190,75 192,70 194,66 197,61 199,56 202,52 205,48 208,44 211,39 214,35 217,32 221,28 225,25 228,22 233,18 237,16 241,13 246,11 251,8 256,6 261,5 267,3 272,2 279,1 285,0 291,0">
          <text:p/>
        </draw:polygon>
        <draw:polygon draw:style-name="gr3" draw:text-style-name="P3" draw:layer="layout" svg:width="0.724cm" svg:height="0.219cm" svg:x="0.164cm" svg:y="7.9cm" svg:viewBox="0 0 725 220" draw:points="725,107 716,113 708,118 700,124 691,129 683,134 674,139 666,144 658,149 649,153 641,158 633,162 624,166 616,170 607,173 599,177 590,181 582,184 573,187 564,190 555,193 547,195 538,198 529,200 520,203 511,205 501,207 492,209 483,210 474,212 464,213 455,214 445,216 435,217 425,218 415,218 404,219 394,219 384,219 373,220 362,220 352,220 341,219 331,219 320,219 310,218 300,218 290,217 280,216 271,214 261,213 252,212 243,210 233,209 224,207 215,205 206,203 196,200 187,198 178,195 169,193 161,190 152,187 143,184 135,181 126,177 118,173 109,170 101,166 92,162 84,158 76,153 67,149 59,144 51,139 42,134 34,129 26,124 17,118 9,113 0,107 0,0 9,6 18,12 27,17 36,23 44,28 53,33 61,38 70,43 79,47 87,51 96,56 104,60 113,64 122,68 130,71 139,75 148,78 157,81 165,84 174,87 183,90 192,92 202,96 210,98 220,100 229,102 238,104 247,105 256,107 265,108 275,110 284,111 294,112 303,112 313,113 323,114 333,114 343,115 353,115 363,115 373,115 383,115 394,114 403,114 413,113 423,112 433,112 442,111 452,110 461,108 470,107 480,105 488,104 498,102 507,100 516,98 525,96 534,92 542,90 551,87 560,84 569,81 577,78 586,75 595,71 603,68 612,64 621,60 629,56 638,51 646,47 655,43 663,38 672,33 681,28 690,23 698,17 707,12 716,6 725,0">
          <text:p/>
        </draw:polygon>
        <draw:path draw:style-name="gr3" draw:text-style-name="P3" draw:layer="layout" svg:width="0.582cm" svg:height="0.39cm" svg:x="0.309cm" svg:y="7.477cm" svg:viewBox="0 0 583 391" svg:d="M583 197v8 8 7l-1 8-1 7-1 7-1 7-1 7-1 6-2 7-2 6-2 6-1 5-3 6-2 5-3 5-3 6-2 4-3 5-3 4-3 5-3 4-3 4-3 3-4 4-3 3-4 3-4 4-4 2-4 3-4 3-4 2-4 2-5 2-4 2-4 2-5 1-5 2-4 1-5 1-12-106 4-2 5-1 4-2 5-2 3-2 4-3 4-3 3-3 3-3 3-4 3-4 2-4 2-4 2-5 2-5 1-4 1-6v-5l1-6v-6-4-3-4l-1-4v-3l-1-4v-3l-1-3-1-3-1-3-1-3-2-4-1-2-2-3-1-3-2-3-2-2-3-3-2-2-3-2-2-3-3-3-3-2-3-2-3-1-4-2-3-1-4-2-4-2-4-1-4-1-4-1-5-1-5-1-5-1h-5l-6-1h-6-5-6-2-2-3-2-2-2-2-2-3-2-2-2-2-3-1-2-2-2-2-2l-2-1h-2-2-2-2-3-1-2-3-1v1l7 4 8 4 7 4 6 5 6 6 6 5 5 6 4 6 4 6 4 7 3 7 4 7 2 7 3 8 2 8 1 8 1 8 1 9 1 9v9 7 8l-1 7-2 7-1 7-1 7-3 6-2 6-2 6-3 6-3 6-4 5-4 5-3 5-5 5-4 4-5 5-4 4-6 4-5 4-6 3-6 4-6 3-6 3-6 3-7 3-7 2-7 2-7 3-8 1-7 2-8 2-8 1-8 1-9 1-8 1h-9l-9 1h-9-9-9-9l-9-1h-9l-9-1-8-1-9-1-8-2-8-2-7-1-8-2-7-3-8-2-7-3-6-2-7-3-6-3-6-4-6-3-6-4-5-4-5-4-5-5-5-5-4-4-4-5-4-5-4-6-3-6-3-5-3-7-3-6-2-6-2-7-2-7-1-7-1-8-1-7v-8-8-8l1-8v-8l2-8 1-7 2-7 2-7 3-7 3-7 3-6 4-7 4-6 5-6 4-5 6-6 6-5 6-5 7-4 7-5 8-3v-2h-2-2-1-2-2-2-2-1l-3-1h-1-2-3-2-2-2-2l-2-1h-2-2-1-3-1-2l-2-1h-2-2-1-2-1-2l-2-1h-1-1-1-1l-2-1h-1-1v-101h2 4 3 3l4 1h4 4 5 4 5 5l5 1h5 6 6 5 6 6 6 7 302 9 9l8 1 8 1 8 1 8 2 7 1 7 2 7 3 7 2 7 3 6 2 6 4 6 3 6 4 5 4 5 4 5 4 5 5 4 5 4 5 5 5 4 6 3 5 4 6 3 7 4 6 2 7 3 7 2 7 2 7 2 9 2 8 1 7 2 8 1 9v8l1 9v9zM207 107h-7-8l-7 1h-7l-6 1-7 1-6 1-6 1-5 1-5 2-6 1-4 2-5 2-4 1-5 2-4 2-3 2-4 4-3 2-4 2-3 3-3 2-2 3-3 3-2 2-2 3-2 3-2 3-1 3-2 3-1 3-1 4-1 3-1 3v3l-1 3v3l-1 3v3 4 4 4l1 4v4l1 3 1 4 1 3 1 4 1 3 2 3 1 3 3 3 1 3 3 3 2 2 3 3 2 3 3 2 3 2 3 3 4 2 3 2 4 2 4 2 4 1 5 2 4 2 5 1 5 1 5 1 5 1 6 1 5 1 6 1 6 1h6l7 1h6 7 7 13l12-1 12-1 11-1 11-2 9-2 9-3 8-3 8-4 7-4 7-5 6-4 5-6 4-6 4-6 3-6 2-7 2-7 1-8v-8-3-4l-1-3v-3-3l-1-3-1-4-1-3-1-3-1-3-1-3-2-3-2-3-2-3-2-3-2-3-2-2-3-3-3-3-3-2-3-3-4-2-3-2-4-3-4-3-5-2-4-1-5-2-5-2-5-1-5-2-6-1-6-1-6-1-7-1-6-1h-7l-8-1h-7z">
          <text:p/>
        </draw:path>
        <draw:polygon draw:style-name="gr3" draw:text-style-name="P3" draw:layer="layout" svg:width="0.418cm" svg:height="0.24cm" svg:x="0.309cm" svg:y="7.134cm" svg:viewBox="0 0 419 241" draw:points="419,238 104,238 101,238 99,238 96,238 93,238 90,238 87,238 85,238 82,238 79,238 76,238 73,238 70,238 67,238 64,238 62,238 59,238 56,238 53,238 51,239 48,239 45,239 43,239 40,239 38,239 35,239 33,239 30,239 28,240 26,240 24,240 21,240 20,240 18,240 16,240 14,240 13,240 11,240 10,240 9,241 8,241 8,138 9,138 10,138 11,138 13,138 14,137 16,137 18,137 19,137 21,137 24,137 26,137 28,136 31,136 33,136 35,136 38,136 40,136 43,136 45,135 48,135 51,135 53,135 56,135 58,134 61,134 64,134 67,134 69,134 72,134 74,134 77,134 79,134 82,133 84,133 86,133 88,133 90,133 92,133 94,133 95,133 95,132 91,130 87,128 82,127 78,125 74,124 70,122 66,121 63,119 59,118 56,116 52,114 49,113 45,111 42,109 39,107 36,105 33,103 31,101 28,99 26,97 23,95 21,93 19,90 16,88 15,85 13,83 11,80 9,77 8,74 7,71 5,68 4,65 3,61 2,58 1,54 1,50 0,46 0,42 0,38 0,34 0,32 0,30 0,28 0,26 0,24 1,22 1,21 1,19 1,17 2,15 2,13 2,11 3,10 3,8 3,7 4,5 4,4 4,3 5,1 6,0 94,0 94,3 94,5 93,7 93,9 92,11 92,13 92,15 91,17 91,19 91,22 90,23 90,26 90,28 89,30 89,33 89,35 89,38 89,41 89,43 89,46 89,54 90,61 92,69 94,75 97,82 100,88 105,93 110,99 115,103 121,108 128,112 135,116 143,119 152,122 161,125 171,127 181,128 193,129 204,130 216,130 419,130">
          <text:p/>
        </draw:polygon>
        <draw:path draw:style-name="gr3" draw:text-style-name="P3" draw:layer="layout" svg:width="0.425cm" svg:height="0.414cm" svg:x="0.309cm" svg:y="6.686cm" svg:viewBox="0 0 426 415" svg:d="M426 289v6 6 5l-1 5-1 6v5l-2 5-1 5-1 5-2 5-1 4-2 5-2 4-3 4-2 4-2 4-3 4-2 4-4 3-2 3-4 4-3 3-4 3-4 2-3 3-4 2-4 2-4 3-5 2-5 1-4 2-5 2-5 1-5 1-5 1-7 1h-5l-5 1h-6-6-7-7l-7-1-6-1-7-1-6-1-5-2-6-2-5-2-5-2-5-3-5-3-4-3-5-3-4-4-4-3-4-4-3-4-3-4-3-4-4-5-2-4-3-5-2-5-3-5-2-5-2-6-2-5-1-6-2-6-1-6-1-6-1-6-2-6v-6l-1-7v-6l-1-7v-6-7l-2-88h-21-4-4-4l-5 1h-3l-4 1h-3l-4 1h-3l-3 1-3 1-3 1-2 1-3 1-2 1-3 1-2 1-2 2-3 1-1 2-2 1-2 2-2 2-1 1-1 2-2 2-1 2-1 2-1 2-1 2v3l-1 2-1 2-1 3v2 3l-1 3v2 3 3 3 2 2 3l1 2v3 2l1 2v3l1 2v2l1 2 1 2 1 1v2l1 2 1 2 2 2 1 1 1 2 1 1 2 2 2 1 1 1 2 1 2 2 2 1 2 1 2 1 2 1 2 1 3 1 2 1h3l3 1 3 1h2l4 1h3 3l-5 112-6-2-5-1-5-1-5-1-5-2-5-2-4-2-5-1-5-3-4-2-5-3-4-2-4-3-4-3-4-4-4-3-3-4-4-3-3-4-4-5-3-4-3-4-3-5-3-5-2-6-2-5-3-6-2-5-2-6-2-6-1-6-2-7-2-7-1-7-1-7v-8l-1-8v-7l-1-8v-9-7l1-8v-7l1-7v-7l1-7 2-6 1-7 2-6 2-6 2-6 2-6 2-5 3-7 2-4 3-5 3-5 4-5 3-5 4-4 4-4 4-4 4-3 4-4 5-3 4-3 5-3 5-3 6-2 5-3 5-2 6-1 6-2 6-2 6-1 7-1h7l6-1h7 7 150 2 3 3l3-1h2 3 2 3l2-1h2 2 3l3-1h2l2-1h2l1-1h2l2-1h2l1-2h2l1-1 1-1 1-1 1-1 2-1 1-1v-2l1-1 1-1 1-1v-2l1-2v-1l1-2v-2-2-2-2-3-2-2-3-2l-1-2v-3-2l-1-2v-3h57l1 2v2l1 2v1l1 2v2 2l1 1v2l1 1v2 2l1 1v1 2l1 2v1 1 2l1 2v1 2 1 2l1 1v2 2 1 2 2l1 1v2 2 2 2 2 2 2 2 2 8l-1 8-1 7-1 6-2 6-2 6-2 5-3 5-4 5-3 4-4 5-5 3-5 3-5 3-6 2-6 2-6 2-7 2-7 1-7 1v2l7 4 7 5 7 5 6 5 7 5 5 6 6 6 5 6 5 6 4 6 4 7 4 7 3 8 3 7 2 8 2 8 2 9 1 9v9zM228 165v54l1 4v3 4l1 3v3 4l1 3v3 3l1 3v3l1 3v3l1 3 1 2 1 3 1 3 1 2 1 3 1 2 2 2 1 2 2 2 1 3 2 1 2 2 2 2 3 1 2 2 2 1 3 1 3 2 3 1 3 1h3l4 1h3l4 1h4 4 6l6-1h5l5-1 4-1 4-2 4-1 5-2 3-2 3-3 3-3 2-3 2-3 2-4 2-3 1-4 1-4 1-3v-5-4-4-4l-1-4v-4l-1-4-1-3-1-4-1-4-2-3-2-3-1-4-2-3-2-3-2-3-3-3-2-2-3-3-3-3-3-2-2-2-3-3-3-2-3-2-3-2-4-2-3-2-4-1-3-2-4-1-3-2-4-1-4-1-4-1-3-1h-4l-4-1-4-1h-4-4-3z">
          <text:p/>
        </draw:path>
        <draw:polygon draw:style-name="gr3" draw:text-style-name="P3" draw:layer="layout" svg:width="0.418cm" svg:height="0.591cm" svg:x="0.309cm" svg:y="6.049cm" svg:viewBox="0 0 419 592" draw:points="419,348 188,348 183,348 178,348 174,348 169,348 165,348 161,349 157,349 152,350 148,351 144,351 140,352 136,352 133,353 129,354 125,355 122,356 119,358 116,359 113,360 110,361 107,363 105,365 102,366 100,368 97,370 95,372 93,374 91,376 89,379 88,381 86,383 85,386 83,389 82,391 82,394 81,397 80,400 80,403 80,406 80,410 80,413 80,416 81,419 81,422 82,425 83,428 84,431 85,434 87,437 88,439 90,442 92,444 94,447 96,449 99,452 101,454 104,456 107,458 110,461 113,462 116,464 119,466 123,468 126,469 130,471 134,472 137,474 142,475 146,476 150,477 154,478 159,479 164,480 168,481 173,481 178,482 183,482 188,482 193,482 198,482 419,482 419,589 99,589 97,589 94,589 91,589 89,589 86,589 83,589 80,589 78,589 75,589 72,589 69,589 67,589 64,589 61,589 58,590 56,590 53,590 51,590 48,590 46,590 43,590 40,590 38,590 36,590 33,590 31,591 29,591 27,591 25,591 23,591 21,591 19,591 17,591 15,591 14,591 13,591 11,591 10,592 9,592 8,592 8,491 9,490 10,490 11,490 12,490 14,490 15,490 17,490 19,489 20,489 22,489 25,489 27,489 28,488 31,488 33,488 35,488 37,488 40,488 42,488 44,487 47,487 49,487 52,487 54,487 57,487 59,487 62,487 64,486 66,486 69,486 71,486 73,486 76,486 78,486 80,486 82,486 84,486 86,486 87,486 89,486 89,484 80,480 72,476 63,472 56,467 49,462 42,457 36,452 31,446 26,441 21,435 17,429 13,423 10,417 7,410 5,403 3,396 2,388 1,381 0,373 0,365 0,355 1,347 2,338 3,330 6,322 8,315 11,308 15,302 19,295 23,289 28,284 33,279 38,274 44,269 51,265 58,262 65,258 73,255 81,253 89,251 89,248 84,246 79,244 75,242 70,239 66,237 62,234 58,232 54,230 50,227 47,225 43,222 40,220 37,217 34,214 31,212 29,209 26,206 24,203 22,200 20,197 18,194 15,190 14,187 12,184 10,181 9,177 8,174 6,171 5,167 4,164 3,160 3,156 2,152 1,148 1,144 1,140 0,135 0,132 0,127 0,123 0,116 0,110 1,104 2,98 3,92 4,86 6,81 8,76 9,71 12,66 14,62 17,57 20,53 23,49 26,45 30,41 33,38 37,35 41,31 45,28 50,25 54,23 59,20 63,18 68,15 73,14 79,12 84,10 89,8 95,7 101,6 107,5 113,3 119,3 125,2 131,1 138,1 144,1 151,0 158,0 419,0 419,106 188,106 183,106 178,106 174,106 169,106 165,107 161,107 157,108 152,108 148,109 144,109 140,110 136,111 133,112 129,112 125,114 122,115 119,116 116,117 113,118 110,120 107,122 105,123 102,125 100,127 97,128 95,130 93,133 91,135 89,137 88,139 86,142 85,144 83,148 82,151 82,153 81,157 80,159 80,163 80,166 80,169 80,172 80,176 80,178 81,182 82,184 83,187 84,190 85,193 86,196 88,198 90,201 92,203 93,206 95,208 98,210 100,213 103,215 105,217 108,219 111,221 114,223 117,225 121,226 124,228 128,230 131,231 135,232 139,233 143,235 147,236 151,237 155,238 160,239 164,239 169,240 173,240 178,241 183,242 188,242 193,242 419,242">
          <text:p/>
        </draw:polygon>
        <draw:polygon draw:style-name="gr3" draw:text-style-name="P3" draw:layer="layout" svg:width="0.425cm" svg:height="0.373cm" svg:x="0.309cm" svg:y="5.601cm" svg:viewBox="0 0 426 374" draw:points="298,0 304,1 310,1 315,1 321,2 326,3 332,5 337,7 342,8 347,10 352,13 357,15 361,18 366,21 370,24 374,28 378,31 382,36 385,39 389,44 392,49 395,53 398,58 401,63 404,69 407,75 409,80 412,87 414,93 416,99 418,106 419,113 421,120 422,127 423,135 424,142 425,151 426,158 426,168 426,176 426,185 426,192 426,200 426,208 425,215 425,222 424,229 424,236 423,242 422,249 421,255 419,262 418,268 416,273 415,279 413,285 411,290 409,295 407,301 404,306 402,311 400,315 396,320 394,324 390,328 387,332 383,336 380,340 376,343 372,347 368,350 364,353 359,356 355,359 350,361 345,364 340,366 334,369 327,370 322,372 315,374 302,280 305,279 308,278 311,277 314,276 317,275 320,274 322,272 324,271 327,269 330,268 332,266 334,264 336,263 338,261 340,259 341,257 342,255 344,252 345,250 346,248 347,246 348,243 349,241 350,238 351,236 352,233 353,230 353,227 354,224 354,221 354,218 355,214 355,211 355,207 355,204 355,200 356,196 356,192 356,189 356,185 356,181 356,178 356,174 355,171 355,167 355,163 355,160 355,156 354,153 354,150 353,147 353,144 352,141 352,138 351,135 350,133 349,130 349,128 348,125 347,123 346,121 344,118 343,116 342,114 341,112 339,111 337,109 336,107 334,106 332,105 330,103 327,102 325,101 323,100 321,100 318,99 316,99 313,98 311,98 308,98 305,98 302,98 299,99 296,100 294,100 291,102 289,103 287,104 285,106 283,108 281,110 279,111 278,114 276,116 274,118 273,121 272,124 270,127 269,130 268,133 267,136 265,140 264,143 263,147 262,151 261,154 260,158 259,162 258,167 257,172 257,176 256,180 255,185 254,190 252,194 251,199 250,204 249,208 248,213 247,218 246,223 245,228 244,233 242,239 241,244 239,249 238,254 237,259 235,264 233,269 232,274 230,279 228,283 226,288 224,293 222,297 220,301 217,305 215,310 212,313 209,317 206,321 203,325 200,328 196,331 193,335 189,337 185,340 182,343 177,346 173,348 169,350 164,352 159,353 154,354 148,355 142,357 136,357 130,358 124,358 118,358 113,357 107,357 102,356 97,355 91,353 86,352 81,350 77,348 72,346 68,344 63,341 59,339 55,335 51,332 47,329 43,325 40,321 36,317 33,313 30,308 27,304 24,299 21,294 19,288 16,283 14,277 12,271 10,265 8,259 7,252 5,245 4,238 3,231 2,224 1,216 1,208 0,201 0,192 0,184 0,177 0,171 0,163 1,157 1,151 2,145 3,139 4,133 5,127 6,121 8,115 9,110 10,104 12,99 14,93 16,88 19,84 21,79 23,74 26,69 29,65 32,61 34,56 38,52 41,49 45,45 48,41 52,38 56,34 60,31 64,28 69,26 73,23 78,20 83,18 88,16 93,14 99,13 105,11 110,10 120,104 117,105 115,105 112,106 109,107 107,108 104,109 102,110 100,111 98,112 96,114 94,115 92,116 91,118 89,119 87,121 86,123 84,125 83,127 82,129 80,131 79,133 78,135 77,137 76,139 76,141 75,144 74,146 74,149 73,151 73,154 73,157 72,159 72,162 72,166 71,169 71,172 71,175 71,178 71,181 71,184 71,191 71,198 72,205 72,211 73,217 74,223 75,228 77,232 79,237 80,241 82,244 85,247 87,250 90,253 93,255 97,257 100,258 104,259 108,259 113,260 116,260 118,259 121,259 123,258 125,258 128,257 130,256 131,255 133,253 135,252 137,251 138,249 140,247 141,245 143,243 144,240 146,238 147,236 148,233 149,230 150,227 151,224 152,221 153,218 154,215 155,211 156,208 157,204 158,200 159,196 159,192 160,189 161,184 162,180 163,176 164,172 165,167 166,162 167,157 168,153 169,147 171,141 172,136 173,130 175,124 176,119 178,114 179,108 181,103 182,97 184,92 186,86 188,81 190,76 192,71 194,66 197,61 199,57 202,52 205,48 208,44 211,40 214,36 217,32 221,28 225,25 228,22 233,19 237,16 241,14 246,11 251,9 256,7 261,5 267,4 272,2 279,2 285,1 291,1">
          <text:p/>
        </draw:polygon>
        <draw:polygon draw:style-name="gr3" draw:text-style-name="P3" draw:layer="layout" svg:width="0.724cm" svg:height="0.219cm" svg:x="0.164cm" svg:y="5.35cm" svg:viewBox="0 0 725 220" draw:points="725,220 716,214 707,208 698,202 690,197 681,192 672,187 663,182 655,177 646,172 638,168 629,164 621,159 612,156 603,152 595,148 586,145 577,141 569,138 560,135 551,133 542,130 534,127 525,125 516,122 507,120 498,119 488,117 480,115 470,114 461,112 452,111 442,110 433,109 423,108 413,107 403,107 394,106 383,106 373,106 363,106 353,106 343,106 333,106 323,107 313,107 303,108 294,109 284,110 275,111 265,112 256,114 247,115 238,117 229,119 220,120 210,122 202,125 192,127 183,130 174,133 165,135 157,138 148,141 139,145 130,148 122,152 113,156 104,159 96,164 87,168 79,172 70,177 61,182 53,187 44,192 36,197 27,202 18,208 9,214 0,220 0,113 9,108 17,102 26,96 34,91 42,86 51,81 59,76 67,72 76,67 84,63 92,59 101,55 109,51 118,47 126,43 135,40 143,37 152,34 161,31 169,28 178,25 187,23 196,20 206,18 215,15 224,13 233,11 243,9 252,8 261,6 271,5 280,4 290,3 300,2 310,1 320,1 331,0 341,0 352,0 362,0 373,0 384,0 394,0 404,1 415,1 425,2 435,3 445,4 455,5 464,6 474,8 483,9 492,11 501,13 511,15 520,18 529,20 538,23 547,25 555,28 564,31 573,34 582,37 590,40 599,43 607,47 616,51 624,55 633,59 641,63 649,67 658,72 666,76 674,81 683,86 691,91 700,96 708,102 716,108 725,113">
          <text:p/>
        </draw:polygon>
        <draw:polygon draw:style-name="gr9" draw:text-style-name="P1" draw:layer="layout" svg:width="4.139cm" svg:height="3.17cm" svg:x="33.767cm" svg:y="9.591cm" svg:viewBox="0 0 4140 3171" draw:points="0,3171 4140,3171 4140,0 0,0">
          <text:p/>
        </draw:polygon>
        <draw:polygon draw:style-name="gr3" draw:text-style-name="P3" draw:layer="layout" svg:width="0.456cm" svg:height="0.534cm" svg:x="33.97cm" svg:y="9.865cm" svg:viewBox="0 0 457 535" draw:points="285,87 285,535 173,535 173,87 0,87 0,0 457,0 457,87">
          <text:p/>
        </draw:polygon>
        <draw:polygon draw:style-name="gr3" draw:text-style-name="P3" draw:layer="layout" svg:width="0.239cm" svg:height="0.418cm" svg:x="34.486cm" svg:y="9.981cm" svg:viewBox="0 0 240 419" draw:points="3,419 3,104 3,101 3,98 3,96 3,93 3,90 3,87 3,85 3,81 3,79 3,76 3,73 3,70 2,67 2,64 2,61 2,59 2,56 2,53 2,50 2,48 2,45 2,42 2,40 2,37 1,35 1,32 1,30 1,28 1,26 1,24 1,22 1,19 1,17 1,16 1,14 1,12 0,11 0,10 0,8 0,7 103,7 103,8 103,10 103,11 103,12 103,14 104,16 104,17 104,19 104,21 104,24 104,26 104,28 105,30 105,33 105,35 105,37 105,40 105,43 105,45 106,48 106,50 106,53 106,56 106,58 106,61 106,63 106,66 106,69 107,72 107,74 107,77 107,79 107,81 107,84 107,86 108,88 108,90 108,92 108,93 108,95 109,95 111,91 112,86 114,82 115,78 117,74 118,70 120,66 122,62 123,59 125,55 127,52 128,48 130,45 132,42 134,39 135,36 138,33 139,30 141,28 144,25 146,23 148,20 151,18 153,16 156,14 158,13 161,11 164,9 167,8 170,6 173,5 176,4 180,3 183,2 187,1 190,1 194,0 199,0 203,0 207,0 209,0 211,0 213,0 215,0 217,0 218,0 220,1 222,1 224,1 226,1 227,2 229,2 231,2 233,3 234,3 236,4 237,4 238,5 239,5 240,5 240,94 238,94 236,93 234,93 232,93 230,92 228,92 226,91 224,91 221,91 219,91 217,90 215,90 213,90 211,89 208,89 206,89 203,89 200,89 197,89 195,89 187,89 180,90 172,92 166,94 159,97 153,100 147,104 142,109 137,115 133,121 128,128 124,135 121,143 118,152 116,161 114,171 112,181 111,192 111,204 111,216 111,419">
          <text:p/>
        </draw:polygon>
        <draw:path draw:style-name="gr3" draw:text-style-name="P3" draw:layer="layout" svg:width="0.375cm" svg:height="0.425cm" svg:x="34.767cm" svg:y="9.981cm" svg:viewBox="0 0 376 426" svg:d="M192 426h-9-9l-8-1-8-1-8-1-8-1-8-2-8-2-7-2-7-3-7-2-7-4-6-3-6-3-7-4-5-4-6-5-6-5-5-4-5-5-5-6-5-6-4-6-4-6-4-7-4-7-4-7-3-7-3-8-2-7-3-9-2-8-2-9-2-9-1-10-2-9v-10l-1-10v-10l-1-11 1-12v-11l1-11 1-10 1-10 2-10 2-9 2-9 3-9 3-8 3-8 4-8 3-7 4-7 4-7 5-6 4-6 5-6 5-5 5-5 6-5 5-5 6-4 6-4 6-4 6-3 7-3 6-3 7-3 7-2 7-2 7-2 7-3 7-1 8-1 7-1 8-1 7-1h8 7 10l9 1h9l9 2 8 1 8 2 9 3 7 3 7 3 7 3 7 3 6 4 8 4 6 4 5 5 6 5 5 5 5 6 5 5 4 6 5 6 4 7 4 6 3 7 4 7 3 8 3 8 2 7 2 8 3 9 2 8 1 9 2 9 1 9 1 9 1 9 1 10v10l1 10v10 3h-264v5 5 5l1 5v5l1 5v4l1 5 1 5 1 4 1 4 1 5 1 4 1 4 2 4 1 4 2 3 2 4 1 3 2 4 3 2 2 4 2 2 3 3 2 3 3 2 3 3 3 2 3 2 3 2 3 1 4 2 3 2 4 1 4 1h4l4 1h4l5 1h4 6l5-1h5l5-1 5-1 4-1 5-2 3-2 4-2 4-2 4-2 3-3 3-3 3-3 2-4 3-4 2-4 2-4 2-5 2-5 101 9-2 3-1 4-2 4-2 3-1 4-2 3-3 4-2 4-2 4-2 4-3 4-3 4-2 3-4 4-3 4-3 4-3 3-4 4-4 3-4 3-4 4-5 3-4 3-5 2-6 3-5 3-6 2-5 3-6 2-6 3-6 2-7 1-7 2-7 1-7 2h-7l-8 1-8 1h-8zM192 68h-3-3l-3 1h-4-3l-3 1-3 1-3 1-3 1-3 1-2 1-3 1-3 2-2 1-3 2-2 1-3 3-2 2-2 2-2 2-2 2-2 3-2 3-2 3-1 3-2 3-2 3-1 4-2 3-1 4-1 4-1 4-1 4-1 4-1 5-1 4v5l-1 5v5 6h159l-1-10-1-10-1-8-2-8-3-8-2-7-3-7-3-6-4-6-4-5-4-5-5-4-5-4-5-3-6-3-5-2-6-2-7-1-6-1z">
          <text:p/>
        </draw:path>
        <draw:path draw:style-name="gr3" draw:text-style-name="P3" draw:layer="layout" svg:width="0.414cm" svg:height="0.425cm" svg:x="35.191cm" svg:y="9.981cm" svg:viewBox="0 0 415 426" svg:d="M127 426h-7-5l-6-1h-5l-6-1-5-1-5-1-5-1-5-1-4-2-5-1-5-3-4-1-4-2-4-3-4-2-4-3-3-3-4-2-3-4-3-3-3-3-3-4-3-3-2-4-3-4-2-4-2-5-2-4-2-5-2-4-1-5-2-5-1-5-1-6v-5l-1-5v-6-5l-1-6 1-7v-7-7l1-7 1-6 2-6 2-6 1-5 2-5 3-5 2-5 3-5 3-5 4-4 3-4 4-4 3-3 4-4 4-3 5-4 4-2 5-3 5-3 5-3 4-2 6-2 5-2 6-2 5-1 6-2 6-1 6-2 6-1h7l7-1 6-1 6-1h7 6l7-1 88-1v-21-4-5-4-3l-1-4v-4l-1-3v-4l-1-3-1-3-1-3v-3l-1-3-1-2-1-3-2-2-1-3-1-2-2-2-1-2-2-1-1-2-2-2-2-1-2-2-1-1-3-1-2-1-2-1-2-1-2-1h-2l-3-1h-2l-3-1-2-1h-3-3-2-3-3-3-2-3-2l-2 1h-3l-2 1h-2l-2 1h-2l-2 1-2 1h-2l-2 1-2 1-1 1-2 2-2 1-1 1-2 2-1 1-2 1-1 2-1 2-1 2-1 1-2 3-1 2-1 2-1 2v2l-1 3-1 3-1 2v3l-1 3v3l-1 3v4l-112-5 1-6 1-5 1-5 2-5 1-5 2-5 2-5 2-4 2-5 2-4 3-5 3-4 3-4 3-4 3-4 3-4 4-4 4-3 4-4 4-3 4-3 5-3 5-3 5-3 5-2 5-3 6-2 6-2 6-2 7-2 6-2 7-2 6-1 7-2 8-1 7-1h8l8-1h8 8 8 7l7 1h7l7 1 7 2 7 1 6 1 6 3 6 2 6 1 6 3 5 2 6 3 5 2 5 3 5 4 4 3 5 3 4 4 4 4 4 4 4 4 3 4 4 5 3 4 3 5 2 5 2 5 3 6 2 5 2 6 2 6 1 6 1 6 1 7 1 6 1 7v7 7 149 3 3 3 2 3 3l1 2v2 3 2 2l1 3v2l1 2v2 1l1 2 1 2v2l1 1 1 2 1 1v2l1 1 1 1 2 1 1 1 1 1 1 1 1 1 1 1 2 1h2l1 1h2 2l2 1h1 3 2 2 2 3 2l3-1h2 2 2l3-1h2v57l-2 1h-2-1l-2 1-2 1h-2-1l-2 1h-2l-1 1h-1-2l-2 1h-1-2-1l-2 1h-1-2-1l-2 1h-1-2l-1 1h-2-2-1-2-2-1l-2 1h-2-2-1-2-3-1-3-2-2-8l-7-1h-7l-7-2-6-2-6-2-5-3-5-2-4-4-5-3-3-5-3-4-4-5-2-5-3-6-2-6-2-6-1-7-2-7v-8h-3l-4 8-5 7-5 7-4 6-6 7-5 5-6 6-6 5-7 5-6 4-7 4-7 4-7 3-8 3-8 2-8 2-8 1-9 1-9 1zM251 229l-54 1h-4-3-3-3l-4 1h-3-3l-3 1h-4-3l-3 1h-3l-3 1-2 1-3 1-3 1-2 1-3 1-2 1-3 1-2 2-2 1-2 2-2 1-2 2-2 2-1 2-2 2-3 3-1 2-1 3-1 3-1 2-1 4-1 3-1 4v3 4l-1 4v4 6l1 5v5l1 5 2 5 1 4 2 4 2 4 3 3 3 3 3 2 2 3 4 2 3 2 3 1 4 2 4 1h4l4 1h5 4 3l4-1h4l4-1 4-1 4-1 3-2 3-1 4-2 3-2 3-1 3-2 3-3 3-2 3-2 3-3 2-2 3-3 2-2 2-4 2-2 2-4 2-3 2-3 2-3 2-4 1-3 2-4 1-4 1-3 1-4 1-4 1-3 1-4v-4l1-4v-4-3-4z">
          <text:p/>
        </draw:path>
        <draw:polygon draw:style-name="gr3" draw:text-style-name="P3" draw:layer="layout" svg:width="0.239cm" svg:height="0.513cm" svg:x="35.61cm" svg:y="9.892cm" svg:viewBox="0 0 240 514" draw:points="151,514 141,514 133,513 124,512 115,511 108,508 101,505 94,502 88,498 82,494 77,489 72,484 68,478 64,471 61,464 58,457 56,449 54,440 53,431 52,422 51,411 51,170 0,170 0,97 57,97 90,0 158,0 158,97 236,97 236,170 158,170 158,382 158,388 158,394 159,399 160,404 161,409 162,413 164,417 165,421 167,424 169,427 172,429 175,432 177,434 181,436 184,437 188,439 191,440 195,440 200,441 205,441 207,441 208,441 210,441 212,441 214,441 216,440 218,440 219,440 221,440 222,439 224,439 226,439 227,439 229,438 231,438 233,437 234,437 236,436 238,436 240,436 240,502 236,503 232,504 228,505 224,506 220,507 216,508 212,509 207,510 203,511 199,511 194,512 190,512 185,513 180,513 176,514 171,514 166,514 161,514 155,514">
          <text:p/>
        </draw:polygon>
        <draw:polygon draw:style-name="gr3" draw:text-style-name="P3" draw:layer="layout" svg:width="0.591cm" svg:height="0.418cm" svg:x="35.91cm" svg:y="9.981cm" svg:viewBox="0 0 592 419" draw:points="244,419 244,188 244,183 244,178 244,174 244,169 243,165 243,161 243,156 242,152 241,148 241,144 240,140 239,136 239,133 238,129 237,126 235,122 234,119 233,116 232,113 230,110 229,107 227,104 226,102 224,99 222,97 220,95 218,93 216,91 213,89 211,87 209,86 206,85 203,84 201,83 198,81 195,81 192,80 189,80 185,80 182,80 179,80 176,80 173,80 169,81 167,82 163,83 161,84 158,85 155,87 153,88 150,90 147,92 145,94 142,96 140,98 138,101 136,104 134,107 131,109 129,113 128,116 126,119 124,122 123,126 121,130 119,133 118,138 117,141 116,146 114,150 114,155 113,159 112,163 111,168 111,173 110,177 110,182 110,188 110,193 109,198 109,419 3,419 3,99 3,97 3,94 3,91 3,89 3,86 3,83 3,80 3,78 3,75 2,72 2,69 2,66 2,64 2,61 2,58 2,56 2,53 2,50 2,48 2,46 2,43 2,41 2,38 1,36 1,33 1,31 1,29 1,27 1,25 1,23 1,21 1,19 1,17 1,16 1,14 1,12 0,11 0,10 0,8 0,7 101,7 101,8 102,10 102,11 102,12 102,13 102,15 102,17 102,18 103,20 103,22 103,24 103,26 103,29 104,31 104,33 104,35 104,37 104,40 104,42 104,44 105,47 105,49 105,52 105,54 105,56 105,59 105,61 105,64 105,66 106,68 106,71 106,73 106,75 106,78 106,80 106,82 106,84 106,86 106,87 106,89 108,89 112,80 116,71 120,63 125,56 130,48 135,42 140,36 146,30 151,25 157,21 163,17 169,13 175,10 182,7 189,5 196,3 204,1 211,0 219,0 227,0 237,0 245,1 254,2 262,3 270,5 277,8 284,11 290,14 297,18 302,23 308,28 313,33 318,38 323,44 326,51 330,57 334,65 337,72 339,80 341,89 343,89 346,84 348,79 350,74 353,70 355,66 357,62 360,57 362,54 365,50 367,47 370,43 372,40 376,37 379,34 381,31 384,29 387,26 390,24 393,22 396,19 399,17 402,15 405,13 409,12 412,10 416,9 419,7 422,6 426,5 429,4 433,3 437,2 441,2 445,1 448,1 452,0 456,0 460,0 465,0 469,0 475,0 482,0 488,1 494,1 500,2 506,4 511,6 516,7 521,10 526,12 530,14 535,17 539,20 543,23 547,26 550,30 554,33 557,37 561,41 563,45 566,49 569,54 572,59 574,63 576,68 578,73 580,79 582,84 583,89 585,95 586,101 587,107 588,113 589,119 590,125 591,131 591,138 591,144 591,151 592,157 592,419 486,419 486,188 486,183 486,178 486,174 485,169 485,165 484,161 484,156 484,152 483,148 482,144 482,140 481,136 480,133 479,129 478,126 477,122 476,119 475,116 473,113 472,110 470,107 469,104 467,102 465,99 463,97 462,95 459,93 457,91 455,89 452,87 450,86 448,85 445,84 442,83 439,81 436,81 433,80 430,80 427,80 424,80 421,80 417,80 414,80 411,81 409,81 405,83 403,84 400,85 397,86 395,88 392,90 390,91 387,93 385,95 383,98 380,100 378,103 376,105 373,108 371,111 369,114 367,117 366,120 364,124 362,127 361,131 360,135 358,139 357,143 356,147 355,151 354,155 353,159 353,164 352,169 351,173 351,178 350,183 350,188 350,193 350,419">
          <text:p/>
        </draw:polygon>
        <draw:path draw:style-name="gr3" draw:text-style-name="P3" draw:layer="layout" svg:width="0.375cm" svg:height="0.425cm" svg:x="36.579cm" svg:y="9.981cm" svg:viewBox="0 0 376 426" svg:d="M192 426h-9-9l-8-1-8-1-8-1-8-1-8-2-8-2-7-2-7-3-7-2-7-4-6-3-7-3-6-4-6-4-6-5-5-5-5-4-5-5-5-6-5-6-4-6-4-6-4-7-4-7-4-7-3-7-3-8-3-7-2-9-3-8-2-9-1-9-2-10-1-9-1-10v-10l-1-10v-11-12l1-11v-11l1-10 2-10 2-10 2-9 2-9 3-9 3-8 3-8 3-8 4-7 4-7 4-7 4-6 5-6 5-6 5-5 5-5 6-5 5-5 6-4 6-4 6-4 6-3 7-3 6-3 7-3 7-2 7-2 7-2 7-3 7-1 8-1 7-1 7-1 8-1h8 7 10l9 1h9l9 2 8 1 8 2 8 3 9 3 7 3 7 3 7 3 6 4 7 4 6 4 5 5 6 5 5 5 5 6 5 5 4 6 5 6 4 7 4 6 3 7 3 7 4 8 2 8 3 7 2 8 2 9 3 8 1 9 2 9 1 9 1 9 1 9 1 10v10l1 10v10 3h-264v5 5 5l1 5v5l1 5v4l1 5v5l1 4 2 4 1 5 1 4 1 4 1 4 2 4 2 3 1 4 2 3 2 4 2 2 2 4 3 2 2 3 3 3 3 2 3 3 2 2 4 2 3 2 3 1 3 2 4 2 4 1 4 1h4l4 1h4l5 1h4 6l5-1h5l5-1 5-1 4-1 4-2 4-2 4-2 4-2 3-2 4-3 3-3 2-3 3-4 4-4 2-4 2-4 2-5 1-5 101 9-2 3-1 4-2 4-2 3-1 4-3 3-2 4-2 4-2 4-3 4-2 4-3 4-2 3-4 4-3 4-3 4-4 3-3 4-4 3-4 3-4 4-5 3-4 3-5 2-5 3-5 3-6 2-5 3-6 2-6 3-6 2-8 1-7 2-7 1-7 2h-8l-7 1-8 1h-9zM192 68h-4-3l-3 1h-3-3l-3 1-3 1-3 1-3 1-3 1-3 1-2 1-3 2-3 1-2 2-3 1-2 3-2 2-2 2-2 2-3 2-1 3-2 3-2 3-2 3-1 3-2 3-2 4-1 3-1 4-1 4-1 4-2 4-1 4v5l-1 4v5l-1 5v5 6h160l-1-10-1-10-2-8-2-8-2-8-2-7-4-7-4-6-3-6-4-5-5-5-4-4-5-4-5-3-6-3-5-2-6-2-7-1-6-1z">
          <text:p/>
        </draw:path>
        <draw:polygon draw:style-name="gr3" draw:text-style-name="P3" draw:layer="layout" svg:width="0.374cm" svg:height="0.418cm" svg:x="37.032cm" svg:y="9.981cm" svg:viewBox="0 0 375 419" draw:points="269,419 269,188 269,183 269,178 269,174 269,169 268,165 268,161 267,156 267,152 266,148 266,144 265,140 264,136 263,133 262,129 260,126 259,122 258,119 256,116 255,113 253,110 251,107 249,104 247,102 245,99 243,97 241,95 238,93 236,91 233,89 230,87 227,86 224,85 221,84 218,83 215,81 211,81 208,80 204,80 200,80 196,80 192,80 188,80 185,80 180,81 177,82 173,83 170,84 166,85 163,87 160,88 157,90 154,92 151,94 148,96 145,98 143,101 140,104 138,107 135,109 133,113 131,116 128,119 127,122 125,126 123,130 121,133 120,138 118,141 116,146 115,150 114,155 113,159 112,163 111,168 110,173 110,177 110,182 109,188 109,193 109,198 109,419 2,419 2,99 2,97 2,94 2,91 2,89 2,86 2,83 2,80 2,78 2,75 2,72 2,69 2,66 2,64 2,61 2,58 2,56 2,53 2,50 1,48 1,46 1,43 1,41 1,38 1,36 1,33 1,31 1,29 1,27 1,25 1,23 1,21 0,19 0,17 0,16 0,14 0,12 0,11 0,10 0,8 0,7 101,7 101,8 101,10 102,11 102,12 102,13 102,15 102,17 102,18 102,20 103,22 103,24 103,26 103,29 103,31 103,33 103,35 104,37 104,40 104,42 104,44 104,47 104,49 104,52 105,54 105,56 105,59 105,61 105,64 105,66 105,68 105,71 105,73 105,75 106,78 106,80 106,82 106,84 106,86 106,87 106,89 108,89 112,80 117,71 121,63 127,56 132,48 138,42 143,36 149,30 155,25 162,21 168,17 175,13 183,10 191,7 199,5 206,3 214,1 223,0 231,0 241,0 248,0 255,0 262,1 268,1 275,2 281,4 287,6 292,7 298,10 303,12 308,14 313,17 317,20 322,23 326,26 330,30 334,33 338,37 341,41 345,45 348,49 351,54 353,59 356,63 359,68 361,73 363,79 365,84 366,89 368,95 370,101 371,107 372,113 373,119 374,125 374,131 375,138 375,144 375,151 375,157 375,419">
          <text:p/>
        </draw:polygon>
        <draw:polygon draw:style-name="gr3" draw:text-style-name="P3" draw:layer="layout" svg:width="0.239cm" svg:height="0.513cm" svg:x="37.464cm" svg:y="9.892cm" svg:viewBox="0 0 240 514" draw:points="150,514 141,514 132,513 123,512 116,511 108,508 101,505 94,502 88,498 82,494 77,489 72,484 68,478 64,471 61,464 58,457 56,449 54,440 53,431 52,422 52,411 52,170 0,170 0,97 57,97 90,0 157,0 157,97 236,97 236,170 157,170 157,382 157,388 157,394 158,399 159,404 160,409 161,413 163,417 165,421 166,424 168,427 171,429 174,432 177,434 181,436 184,437 188,439 192,440 196,440 200,441 205,441 207,441 209,441 211,441 212,441 214,441 216,440 218,440 220,440 221,440 223,439 224,439 226,439 228,439 229,438 231,438 233,437 235,437 236,436 239,436 240,436 240,502 236,503 233,504 228,505 224,506 220,507 216,508 212,509 208,510 203,511 199,511 194,512 190,512 185,513 180,513 175,514 170,514 165,514 160,514 155,514">
          <text:p/>
        </draw:polygon>
        <draw:polygon draw:style-name="gr2" draw:text-style-name="P2" draw:layer="layout" svg:width="0.609cm" svg:height="0.632cm" svg:x="33.961cm" svg:y="10.672cm" svg:viewBox="0 0 610 633" draw:points="0,633 610,633 610,0 0,0">
          <text:p/>
        </draw:polygon>
        <draw:polygon draw:style-name="gr3" draw:text-style-name="P3" draw:layer="layout" svg:width="0.559cm" svg:height="0.582cm" svg:x="33.986cm" svg:y="10.697cm" svg:viewBox="0 0 560 583" draw:points="0,583 560,583 560,0 0,0">
          <text:p/>
        </draw:polygon>
        <draw:polygon draw:style-name="gr2" draw:text-style-name="P2" draw:layer="layout" svg:width="0.609cm" svg:height="0.632cm" svg:x="33.961cm" svg:y="11.304cm" svg:viewBox="0 0 610 633" draw:points="0,633 610,633 610,0 0,0">
          <text:p/>
        </draw:polygon>
        <draw:polygon draw:style-name="gr4" draw:text-style-name="P4" draw:layer="layout" svg:width="0.559cm" svg:height="0.583cm" svg:x="33.986cm" svg:y="11.329cm" svg:viewBox="0 0 560 584" draw:points="0,584 560,584 560,0 0,0">
          <text:p/>
        </draw:polygon>
        <draw:polygon draw:style-name="gr2" draw:text-style-name="P2" draw:layer="layout" svg:width="0.609cm" svg:height="0.632cm" svg:x="33.961cm" svg:y="11.936cm" svg:viewBox="0 0 610 633" draw:points="0,633 610,633 610,0 0,0">
          <text:p/>
        </draw:polygon>
        <draw:polygon draw:style-name="gr5" draw:text-style-name="P5" draw:layer="layout" svg:width="0.559cm" svg:height="0.582cm" svg:x="33.986cm" svg:y="11.961cm" svg:viewBox="0 0 560 583" draw:points="0,583 560,583 560,0 0,0">
          <text:p/>
        </draw:polygon>
        <draw:polygon draw:style-name="gr3" draw:text-style-name="P3" draw:layer="layout" svg:width="0.446cm" svg:height="0.5cm" svg:x="34.8cm" svg:y="10.738cm" svg:viewBox="0 0 447 501" draw:points="238,54 229,54 221,55 214,55 205,57 198,58 190,59 183,61 176,63 170,65 163,68 157,71 151,74 145,77 139,81 134,85 129,89 124,93 119,97 114,102 110,107 105,112 102,118 98,124 95,129 91,135 88,142 85,148 82,155 80,162 77,169 75,176 73,183 72,191 70,198 69,206 68,215 67,223 67,231 67,240 66,248 67,257 67,265 67,274 68,282 69,290 71,298 72,306 74,313 76,321 78,328 81,336 83,343 86,349 89,356 93,362 96,368 100,374 104,380 108,385 112,391 117,396 122,401 127,405 132,410 137,414 142,418 148,422 154,425 160,428 166,432 173,434 180,436 187,439 194,441 201,442 208,443 217,445 225,445 232,446 240,446 246,446 251,446 257,445 262,445 267,444 272,443 277,442 282,441 287,440 292,439 296,437 301,435 305,434 310,432 314,430 318,427 322,425 326,423 330,420 334,418 338,415 341,412 345,409 348,406 352,403 355,400 358,397 362,393 364,390 368,386 370,382 373,378 376,374 379,370 381,366 384,362 387,358 389,354 391,349 394,345 447,372 445,377 442,382 439,388 436,393 433,398 430,403 426,408 423,413 419,418 415,422 411,427 407,432 403,436 399,440 394,444 389,448 384,452 380,456 375,460 370,463 364,466 359,470 353,473 348,476 342,478 336,481 330,484 323,486 317,488 311,491 304,493 297,495 290,496 283,497 276,498 268,500 261,500 253,501 245,501 237,501 226,501 214,500 202,499 192,498 181,496 171,494 161,492 151,488 142,485 133,481 124,477 116,473 108,469 100,464 92,459 85,453 78,448 71,442 65,435 59,429 53,422 48,415 42,408 37,400 33,392 29,384 25,376 21,367 18,358 14,349 12,340 9,330 7,321 5,311 3,301 2,290 1,280 0,270 0,259 0,248 0,237 0,226 1,215 2,204 3,194 5,184 7,174 9,164 12,155 15,145 18,137 22,128 26,119 30,111 35,103 39,95 44,88 49,81 55,74 61,67 67,61 74,55 80,49 87,44 95,39 102,34 110,30 118,25 127,22 135,18 144,15 153,12 163,9 172,7 182,5 193,3 203,2 215,1 226,0 237,0 252,1 267,1 281,3 295,5 308,8 321,11 333,15 345,20 356,25 366,31 377,37 386,44 395,52 403,60 412,68 419,78 426,88 432,98 438,109 443,121 381,141 379,138 378,134 376,131 374,128 372,125 371,121 369,118 366,115 364,112 362,109 359,106 357,102 354,100 352,96 349,94 346,91 343,88 339,86 336,83 333,81 329,78 326,76 322,74 318,72 314,70 309,68 305,66 300,65 296,63 291,61 287,60 282,59 276,58 272,57 266,56 261,55 255,55 249,54 244,54">
          <text:p/>
        </draw:polygon>
        <draw:polygon draw:style-name="gr3" draw:text-style-name="P3" draw:layer="layout" svg:width="0.66cm" svg:height="0.485cm" svg:x="34.767cm" svg:y="11.378cm" svg:viewBox="0 0 661 486" draw:points="517,486 439,486 355,177 354,175 353,172 352,169 352,166 351,163 350,160 349,157 348,153 347,150 346,147 346,143 345,139 344,136 343,133 342,129 342,126 341,122 340,119 340,116 339,112 338,109 337,105 336,101 336,97 335,93 334,90 333,86 332,82 331,78 331,74 330,78 329,82 328,86 327,90 326,93 325,97 324,101 324,105 323,109 322,113 321,116 320,120 320,123 319,126 318,129 317,133 317,136 316,140 315,144 314,147 313,150 312,154 312,157 311,160 310,163 309,166 308,169 308,172 307,175 306,177 221,486 143,486 0,0 68,0 155,309 157,313 158,317 159,322 160,326 161,330 162,335 163,339 165,343 166,347 167,352 168,356 169,360 170,364 171,368 172,372 173,376 173,380 174,383 175,387 176,390 177,394 178,398 178,402 179,406 180,410 181,413 182,417 183,421 183,424 184,428 185,423 186,419 187,414 188,409 189,405 190,400 191,395 193,390 194,386 195,381 195,379 196,377 196,375 197,373 197,371 198,369 198,367 199,365 199,363 199,361 200,359 201,357 201,354 202,352 202,350 203,348 203,346 203,344 204,342 204,340 205,338 205,336 206,334 207,332 207,330 208,328 208,326 209,324 209,322 210,320 210,318 211,316 211,315 212,313 212,311 213,309 213,308 214,306 214,304 214,303 299,0 362,0 446,303 447,304 447,306 447,308 448,309 449,311 449,313 449,315 450,316 450,318 451,320 451,322 452,324 452,326 453,328 453,330 454,332 455,334 455,336 456,338 456,340 457,342 457,344 458,346 458,348 459,350 459,352 459,354 460,356 461,358 461,360 462,363 462,365 463,367 463,369 463,371 464,373 464,375 465,377 465,379 466,381 467,386 468,390 469,395 470,399 471,404 473,409 474,414 475,418 476,423 477,428 477,427 477,426 477,425 478,424 478,422 479,420 479,419 480,416 480,414 481,411 481,408 482,406 483,403 483,400 484,396 485,393 486,390 487,386 487,383 488,379 489,375 490,371 491,368 492,364 493,360 494,356 495,352 495,348 497,344 498,339 499,335 500,332 501,328 502,324 503,320 504,316 505,312 506,309 593,0 661,0">
          <text:p/>
        </draw:polygon>
        <draw:path draw:style-name="gr3" draw:text-style-name="P3" draw:layer="layout" svg:width="0.468cm" svg:height="0.486cm" svg:x="34.765cm" svg:y="12.009cm" svg:viewBox="0 0 469 487" svg:d="M402 487l-56-143h-221l-56 143h-69l199-487h75l195 487zM264 132l-1-2-1-3-1-3-1-3-1-3-1-3-1-2-1-3-1-3-1-3-1-2-1-3-1-3-1-2-1-3-1-3-1-2v-3l-1-2-1-2-1-2-1-3v-2l-1-2v-2l-1-2-1-2v-1l-1-2-1-2v-1l-1-1v-1-2-1l-1-1v-1-1l-1 1v1 1l-1 1v2 1l-1 1-1 1v2l-1 2v2l-1 1v3l-1 1-1 2v3l-1 2-1 2-1 3-1 2v3l-1 2-1 2-1 3-1 3-1 3-1 2-1 3-1 3-1 3-1 2-1 3-1 3-1 3-1 3-1 2-1 3-1 3-62 160h182z">
          <text:p/>
        </draw:path>
        <draw:polygon draw:style-name="gr3" draw:text-style-name="P3" draw:layer="layout" svg:width="0.523cm" svg:height="0.64cm" svg:x="4.032cm" svg:y="0.193cm" svg:viewBox="0 0 524 641" draw:points="0,641 0,0 505,0 505,104 134,104 134,265 477,265 477,369 134,369 134,538 524,538 524,641">
          <text:p/>
        </draw:polygon>
        <draw:polygon draw:style-name="gr3" draw:text-style-name="P3" draw:layer="layout" svg:width="0.447cm" svg:height="0.511cm" svg:x="4.624cm" svg:y="0.332cm" svg:viewBox="0 0 448 512" draw:points="448,358 448,365 447,372 446,378 445,385 444,391 442,398 440,404 438,410 436,416 433,421 430,427 427,432 423,439 419,444 415,448 410,453 406,458 401,462 395,466 390,471 384,475 378,478 372,482 365,485 358,488 352,491 344,494 337,496 329,499 321,501 313,503 304,505 295,506 286,508 277,509 268,510 258,511 248,511 238,512 228,512 218,512 209,511 200,511 192,511 183,510 175,509 167,508 158,507 151,506 143,505 135,504 128,502 121,500 114,498 108,496 101,494 95,491 89,488 83,486 77,483 71,479 66,476 61,472 54,468 50,464 45,460 41,456 36,451 32,446 28,441 25,436 21,430 18,425 15,419 12,413 9,406 6,400 4,393 2,386 0,379 113,362 114,366 115,370 117,373 118,377 120,380 121,384 123,387 125,390 126,392 128,395 130,398 132,400 134,402 137,404 139,406 141,408 144,410 146,412 149,413 152,415 155,416 157,417 161,418 164,419 167,420 170,421 174,422 177,423 181,423 185,424 188,424 192,425 197,425 200,425 205,426 209,426 214,426 218,426 223,426 228,426 232,426 236,426 241,426 244,426 249,426 253,425 256,425 260,425 264,424 268,424 272,423 276,422 279,422 283,421 286,420 289,419 292,419 295,418 298,416 301,415 304,414 306,413 309,411 311,409 313,408 315,406 318,404 319,402 321,400 323,398 324,396 326,393 327,391 328,388 328,385 329,382 330,379 330,376 330,373 331,370 330,366 330,362 330,359 328,356 328,353 326,350 325,347 323,344 321,342 319,340 317,337 314,335 312,333 309,331 306,329 303,328 300,326 296,324 292,323 289,322 285,320 280,319 277,317 272,316 268,315 263,313 258,312 253,311 248,310 243,309 238,308 232,307 227,306 222,305 216,304 211,302 205,301 199,300 193,298 188,297 181,295 175,294 169,293 163,291 157,289 151,288 145,286 139,284 133,282 127,281 121,279 115,276 109,274 104,272 98,269 93,267 88,264 83,261 78,258 73,255 68,251 64,248 59,244 54,240 51,236 47,232 43,227 40,223 37,218 34,213 31,208 29,203 27,197 24,191 23,184 22,178 21,171 20,164 19,157 19,149 19,142 20,135 21,129 22,122 23,116 24,110 26,104 28,98 30,92 33,87 36,81 39,76 42,71 46,66 50,61 54,57 58,52 64,48 69,44 74,40 79,36 85,33 91,29 97,26 103,23 110,20 117,17 124,15 131,13 139,10 147,8 155,7 163,5 172,4 181,3 190,2 199,1 209,1 219,0 229,0 236,0 244,0 252,1 260,1 267,2 274,3 282,4 289,5 296,6 303,8 310,9 317,11 323,13 330,15 336,17 342,20 348,22 354,25 359,28 365,31 370,35 375,38 381,42 385,46 390,50 394,54 399,58 403,63 407,67 410,72 414,77 417,83 421,88 424,94 426,100 429,106 431,112 433,119 435,126 436,133 323,144 322,141 322,138 321,135 320,131 319,129 318,125 316,123 315,120 313,118 312,116 310,113 308,111 307,109 304,107 303,105 301,103 298,101 296,100 294,98 291,97 289,95 286,94 284,93 281,92 278,91 276,90 273,89 270,89 267,88 264,88 260,87 257,87 254,86 250,86 247,86 243,86 240,85 236,85 232,85 229,85 220,85 211,86 203,86 196,87 189,88 182,89 176,91 170,93 165,95 160,97 156,99 152,102 149,105 146,108 143,112 141,116 140,120 139,125 138,130 138,136 138,139 138,142 138,145 139,148 140,150 141,153 142,156 144,158 145,160 147,162 149,164 151,166 153,168 156,170 158,172 161,173 164,175 167,176 170,178 173,179 177,180 180,181 184,183 188,184 192,185 196,186 200,187 205,189 209,190 213,191 218,191 223,192 228,193 233,195 238,196 243,197 249,198 254,199 259,201 265,202 272,203 278,205 285,207 292,208 299,210 306,211 312,213 319,215 325,217 332,219 338,221 345,223 351,226 357,228 363,231 369,233 374,236 380,239 385,243 391,246 395,250 400,253 405,257 410,261 414,265 418,270 422,274 425,279 429,285 432,290 435,295 437,301 440,307 442,313 444,320 445,327 446,334 447,342 448,350">
          <text:p/>
        </draw:polygon>
        <draw:polygon draw:style-name="gr3" draw:text-style-name="P3" draw:layer="layout" svg:width="0.288cm" svg:height="0.616cm" svg:x="5.12cm" svg:y="0.226cm" svg:viewBox="0 0 289 617" draw:points="180,617 169,617 158,616 149,614 139,612 130,609 121,606 114,602 106,597 100,592 93,586 87,580 82,572 78,565 73,557 70,547 67,538 65,528 64,517 63,505 63,493 63,203 0,203 0,116 69,116 109,0 189,0 189,116 283,116 283,203 189,203 189,459 189,466 191,472 191,478 192,484 193,490 195,495 197,500 199,504 201,508 204,512 206,515 210,518 213,520 217,522 221,524 225,526 230,527 235,528 240,528 246,528 248,528 250,528 253,528 255,528 257,528 259,528 261,528 264,527 265,527 267,527 269,526 271,526 273,526 275,525 277,525 280,524 282,524 284,523 286,523 289,522 289,601 284,603 279,604 274,606 269,607 264,608 259,609 254,610 249,611 244,612 239,613 233,613 228,614 222,615 217,615 211,616 205,616 199,616 193,617 186,617">
          <text:p/>
        </draw:polygon>
        <draw:path draw:style-name="gr3" draw:text-style-name="P3" draw:layer="layout" svg:width="0.128cm" svg:height="0.674cm" svg:x="5.484cm" svg:y="0.159cm" svg:viewBox="0 0 129 675" svg:d="M0 94v-94h129v94zM0 675v-492h129v492z">
          <text:p/>
        </draw:path>
        <draw:polygon draw:style-name="gr3" draw:text-style-name="P3" draw:layer="layout" svg:width="0.709cm" svg:height="0.501cm" svg:x="5.739cm" svg:y="0.332cm" svg:viewBox="0 0 710 502" draw:points="295,502 295,226 294,220 294,214 294,209 294,203 294,198 293,193 293,188 292,183 291,178 290,173 290,168 289,164 287,159 286,155 285,151 283,147 282,143 280,139 279,136 277,132 275,129 273,126 271,123 269,120 267,117 264,114 262,112 259,110 256,107 253,105 251,104 247,102 244,101 241,99 238,98 234,98 231,97 227,96 223,96 219,96 215,96 211,96 208,97 204,98 200,99 197,100 194,101 190,102 187,104 184,106 180,108 177,111 174,113 171,116 168,119 166,122 163,125 161,128 158,132 156,136 154,139 152,143 149,147 147,152 146,156 144,161 142,165 141,170 139,175 138,180 137,186 136,191 135,197 134,202 133,208 133,214 132,220 132,226 132,232 132,238 132,502 4,502 4,119 4,116 4,113 4,110 4,107 4,104 4,100 4,97 4,94 3,90 3,87 3,83 3,80 3,77 3,74 3,70 3,67 3,64 3,61 3,58 3,55 2,52 2,49 2,46 2,43 2,40 2,38 2,35 2,33 2,30 2,28 2,25 1,23 1,21 1,19 1,17 1,15 1,14 1,12 1,11 0,9 122,9 122,11 123,12 123,13 123,15 123,17 123,19 123,21 124,23 124,25 124,27 124,30 124,32 124,35 125,37 125,40 125,43 125,45 125,48 125,51 126,54 126,57 126,59 126,62 126,65 126,68 126,71 127,74 127,77 127,80 127,83 127,86 128,88 128,91 128,94 128,96 128,99 128,101 128,103 128,105 128,107 130,107 135,96 140,86 145,76 150,67 156,59 162,51 168,44 175,37 182,31 189,26 196,21 203,16 211,13 219,9 227,6 236,4 245,2 254,1 263,0 273,0 284,0 296,1 306,2 316,4 325,7 334,10 342,14 350,18 358,22 365,28 371,33 378,40 383,46 389,53 393,61 398,69 402,78 405,87 408,97 411,107 414,107 416,101 419,95 422,90 425,84 427,79 430,74 433,70 436,65 439,60 442,56 445,52 448,48 451,45 455,41 458,38 462,35 465,32 468,29 472,26 476,23 479,21 483,19 487,17 491,15 495,13 499,11 503,9 507,8 511,7 516,5 520,4 524,3 529,3 534,2 538,1 543,1 548,1 553,0 558,0 563,0 571,0 579,1 586,1 593,2 600,4 607,5 613,7 620,9 625,12 631,15 637,17 642,21 647,24 652,28 657,32 661,36 665,40 669,45 673,50 676,54 680,60 683,65 686,71 689,76 692,82 694,88 697,95 699,101 700,108 702,114 704,122 705,129 706,136 707,143 708,150 709,158 710,166 710,173 710,181 710,189 710,502 583,502 583,226 583,220 583,214 583,209 583,203 582,198 582,193 581,188 581,183 580,178 579,173 578,168 578,164 577,159 576,155 574,151 573,147 571,143 570,139 568,136 566,132 565,129 563,126 561,123 559,120 556,117 554,114 552,112 549,110 546,107 543,105 540,104 537,102 534,101 531,99 528,98 524,98 520,97 517,96 513,96 509,96 505,96 501,96 498,97 494,98 490,98 487,100 483,101 480,102 477,104 474,106 471,108 468,110 465,112 462,115 459,118 457,120 454,124 451,127 449,130 446,134 444,137 442,141 440,145 438,149 436,153 434,158 433,162 432,167 430,172 429,177 427,181 426,187 425,192 425,197 424,203 423,208 422,214 422,220 422,226 421,232 421,502">
          <text:p/>
        </draw:polygon>
        <draw:path draw:style-name="gr3" draw:text-style-name="P3" draw:layer="layout" svg:width="0.497cm" svg:height="0.51cm" svg:x="6.533cm" svg:y="0.333cm" svg:viewBox="0 0 498 511" svg:d="M152 511h-7l-7-1h-7l-7-1-6-1-6-1-7-1-6-1-5-2-6-2-6-2-5-2-5-3-5-2-5-3-4-3-5-3-4-3-4-4-4-3-4-4-4-5-3-4-4-4-2-5-4-5-2-5-3-5-2-6-2-5-2-6-2-6-2-6-1-6-1-6-1-6-1-7v-7l-1-6v-8-8l1-8 1-9 1-7 1-8 2-7 2-7 2-7 2-6 3-6 3-6 4-5 3-6 4-5 4-5 5-5 4-4 5-4 5-4 5-4 5-4 6-3 6-3 6-3 6-3 6-3 6-2 7-2 7-2 7-2 7-1 7-2 8-1 7-1 8-1 8-1 8-1 7-1h9 7l107-2v-25l-1-5v-5-5l-1-5v-4l-1-5v-4l-1-4-1-4-1-3v-4l-2-3-1-4-1-3-1-3-2-3-1-2-2-3-1-3-2-2-2-2-2-2-2-2-2-2-2-2-3-1-2-1-3-2-2-1-3-1-3-1-2-1h-3l-3-1-3-1h-3-4l-3-1h-3-3-4-3-3l-3 1h-3-2l-3 1h-3l-3 1h-2l-2 1-3 1-2 1-3 1-2 1-2 1-2 1-2 2-2 1-2 2-1 1-2 2-2 2-1 2-2 2-1 2-2 2-1 3-1 3-1 2-1 3-2 3-2 3v3l-1 3-1 3-1 4v4l-1 4v4l-133-7 1-6 1-6 2-6 1-6 2-6 2-6 3-6 2-5 3-6 3-5 2-6 4-5 3-5 4-4 4-5 4-5 4-4 5-4 5-5 4-4 6-3 5-4 6-3 6-4 6-3 7-3 6-2 7-3 7-2 8-3 7-2 9-2 9-1 8-2 9-1 9-1 9-1h9 10 10 9 9l9 1h8l8 1 8 1 8 2 8 2 8 2 7 2 7 2 7 3 6 3 7 3 6 3 6 3 6 4 5 4 6 4 5 5 5 5 4 4 5 5 4 5 4 6 3 5 4 6 3 6 3 6 3 7 3 6 2 7 2 8 1 7 2 7 1 8 1 8 1 8v8 9 179 3 4 3 3l1 3v4 2 4 2l1 3v3 2l1 3v2l1 3v2l1 2 1 2 1 2v2l1 2 1 2 1 1 2 2 1 1 1 2 1 1 2 1 1 1 2 1 1 1 2 1 2 1h2l2 1h2 2 3l2 1h3 3 2l3-1h3 3 3l3-1h2 3l3-1v70l-2 1h-3l-2 1h-2l-2 1h-2l-2 1h-2l-2 1h-2l-2 1h-1-2l-2 1h-2l-2 1h-2-1l-2 1h-2-2-2l-1 1h-2-2-2-2l-2 1h-2-3-1-2-3l-2 1h-2-3-2-3-2-3-9l-9-1-9-1-8-2-7-2-7-2-6-4-6-3-6-4-4-5-5-4-4-6-3-6-4-6-3-7-2-7-2-8-2-9-2-8-1-9h-2l-6 9-5 8-6 9-6 8-7 8-6 7-7 6-8 6-7 6-8 5-8 5-9 4-8 4-9 3-10 3-10 2-10 3-10 1h-11zM302 273l-66 1h-4-4-4l-4 1h-4-4l-4 1h-4l-3 1h-4l-4 1-3 1h-4l-3 1-4 1-3 1-3 2-3 1-3 1-2 2-4 2-3 1-2 2-3 2-2 2-2 3-2 2-2 3-2 2-1 3-2 3-1 4-1 4-2 3-1 4v5l-1 4v4 5l-1 5 1 7v7l1 6 1 6 2 5 1 5 2 5 3 4 2 4 4 4 3 3 3 3 4 2 5 2 4 2 5 2 4 1 5 1h5 6 5 4 5l5-1 4-1 4-1 5-2 4-1 4-2 4-2 4-2 4-2 4-3 3-2 4-3 3-3 3-3 3-3 3-3 3-3 3-4 2-3 3-4 2-4 2-4 2-4 2-4 2-4 2-4 2-5 1-4 2-5 1-4 1-5v-4l1-5 1-4v-5-5l1-4z">
          <text:p/>
        </draw:path>
        <draw:polygon draw:style-name="gr3" draw:text-style-name="P3" draw:layer="layout" svg:width="0.288cm" svg:height="0.616cm" svg:x="7.035cm" svg:y="0.226cm" svg:viewBox="0 0 289 617" draw:points="180,617 169,617 158,616 148,614 139,612 130,609 122,606 114,602 106,597 99,592 93,586 87,580 82,572 78,565 74,557 70,547 67,538 65,528 64,517 63,505 63,493 63,203 0,203 0,116 69,116 109,0 189,0 189,116 282,116 282,203 189,203 189,459 189,466 189,472 190,478 191,484 193,490 194,495 196,500 198,504 200,508 203,512 206,515 209,518 212,520 216,522 220,524 224,526 229,527 234,528 239,528 245,528 247,528 250,528 252,528 254,528 256,528 258,528 260,528 262,527 265,527 266,527 268,526 270,526 272,526 274,525 277,525 279,524 281,524 283,523 286,523 289,522 289,601 283,603 278,604 273,606 268,607 263,608 258,609 253,610 248,611 243,612 238,613 232,613 227,614 221,615 216,615 210,616 204,616 198,616 192,617 186,617">
          <text:p/>
        </draw:polygon>
        <draw:path draw:style-name="gr3" draw:text-style-name="P3" draw:layer="layout" svg:width="0.45cm" svg:height="0.51cm" svg:x="7.37cm" svg:y="0.333cm" svg:viewBox="0 0 451 511" svg:d="M231 511h-10l-10-1-11-1-9-1-10-1-10-2-9-2-9-2-9-3-9-3-8-3-8-4-8-4-7-4-8-5-7-5-7-5-6-6-6-6-7-6-5-6-6-7-5-8-5-8-6-8-5-8-4-8-4-9-4-9-3-10-3-10-2-10-3-11-2-11-2-11-1-11-1-12-1-12-1-13v-13-14l1-13 1-13 1-12 2-13 2-11 3-11 2-11 4-11 3-9 4-10 4-9 5-9 4-8 6-8 6-8 5-7 6-7 6-6 6-6 7-6 6-6 7-5 7-5 8-4 7-4 8-4 8-3 8-4 8-2 8-3 9-2 9-2 8-2 9-1 9-1 9-1 9-1h9 9 12 11l11 1 10 2 10 1 10 3 9 2 9 4 9 3 8 4 8 4 9 4 7 5 7 5 7 6 7 6 6 6 6 6 6 7 5 7 5 8 5 7 5 8 4 9 4 8 4 9 3 9 3 10 3 10 3 10 2 10 2 10 2 11 2 11 1 11 1 11 1 12 1 11v12 12 4h-316v6l1 6v6l1 6v6l1 6v5l1 6 1 5 1 6 1 5 2 5 1 5 1 5 2 4 2 5 2 4 2 5 2 4 3 4 2 4 3 3 3 4 3 3 3 3 3 3 4 3 3 2 4 3 4 2 4 2 4 2 4 2 4 1 5 1 5 2h5l5 1h6 5 7 6l6-1 6-1 5-1 6-2 5-2 5-2 5-2 4-3 4-3 4-4 3-3 4-4 3-4 3-5 3-5 2-5 2-6 3-6 120 11-2 4-2 4-1 5-3 4-2 4-3 5-2 5-2 4-3 5-3 4-3 5-3 5-4 5-4 5-3 4-4 5-5 4-4 4-5 4-4 4-6 4-5 4-5 3-6 4-6 3-6 3-7 3-7 3-7 3-7 3-7 2-8 3-8 1-8 2-9 1-9 2-10 1h-9l-10 1zM231 80h-3-4l-4 1h-4l-4 1h-3l-4 1-3 1-4 2-3 1-4 1-3 1-3 2-3 2-3 2-3 2-3 3-3 2-2 3-3 2-2 4-2 2-3 4-2 3-2 4-2 4-2 3-1 5-2 4-2 5-1 4-2 5-1 5-1 5-1 6-1 5v6l-1 6v6 6h190v-11l-2-12-1-10-3-10-2-9-4-8-3-9-4-7-4-7-5-6-5-6-6-5-6-4-6-4-6-4-8-2-7-2-7-2-8-1z">
          <text:p/>
        </draw:path>
        <draw:path draw:style-name="gr3" draw:text-style-name="P3" draw:layer="layout" svg:width="0.47cm" svg:height="0.684cm" svg:x="7.89cm" svg:y="0.159cm" svg:viewBox="0 0 471 685" svg:d="M347 675h-1v-1-1-1-1l-1-2v-1-2-1-2l-1-2v-2-2-2-2l-1-3v-2-2-2l-1-2v-3-2-3-2-2l-1-3v-2-3l-1-2v-3-2-2-3-2-2-2-3-2-1-3h-2l-5 10-5 8-5 9-6 7-6 8-7 6-7 6-7 6-7 5-8 4-8 4-9 4-8 3-9 2-9 3-10 1-10 2-10 1h-11l-11 1-9-1h-9l-9-1-8-2-8-1-9-2-7-3-8-3-7-3-7-3-6-4-7-5-6-4-6-5-5-5-6-6-5-6-5-6-5-6-5-7-4-7-4-7-4-7-3-8-4-8-3-8-3-8-2-9-3-9-2-9-2-10-2-9-2-10-1-10-1-10-1-10-1-11v-10l-1-11v-11-11l1-11v-11l1-10 1-11 1-10 1-10 2-10 2-9 2-10 2-9 3-9 3-9 3-8 3-8 4-8 4-8 4-7 4-7 5-7 5-7 4-6 6-7 5-5 6-5 6-6 6-5 7-4 6-5 8-3 7-4 7-3 8-3 8-4 9-2 8-2 9-1 9-1h10 10 4 5 5 4l5 1h5l4 1 5 1h4l5 1 4 2 5 1 4 1 4 2 4 2 4 1 4 2 4 2 4 2 4 2 4 2 4 2 3 3 4 2 3 3 4 2 3 3 3 3 3 4 4 3 3 3 4 3 2 4 3 4 3 4 3 4 2 4 2 4 3 5 2 4h1v-1-1-1-1-1-2-1-2-1l-1-2v-2-2-2-2-2-2-2-2-2-2-3-2-2-3-2-2-3-2-3-2-2-3-2-3-2-2-3-2-3-3-179h128v568 7 7 7 7 6 6 7l1 6v6 5l1 6v5 5 5l1 4v4 4 4 3l1 3zM341 427v-10l-1-9v-9l-1-9v-8l-1-7-1-8-2-7-2-7-1-7-2-6-2-6-2-6-2-5-3-6-2-5-4-4-2-5-3-4-3-3-3-4-3-4-4-3-3-3-3-3-3-2-4-3-3-2-4-2-4-1-4-1-3-2-4-1-4-1-4-1-4-1h-3-4l-4-1h-4-5l-5 1h-4l-5 1-4 1-4 1-5 1-4 1-4 2-4 2-4 2-3 2-4 3-3 2-3 3-3 3-3 4-3 3-3 4-2 4-3 4-2 5-3 4-2 5-2 5-2 5-2 6-1 6-2 6-1 6-1 7-1 6-1 7-1 8-1 7-1 8v8 9l-1 8v9l1 32 3 28 6 25 7 22 8 19 12 15 13 11 15 9 17 5 19 2 4-1h4l3-1h4l4-1 4-1 4-1 4-1 3-1 4-2 4-2 3-1 4-3 4-2 3-3 4-3 3-3 3-3 3-4 3-3 3-5 3-4 3-5 2-4 4-5 2-6 2-5 2-6 3-6 1-7 2-7 2-7 1-7 2-8 1-8v-9l1-8v-9l1-9z">
          <text:p/>
        </draw:path>
        <draw:polygon draw:style-name="gr3" draw:text-style-name="P3" draw:layer="layout" svg:width="0.447cm" svg:height="0.511cm" svg:x="8.712cm" svg:y="0.332cm" svg:viewBox="0 0 448 512" draw:points="448,358 448,365 448,372 447,378 446,385 444,391 443,398 441,404 439,410 436,416 434,421 429,427 426,432 422,439 418,444 415,448 410,453 405,458 400,462 395,466 390,471 384,475 378,478 372,482 365,485 358,488 351,491 344,494 336,496 328,499 320,501 312,503 304,505 295,506 286,508 277,509 267,510 258,511 248,511 238,512 227,512 218,512 209,511 200,511 191,511 183,510 174,509 166,508 158,507 150,506 143,505 135,504 128,502 121,500 114,498 107,496 101,494 94,491 88,488 82,486 76,483 71,479 65,476 60,472 55,468 51,464 46,460 41,456 37,451 33,446 29,441 25,436 22,430 18,425 15,419 12,413 10,406 7,400 5,393 3,386 0,379 113,362 114,366 115,370 116,373 118,377 119,380 121,384 122,387 124,390 126,392 128,395 130,398 132,400 134,402 136,404 138,406 141,408 143,410 146,412 149,413 151,415 154,416 157,417 160,418 163,419 167,420 170,421 173,422 177,423 180,423 184,424 188,424 192,425 196,425 200,425 204,426 209,426 213,426 218,426 223,426 227,426 231,426 236,426 240,426 244,426 248,426 252,425 256,425 260,425 264,424 268,424 272,423 275,422 279,422 282,421 285,420 289,419 292,419 295,418 298,416 301,415 303,414 306,413 308,411 311,409 313,408 315,406 317,404 319,402 321,400 322,398 324,396 325,393 326,391 327,388 328,385 329,382 330,379 330,376 330,373 330,370 330,366 330,362 329,359 328,356 327,353 326,350 325,347 323,344 321,342 319,340 316,337 314,335 312,333 309,331 306,329 302,328 299,326 296,324 292,323 288,322 284,320 280,319 276,317 272,316 267,315 263,313 258,312 253,311 248,310 243,309 237,308 232,307 227,306 222,305 216,304 210,302 205,301 199,300 193,298 187,297 181,295 175,294 169,293 163,291 157,289 151,288 144,286 138,284 132,282 126,281 120,279 115,276 109,274 103,272 98,269 92,267 88,264 82,261 78,258 73,255 68,251 64,248 59,244 55,240 51,236 48,232 44,227 41,223 37,218 35,213 32,208 29,203 27,197 25,191 24,184 22,178 21,171 21,164 20,157 20,149 20,142 21,135 21,129 22,122 23,116 25,110 27,104 29,98 31,92 34,87 36,81 40,76 43,71 47,66 51,61 54,57 59,52 64,48 68,44 74,40 79,36 85,33 90,29 97,26 103,23 110,20 116,17 124,15 131,13 139,10 146,8 155,7 163,5 172,4 181,3 189,2 199,1 209,1 218,0 228,0 236,0 244,0 252,1 259,1 267,2 274,3 282,4 289,5 296,6 303,8 310,9 316,11 323,13 329,15 336,17 342,20 348,22 354,25 359,28 365,31 370,35 375,38 380,42 385,46 390,50 394,54 398,58 403,63 406,67 410,72 414,77 417,83 420,88 423,94 426,100 428,106 431,112 434,119 435,126 437,133 323,144 322,141 321,138 320,135 319,131 318,129 317,125 316,123 314,120 313,118 312,116 310,113 308,111 306,109 304,107 302,105 300,103 298,101 296,100 294,98 291,97 289,95 286,94 284,93 281,92 278,91 275,90 272,89 270,89 266,88 263,88 260,87 257,87 253,86 250,86 247,86 243,86 239,85 236,85 232,85 228,85 219,85 211,86 203,86 195,87 188,88 182,89 176,91 170,93 165,95 160,97 156,99 152,102 149,105 145,108 143,112 141,116 139,120 138,125 138,130 137,136 137,139 138,142 138,145 139,148 139,150 140,153 142,156 143,158 145,160 146,162 148,164 150,166 153,168 155,170 158,172 161,173 163,175 166,176 169,178 173,179 176,180 180,181 183,183 187,184 192,185 195,186 200,187 204,189 209,190 213,191 218,191 223,192 228,193 233,195 238,196 243,197 248,198 254,199 259,201 265,202 271,203 278,205 285,207 292,208 299,210 305,211 312,213 318,215 325,217 331,219 338,221 344,223 351,226 357,228 363,231 368,233 374,236 380,239 385,243 390,246 395,250 400,253 405,257 409,261 414,265 417,270 421,274 425,279 428,285 433,290 436,295 438,301 441,307 443,313 444,320 446,327 447,334 448,342 448,350">
          <text:p/>
        </draw:polygon>
        <draw:path draw:style-name="gr3" draw:text-style-name="P3" draw:layer="layout" svg:width="0.468cm" svg:height="0.695cm" svg:x="9.236cm" svg:y="0.332cm" svg:viewBox="0 0 469 696" svg:d="M0 257v-11-11l1-11 1-10 1-11 1-10 1-10 2-10 2-9 2-10 3-9 2-9 3-9 3-8 4-9 3-8 4-7 4-8 4-7 5-7 5-7 5-6 5-6 6-6 5-5 6-5 7-5 6-5 7-4 7-4 7-5 8-3 8-3 8-2 8-2 9-2 9-1 9-1 9-1h10 10l9 1 9 1 9 1 9 2 9 3 9 2 8 3 8 5 8 4 7 4 8 5 6 6 7 6 6 6 6 7 6 8 5 8 5 9 5 9v-2-2-2-2-3-2-2-2-3-2-3-2l1-3v-2-3-2-2-3l1-2v-2-3-2l1-2v-2-2-3-2l1-1v-2-2l1-2v-1-2-3-1l1-1v-1-1-1-1h124v4 5 4l-1 4v4 5 5 5 6l-1 6v6 6 6 6 7 7 7 7 7 8 572h-128v-205-2-3-3-2-3-2-2-3-2-3-2-3-2-2l1-3v-2-2-2-2-2-3-2-3-2-2-3l1-2v-2-2-2h-1l-5 9-5 9-5 8-6 8-6 7-7 7-7 6-7 6-8 5-8 4-8 4-9 4-9 3-9 3-10 2-10 2-9 2-11 1h-11l-11 1-9-1h-8l-9-1-9-2-8-1-8-2-7-3-8-3-7-3-7-3-7-4-6-5-6-4-6-5-6-5-5-6-6-6-5-6-4-6-5-7-4-7-4-7-4-7-4-8-3-8-3-8-3-8-3-9-2-9-3-9-2-10-1-9-2-10-2-10-1-10-1-10v-11l-1-10v-11zM340 254l-1-9v-10-9l-1-8-1-9-1-7-1-8-1-7-2-7-2-7-1-6-2-6-3-6-2-5-2-5-3-5-2-5-3-4-2-4-3-4-3-4-3-3-3-4-4-3-3-2-3-3-4-2-3-2-4-2-4-2-4-1-3-1-4-1-4-2h-4l-3-1-4-1h-4-4-4-4-5l-5 1h-4l-5 1-4 1-4 1-4 2-4 1-4 2-4 2-4 2-3 3-3 3-3 3-4 3-3 3-3 3-2 4-3 4-3 4-2 5-2 5-3 5-2 4-2 6-1 5-2 6-2 6-1 7-1 6-1 7-2 7-1 7v8l-1 7v9l-1 8v8 9l1 32 3 28 5 25 7 22 9 19 12 15 13 11 15 9 17 5 20 2 3-1h4l4-1h4l4-1 3-1 4-1 4-1 3-1 4-2 4-2 4-1 3-3 4-2 3-3 4-3 3-3 3-3 3-4 3-3 3-5 3-4 3-5 2-4 3-5 2-6 2-5 3-6 1-6 2-7 2-7 2-7 1-7 1-8 1-8 1-8 1-9v-9-9z">
          <text:p/>
        </draw:path>
        <draw:polygon draw:style-name="gr3" draw:text-style-name="P3" draw:layer="layout" svg:width="0.45cm" svg:height="0.502cm" svg:x="9.824cm" svg:y="0.341cm" svg:viewBox="0 0 451 503" draw:points="128,0 128,277 128,282 128,288 128,293 129,299 129,304 130,309 130,314 131,320 132,325 133,329 134,334 135,339 136,343 137,347 139,351 140,355 142,359 144,363 146,367 147,370 150,374 152,377 155,380 157,382 159,385 162,388 165,390 168,393 171,395 174,397 178,398 181,400 185,401 189,403 193,404 197,405 201,405 206,406 211,406 215,406 220,406 224,406 229,405 233,405 237,404 242,403 246,401 249,400 253,398 257,396 261,394 265,392 268,389 272,387 275,384 278,381 282,377 285,374 288,371 291,367 293,363 296,359 298,355 301,351 303,346 305,342 307,337 309,332 310,327 312,322 313,317 315,311 316,306 317,300 318,295 319,289 319,283 319,277 320,271 320,264 320,0 447,0 447,382 447,386 447,389 447,392 447,395 447,398 447,402 447,405 447,409 447,413 447,416 448,420 448,423 448,426 448,430 448,433 448,436 448,439 448,442 448,445 448,449 448,451 449,454 449,457 449,460 449,463 449,466 449,468 449,471 449,473 450,476 450,478 450,480 450,483 450,484 450,486 450,488 451,490 451,491 451,492 451,493 329,493 329,492 329,491 329,490 329,488 328,486 328,485 328,483 328,481 328,479 327,476 327,474 327,471 327,469 327,466 326,463 326,461 326,458 326,455 326,452 326,449 326,447 325,444 325,441 325,438 325,435 325,432 325,429 325,426 324,423 324,420 324,418 324,415 324,412 324,409 324,406 324,404 324,401 324,399 324,397 324,395 321,395 316,406 311,417 305,426 299,436 292,444 286,452 278,459 271,466 263,472 255,477 247,482 239,486 231,490 222,493 212,496 203,498 193,501 183,502 173,502 162,503 153,503 145,502 137,501 129,500 121,499 114,497 107,496 100,493 93,491 87,488 81,485 75,482 70,478 64,475 59,471 54,467 49,462 45,458 41,454 37,449 33,443 29,438 26,432 23,427 20,421 18,415 15,407 13,401 11,394 9,387 7,381 6,374 5,366 4,359 2,352 2,344 1,337 1,329 0,321 0,313 0,0">
          <text:p/>
        </draw:polygon>
        <draw:path draw:style-name="gr3" draw:text-style-name="P3" draw:layer="layout" svg:width="0.496cm" svg:height="0.51cm" svg:x="10.363cm" svg:y="0.333cm" svg:viewBox="0 0 497 511" svg:d="M151 511h-7l-7-1h-6l-7-1-6-1-7-1-6-1-6-1-6-2-5-2-6-2-5-2-5-3-5-2-5-3-5-3-4-3-5-3-4-4-4-3-4-4-3-5-4-4-3-4-3-5-3-5-3-5-2-5-3-6-2-5-2-6-2-6-1-6-1-6-2-6-1-6v-7l-1-7v-6-8-8-8l1-9 1-7 2-8 1-7 2-7 2-7 3-6 3-6 3-6 3-5 4-6 4-5 4-5 4-5 5-4 4-4 5-4 5-4 6-4 5-3 6-3 6-3 6-3 6-3 7-2 6-2 8-2 6-2 8-1 7-2 7-1 8-1 7-1 8-1 7-1 8-1h8 8l106-2v-25-5-5l-1-5v-5-4l-1-5-1-4v-4l-1-4-1-3-1-4-1-3-1-4-2-3-1-3-1-3-2-2-1-3-2-3-2-2-2-2-2-2-2-2-2-2-2-2-2-1-3-1-2-2-3-1-3-1-2-1-3-1h-3l-3-1-3-1h-3-3l-3-1h-4-3-3-3-3l-3 1h-3-3l-3 1h-2l-3 1h-3l-2 1-3 1-2 1-2 1-2 1-2 1-2 1-2 2-2 1-2 2-2 1-2 2-1 2-2 2-1 2-2 2-1 2-1 3-2 3-1 2-1 3-1 3-1 3-1 3-1 3-1 3v4l-1 4v4l-1 4-133-7 1-6 1-6 2-6 2-6 2-6 2-6 2-6 2-5 3-6 3-5 3-6 3-5 4-5 3-4 4-5 4-5 5-4 4-4 5-5 5-4 5-3 6-4 5-3 6-4 7-3 6-3 7-2 7-3 7-2 7-3 8-2 8-2 8-1 9-2 8-1 9-1 9-1h10 9 11 8 9l9 1h9l8 1 8 1 8 2 9 2 7 2 7 2 7 2 7 3 7 3 6 3 7 3 6 3 5 4 6 4 5 4 5 5 5 5 5 4 4 5 4 5 4 6 4 5 3 6 4 6 3 6 3 7 2 6 2 7 2 8 2 7 1 7 2 8 1 8v8l1 8v9 179 3 4 3 3 3 4 2 4l1 2v3 3l1 2v3l1 2 1 3v2l1 2v2l1 2 1 2 1 2 1 2 1 1 1 2 1 1 1 2 2 1 1 1 2 1 1 1 2 1 2 1 1 1h2l3 1h2 2 2l3 1h2 3 3l3-1h2 3 3l3-1h3 3l2-1v70l-2 1h-2l-2 1h-2l-3 1h-2l-1 1h-3l-1 1h-2l-2 1h-2-2l-1 1h-2l-2 1h-2-2l-2 1h-1-2-2l-2 1h-2-2-2-2l-2 1h-2-2-2-2-2l-3 1h-2-2-3-2-3-2-10l-9-1-8-1-8-2-7-2-7-2-7-4-6-3-5-4-5-5-4-4-5-6-3-6-3-6-3-7-3-7-2-8-2-9-1-8-1-9h-3l-5 9-6 8-7 9-6 8-6 8-7 7-7 6-7 6-8 6-7 5-8 5-9 4-9 4-9 3-9 3-10 2-10 3-11 1h-11zM300 273l-66 1h-4-4-4l-4 1h-4-4l-4 1h-3l-4 1h-4l-3 1-4 1h-3l-4 1-3 1-3 1-3 2-3 1-3 1-3 2-3 2-2 1-3 2-2 2-2 2-2 3-3 2-1 3-2 2-2 3-2 3-1 4-1 4-1 3-1 4-1 5v4l-1 4v5 5 7 7l1 6 2 6 1 5 2 5 2 5 2 4 3 4 3 4 3 3 4 3 4 2 4 2 4 2 4 2 5 1 5 1h5 5 5 5 4l5-1 5-1 4-1 4-2 4-1 5-2 4-2 4-2 4-2 3-3 4-2 3-3 3-3 3-3 4-3 2-3 3-3 3-4 3-3 2-4 3-4 2-4 2-4 2-4 2-4 1-4 2-5 2-4 1-5 1-4 1-5 1-4 1-5v-4l1-5v-5-4z">
          <text:p/>
        </draw:path>
        <draw:polygon draw:style-name="gr3" draw:text-style-name="P3" draw:layer="layout" svg:width="0.287cm" svg:height="0.501cm" svg:x="10.915cm" svg:y="0.332cm" svg:viewBox="0 0 288 502" draw:points="3,502 3,125 3,122 3,119 3,115 3,112 3,108 3,105 3,102 3,98 3,95 3,91 3,88 3,84 3,81 3,77 3,74 3,71 3,68 2,64 2,61 2,58 2,54 2,51 2,48 2,45 2,42 2,39 2,37 1,34 1,31 1,29 1,26 1,23 1,21 1,19 1,17 1,15 0,14 0,12 0,11 0,9 123,9 123,11 123,12 123,14 123,15 124,17 124,19 124,21 124,23 124,26 125,29 125,31 125,34 125,37 125,40 125,43 126,45 126,48 126,51 126,54 126,58 126,61 127,64 127,67 127,70 127,74 127,77 127,80 127,83 127,86 128,89 128,93 128,95 128,98 128,101 128,104 129,106 129,108 129,111 129,113 129,114 130,114 132,109 134,104 136,99 138,94 140,89 142,84 144,80 146,75 148,71 149,67 151,63 154,58 155,54 158,51 160,47 162,44 164,40 167,37 169,34 172,31 174,28 177,25 180,22 183,20 186,18 190,15 193,14 196,11 199,10 203,8 207,7 211,5 215,4 219,3 223,2 228,1 233,1 238,0 243,0 248,0 251,0 253,0 255,0 257,0 259,1 262,1 264,1 266,2 268,2 270,2 273,3 275,3 277,3 279,4 281,4 282,5 284,5 285,6 287,6 288,7 288,114 285,113 283,113 280,112 278,112 275,111 273,111 270,110 268,110 265,110 263,109 260,109 258,108 255,108 252,108 249,107 246,107 243,107 240,107 236,107 233,107 224,107 215,108 206,110 198,113 191,117 184,121 176,126 170,131 164,138 158,146 154,154 149,162 145,172 142,182 139,193 136,205 135,218 133,231 132,245 132,260 132,502">
          <text:p/>
        </draw:polygon>
        <draw:path draw:style-name="gr3" draw:text-style-name="P3" draw:layer="layout" svg:width="0.45cm" svg:height="0.51cm" svg:x="11.252cm" svg:y="0.333cm" svg:viewBox="0 0 451 511" svg:d="M231 511h-10l-10-1-11-1-11-1-9-1-10-2-9-2-9-2-9-3-9-3-8-3-8-4-8-4-8-4-7-5-7-5-7-5-7-6-6-6-6-6-6-6-5-7-6-8-5-8-4-8-5-8-4-8-4-9-4-9-3-10-3-10-3-10-2-11-2-11-2-11-1-11-2-12v-12l-1-13v-13-14l1-13 1-13 1-12 2-13 2-11 2-11 3-11 3-11 4-9 4-10 4-9 4-9 5-8 5-8 5-8 6-7 6-7 6-6 6-6 6-6 7-6 7-5 7-5 7-4 8-4 8-4 7-3 9-4 8-2 8-3 9-2 8-2 9-2 9-1 9-1 10-1 9-1h9 9 11 12l10 1 11 2 10 1 10 3 9 2 9 4 9 3 8 4 8 4 8 4 8 5 7 5 7 6 6 6 7 6 6 6 6 7 5 7 5 8 5 7 5 8 4 9 4 8 4 9 3 9 3 10 3 10 2 10 3 10 2 10 2 11 2 11 1 11 1 11 1 12v11l1 12v12 4h-317v6 6l1 6v6l1 6v6l1 5 1 6 1 5 1 6 1 5 1 5 2 5 1 5 2 4 2 5 2 4 2 5 2 4 2 4 3 4 3 3 3 4 3 3 3 3 3 3 3 3 4 2 4 3 3 2 4 2 6 2 4 2 4 1 5 1 5 2h5l5 1h5 6 6 6l7-1 5-1 6-1 6-2 5-2 5-2 4-2 5-3 4-3 4-4 3-3 4-4 3-4 3-5 2-5 3-5 2-6 2-6 121 11-2 4-2 4-2 5-2 4-2 4-3 5-2 5-3 4-3 5-2 4-4 5-3 5-3 5-4 5-3 4-5 5-4 4-4 4-5 4-5 4-5 4-5 4-6 3-5 4-6 3-7 3-6 3-7 3-7 3-7 3-7 2-8 3-8 1-9 2-8 1-9 2-10 1h-9l-10 1zM231 80h-3-4l-4 1h-4l-4 1h-4l-3 1-4 1-4 2-4 1-3 1-3 1-3 2-3 2-3 2-3 2-3 3-3 2-2 3-3 2-2 4-3 2-2 4-2 3-2 4-2 4-2 3-2 5-2 4-1 5-1 4-2 5-1 5-1 5-1 6-1 5v6l-1 6v6l-1 6h192l-1-11-1-12-2-10-2-10-3-9-3-8-3-9-4-7-5-7-5-6-4-6-6-5-6-4-6-4-7-4-7-2-7-2-7-2-8-1z">
          <text:p/>
        </draw:path>
        <draw:polygon draw:style-name="gr3" draw:text-style-name="P3" draw:layer="layout" svg:width="0.287cm" svg:height="0.501cm" svg:x="12.054cm" svg:y="0.332cm" svg:viewBox="0 0 288 502" draw:points="3,502 3,125 3,122 3,119 3,115 3,112 3,108 3,105 3,102 3,98 3,95 3,91 3,88 3,84 3,81 3,77 3,74 3,71 3,68 2,64 2,61 2,58 2,54 2,51 2,48 2,45 2,42 2,39 2,37 1,34 1,31 1,29 1,26 1,23 1,21 1,19 1,17 1,15 0,14 0,12 0,11 0,9 123,9 123,11 123,12 123,14 124,15 124,17 124,19 124,21 124,23 124,26 125,29 125,31 125,34 125,37 125,40 125,43 126,45 126,48 126,51 126,54 127,58 127,61 127,64 127,67 127,70 127,74 127,77 128,80 128,83 128,86 128,89 128,93 128,95 128,98 128,101 129,104 129,106 129,108 129,111 129,113 129,114 130,114 133,109 134,104 136,99 138,94 140,89 142,84 144,80 146,75 148,71 150,67 152,63 154,58 156,54 158,51 160,47 162,44 165,40 167,37 170,34 172,31 174,28 177,25 180,22 183,20 186,18 190,15 193,14 196,11 200,10 203,8 207,7 211,5 215,4 219,3 224,2 228,1 233,1 238,0 243,0 248,0 251,0 253,0 255,0 257,0 260,1 262,1 264,1 266,2 268,2 270,2 273,3 275,3 277,3 279,4 281,4 282,5 284,5 285,6 287,6 288,7 288,114 285,113 283,113 280,112 278,112 275,111 273,111 270,110 268,110 266,110 263,109 260,109 258,108 255,108 252,108 249,107 246,107 243,107 240,107 237,107 233,107 224,107 215,108 207,110 198,113 191,117 184,121 177,126 170,131 164,138 159,146 154,154 149,162 145,172 142,182 139,193 136,205 135,218 134,231 133,245 133,260 133,502">
          <text:p/>
        </draw:polygon>
        <draw:path draw:style-name="gr3" draw:text-style-name="P3" draw:layer="layout" svg:width="0.497cm" svg:height="0.51cm" svg:x="12.391cm" svg:y="0.333cm" svg:viewBox="0 0 498 511" svg:d="M498 254l-1 11v11l-1 11-1 11-1 10-2 10-2 10-3 10-3 10-2 9-4 9-3 10-4 8-5 9-4 8-5 8-5 8-5 7-6 7-6 8-7 7-6 6-7 6-8 6-8 5-8 5-8 5-8 5-9 4-10 4-9 3-10 4-10 2-10 3-11 2-11 2-12 1-11 1h-12l-14 1-12-1h-11l-12-1-10-1-11-2-11-2-10-3-10-2-9-4-9-3-10-4-8-4-9-4-8-5-8-5-8-6-7-6-7-6-6-6-7-6-6-7-6-8-5-8-5-7-5-8-5-8-4-9-4-9-3-9-4-9-3-9-3-10-2-10-2-10-2-10-1-11-1-11-1-11v-10l-1-12 1-11v-11l1-10 1-10 1-11 2-10 2-10 2-9 3-10 2-9 4-10 3-9 4-8 4-9 5-8 4-8 6-8 5-7 6-7 6-7 6-7 7-6 7-7 7-5 7-5 9-6 8-5 9-4 8-5 10-3 9-4 10-3 10-3 10-3 11-2 12-2 11-1 12-1h12 12 14 13l12 1 12 1 12 2 11 2 10 3 11 3 10 3 9 4 10 3 8 5 9 4 8 5 8 6 7 5 7 5 7 7 7 6 6 7 6 7 5 7 5 7 5 8 5 8 4 8 4 8 3 9 4 9 2 9 3 9 2 10 2 10 2 10 2 10 1 10 1 11 1 10v11zM364 254l-1-17v-16l-2-15-2-15-2-13-3-12-4-11-5-10-4-10-6-8-6-8-6-7-8-6-7-5-8-4-8-4-10-2-9-2-10-1-12-1-11 1-11 1-9 2-10 3-9 3-8 4-8 6-7 6-7 6-6 8-6 9-5 9-5 10-4 12-3 12-3 13-2 14-1 15-1 16v17 9 8 8l1 8v8l1 8 1 7 2 7 1 6 1 7 2 6 2 6 2 6 2 6 2 5 2 5 3 5 2 5 3 4 3 4 3 4 3 4 3 4 4 3 3 3 4 3 3 3 4 2 4 3 4 2 4 2 4 1 5 2 4 1 4 1 5 1h5l4 1h5l5 1 6-1h5l6-1h6l4-1 5-1 5-1 5-2 5-1 4-2 4-2 5-3 4-2 4-3 4-3 3-3 4-3 3-4 3-4 3-4 3-4 3-4 3-5 2-5 3-5 2-5 2-6 2-6 1-6 2-6 1-7 2-6 1-7 1-7 1-8v-8l1-8v-8l1-8z">
          <text:p/>
        </draw:path>
        <draw:path draw:style-name="gr3" draw:text-style-name="P3" draw:layer="layout" svg:width="0.496cm" svg:height="0.51cm" svg:x="12.96cm" svg:y="0.333cm" svg:viewBox="0 0 497 511" svg:d="M497 254v11 11l-1 11-1 11-2 10-1 10-3 10-2 10-2 10-4 9-3 9-3 10-4 8-4 9-5 8-5 8-5 8-6 7-5 7-6 8-7 7-7 6-7 6-7 6-8 5-8 5-8 5-9 5-8 4-10 4-9 3-10 4-10 2-10 3-11 2-11 2-12 1-12 1h-12l-12 1-12-1h-11l-11-1-11-1-11-2-12-2-10-3-10-2-9-4-10-3-9-4-8-4-9-4-8-5-8-5-7-6-8-6-7-6-7-6-6-6-6-7-6-8-5-8-5-7-5-8-5-8-4-9-4-9-3-9-4-9-3-9-3-10-2-10-2-10-2-10-1-11-1-11-1-11v-10l-1-12 1-11v-11l1-10 1-10 1-11 1-10 3-10 2-9 3-10 2-9 4-10 3-9 4-8 4-9 4-8 5-8 5-8 6-7 6-7 6-7 6-7 7-6 7-7 7-5 8-5 8-6 8-5 8-4 9-5 10-3 9-4 10-3 10-3 10-3 12-2 11-2 12-1 12-1h12 12 13 13l12 1 12 1 12 2 11 2 11 3 10 3 10 3 9 4 9 3 9 5 9 4 8 5 8 6 7 5 7 5 7 7 7 6 6 7 5 7 6 7 5 7 5 8 4 8 5 8 4 8 3 9 3 9 3 9 3 9 2 10 3 10 1 10 2 10 1 10 1 11 1 10v11zM364 254v-17l-2-16-1-15-2-15-3-13-3-12-3-11-4-10-5-10-6-8-6-8-6-7-7-6-8-5-8-4-9-4-9-2-10-2-9-1-11-1-11 1-11 1-10 2-9 3-9 3-9 4-7 6-9 6-6 6-7 8-5 9-5 9-5 10-4 12-3 12-3 13-2 14-1 15-1 16-1 17 1 9v8 8l1 8v8l1 8 1 7 1 7 2 6 1 7 2 6 2 6 2 6 2 6 2 5 2 5 3 5 2 5 3 4 3 4 3 4 3 4 3 4 3 3 4 3 4 3 4 3 4 2 4 3 4 2 4 2 4 1 5 2 4 1 4 1 5 1h5l4 1h5l5 1 5-1h6l5-1h6l4-1 5-1 5-1 5-2 5-1 4-2 4-2 5-3 3-2 5-3 3-3 4-3 4-3 3-4 3-4 3-4 3-4 3-4 3-5 2-5 2-5 3-5 2-6 2-6 1-6 2-6 2-7 1-6 1-7 1-7 1-8v-8l1-8 1-8v-8z">
          <text:p/>
        </draw:path>
        <draw:polygon draw:style-name="gr3" draw:text-style-name="P3" draw:layer="layout" svg:width="0.288cm" svg:height="0.616cm" svg:x="13.504cm" svg:y="0.226cm" svg:viewBox="0 0 289 617" draw:points="181,617 170,617 159,616 149,614 140,612 131,609 122,606 113,602 106,597 99,592 93,586 87,580 82,572 77,565 74,557 70,547 67,538 65,528 64,517 63,505 62,493 62,203 0,203 0,116 69,116 109,0 190,0 190,116 283,116 283,203 190,203 190,459 190,466 190,472 191,478 192,484 193,490 195,495 197,500 199,504 201,508 203,512 207,515 210,518 213,520 217,522 221,524 225,526 230,527 235,528 240,528 246,528 248,528 250,528 253,528 255,528 257,528 259,528 261,528 263,527 265,527 267,527 269,526 271,526 273,526 275,525 277,525 280,524 282,524 284,523 286,523 289,522 289,601 284,603 279,604 274,606 269,607 264,608 259,609 254,610 249,611 244,612 239,613 233,613 228,614 222,615 217,615 211,616 205,616 199,616 193,617 187,617">
          <text:p/>
        </draw:polygon>
        <draw:path draw:style-name="gr3" draw:text-style-name="P3" draw:layer="layout" svg:width="0.496cm" svg:height="0.51cm" svg:x="14.098cm" svg:y="0.333cm" svg:viewBox="0 0 497 511" svg:d="M497 254v11 11l-1 11-2 11-1 10-2 10-1 10-3 10-3 10-3 9-3 9-4 10-4 8-4 9-4 8-5 8-5 8-6 7-6 7-6 8-6 7-7 6-7 6-7 6-8 5-8 5-8 5-9 5-9 4-9 4-9 3-10 4-10 2-11 3-11 2-11 2-11 1-12 1h-12l-12 1-12-1h-11l-12-1-11-1-10-2-11-2-10-3-10-2-10-4-9-3-9-4-9-4-8-4-8-5-8-5-8-6-7-6-7-6-7-6-6-6-6-7-6-8-6-8-5-7-5-8-5-8-4-9-4-9-4-9-3-9-3-9-3-10-2-10-2-10-2-10-1-11-2-11v-11l-1-10v-12-11l1-11v-10l1-10 2-11 2-10 1-10 3-9 2-10 3-9 3-10 4-9 4-8 4-9 4-8 6-8 5-8 6-7 5-7 6-7 7-7 6-6 7-7 8-5 7-5 8-6 8-5 9-4 9-5 9-3 10-4 10-3 10-3 10-3 11-2 11-2 12-1 11-1h12 13 13 13l12 1 12 1 11 2 11 2 11 3 10 3 10 3 10 4 9 3 9 5 9 4 8 5 8 6 7 5 7 5 7 7 6 6 6 7 6 7 6 7 5 7 5 8 4 8 4 8 4 8 4 9 3 9 3 9 3 9 2 10 2 10 2 10 2 10 1 10 1 11 1 10v11zM364 254l-1-17-1-16-1-15-2-15-3-13-3-12-4-11-4-10-5-10-5-8-6-8-7-7-7-6-7-5-8-4-9-4-9-2-9-2-11-1-10-1-12 1-10 1-10 2-9 3-9 3-8 4-9 6-7 6-7 6-6 8-5 9-6 9-4 10-4 12-3 12-3 13-2 14-2 15-1 16v17 9 8l1 8v8l1 8 1 8 1 7 1 7 1 6 2 7 1 6 3 6 1 6 2 6 3 5 2 5 3 5 2 5 3 4 3 4 2 4 4 4 3 4 3 3 4 3 3 3 4 3 4 2 4 3 4 2 4 2 4 1 4 2 5 1 4 1 5 1h4l5 1h5l5 1 5-1h6l5-1h5l5-1 5-1 5-1 5-2 4-1 5-2 4-2 4-3 5-2 3-3 4-3 4-3 3-3 4-4 3-4 3-4 3-4 3-4 2-5 3-5 2-5 2-5 3-6 1-6 2-6 2-6 1-7 2-6 1-7 1-7v-8l1-8 1-8v-8-8z">
          <text:p/>
        </draw:path>
        <draw:polygon draw:style-name="gr3" draw:text-style-name="P3" draw:layer="layout" svg:width="0.296cm" svg:height="0.674cm" svg:x="14.646cm" svg:y="0.159cm" svg:viewBox="0 0 297 675" draw:points="200,270 200,675 72,675 72,270 0,270 0,183 72,183 72,131 72,126 72,120 73,115 74,109 74,104 75,99 76,94 77,89 78,84 79,79 81,74 82,70 84,65 86,61 88,57 91,53 93,49 96,45 99,41 102,37 106,34 109,31 113,27 117,25 121,21 126,19 131,17 136,14 141,12 147,10 152,8 158,6 164,5 171,3 178,2 185,1 192,1 199,0 208,0 216,0 220,0 224,0 229,0 233,0 237,0 241,1 246,1 250,1 255,1 259,2 264,2 268,3 272,3 276,4 279,4 283,5 287,5 291,6 294,6 297,7 297,89 296,89 294,89 293,88 291,88 289,88 287,87 285,87 283,87 281,87 279,86 277,86 275,86 273,86 271,86 269,86 267,85 265,85 264,85 262,85 260,85 257,85 253,85 249,86 246,86 243,86 240,86 237,87 235,87 232,88 230,89 227,90 225,90 223,91 221,92 220,93 218,95 216,96 214,97 213,98 211,100 210,101 209,103 208,104 207,106 206,108 205,110 204,112 204,114 203,116 202,118 202,121 202,123 201,125 201,128 200,130 200,133 200,135 200,138 200,141 200,144 200,183 297,183 297,270">
          <text:p/>
        </draw:polygon>
        <draw:path draw:style-name="gr3" draw:text-style-name="P3" draw:layer="layout" svg:width="0.469cm" svg:height="0.684cm" svg:x="15.261cm" svg:y="0.159cm" svg:viewBox="0 0 470 685" svg:d="M470 428v11 11l-1 11-1 10-1 10-1 11-1 10-2 10-2 9-2 10-3 9-2 9-4 9-3 8-3 9-4 8-4 7-3 8-5 7-4 7-5 7-5 6-5 6-6 6-6 6-6 5-6 5-6 4-8 5-7 4-7 3-7 3-8 3-8 3-8 2-9 1-9 2-9 1h-9l-10 1h-4l-4-1h-5-4-4l-5-1h-4l-4-1-5-1-4-1-4-1-5-1-4-1-4-2-4-1-5-1-4-2-4-2-4-2-4-2-3-2-4-2-4-3-4-2-3-3-4-3-3-3-4-3-3-3-4-3-3-4-3-3-3-4-3-4-3-4-3-4-2-4-3-5-2-5-3-5h-1v2 2 2 3 2 2 2 2l-1 3v2 3 2 3 2 2 3l-1 2v3 2 2 3 2l-1 2v2 2 2 2l-1 2v2 2 2 1l-1 2v1 2 1 1l-1 1v1h-124v-3-3l1-4v-4-5-4-5l1-5v-6-5-6-7l1-6v-6-7-7-7l1-7v-7-8-563h127v189 3 3 3 3 2 3 3 3 3 3 2 3 3 2 3 2 3 2 3l-1 2v3 3 2 3 2 3 3l-1 2v3 2h2l5-10 5-9 6-9 5-8 7-8 6-7 7-6 8-6 7-5 8-5 8-4 9-4 9-3 8-4 9-2 10-2 10-2 10-1h10 11 9 9l9 1 8 1 9 2 7 2 8 4 8 3 7 3 7 4 7 3 6 5 6 4 6 5 6 5 5 5 6 6 5 6 5 6 4 7 4 7 4 7 4 8 4 7 3 8 3 8 4 9 3 8 3 9 2 9 2 10 2 9 1 10 1 10 1 10 1 10 1 10 1 11v11zM336 428v-17l-1-15-1-15-2-13-2-13-3-12-3-11-4-10-4-10-5-8-5-8-5-7-7-6-6-5-8-5-8-4-8-2-9-2-9-2h-11-4-3l-4 1h-4l-4 1-4 1-4 1-4 1-4 1-3 2-4 2-4 1-3 2-4 3-3 2-4 3-3 3-3 4-3 3-3 4-3 4-3 4-3 5-2 5-3 5-2 5-2 6-2 6-3 6-1 6-2 7-2 7-1 7-1 7-1 9-1 8-1 8v10l-1 9v10 9l1 9v9l1 9 1 8 1 8 1 7 1 7 2 7 2 7 1 6 3 6 1 6 3 5 2 5 2 5 3 5 3 4 2 5 3 4 3 3 3 4 3 3 4 3 3 3 3 3 4 2 3 2 4 2 4 2 4 1 4 1 3 2 4 1h4l4 1 4 1h4 4l4 1 9-1 9-1 9-2 8-3 8-4 7-4 7-5 6-6 6-7 5-8 6-8 4-10 4-10 3-12 3-12 3-14 1-14 2-16 1-16z">
          <text:p/>
        </draw:path>
        <draw:path draw:style-name="gr3" draw:text-style-name="P3" draw:layer="layout" svg:width="0.128cm" svg:height="0.674cm" svg:x="15.833cm" svg:y="0.159cm" svg:viewBox="0 0 129 675" svg:d="M0 94v-94h129v94zM0 675v-492h129v492z">
          <text:p/>
        </draw:path>
        <draw:path draw:style-name="gr3" draw:text-style-name="P3" draw:layer="layout" svg:width="0.496cm" svg:height="0.51cm" svg:x="16.064cm" svg:y="0.333cm" svg:viewBox="0 0 497 511" svg:d="M497 254v11l-1 11-1 11-1 11-1 10-2 10-2 10-3 10-2 10-3 9-3 9-4 10-4 8-4 9-5 8-5 8-5 8-5 7-6 7-6 8-7 7-6 6-7 6-8 6-7 5-8 5-9 5-8 5-9 4-10 4-9 3-10 4-10 2-10 3-11 2-11 2-12 1-11 1h-12l-13 1-12-1h-11l-11-1-11-1-11-2-11-2-10-3-10-2-9-4-9-3-10-4-8-4-9-4-8-5-8-5-7-6-8-6-7-6-6-6-7-6-7-7-6-8-5-8-5-7-5-8-4-8-5-9-3-9-4-9-4-9-3-9-2-10-3-10-2-10-2-10-1-11-1-11-1-11v-10-12-11-11l1-10 1-10 1-11 2-10 2-10 2-9 3-10 2-9 4-10 3-9 4-8 4-9 5-8 5-8 5-8 5-7 6-7 7-7 6-7 7-6 7-7 7-5 8-5 8-6 8-5 9-4 8-5 10-3 9-4 10-3 10-3 11-3 10-2 12-2 11-1 12-1h12 12 13 13l12 1 12 1 12 2 11 2 11 3 10 3 10 3 10 4 9 3 9 5 8 4 8 5 8 6 7 5 8 5 6 7 7 6 6 7 6 7 5 7 5 7 5 8 5 8 4 8 4 8 3 9 4 9 2 9 3 9 2 10 3 10 2 10 1 10 1 10 1 11 1 10 1 11zM363 254v-17l-1-16-2-15-2-15-2-13-3-12-4-11-4-10-5-10-6-8-6-8-6-7-7-6-8-5-8-4-8-4-10-2-9-2-10-1-11-1-11 1-10 1-10 2-10 3-9 3-8 4-8 6-7 6-7 6-6 8-6 9-5 9-5 10-3 12-4 12-2 13-3 14-1 15-1 16v17 9 8 8l1 8v8l1 8 2 7 1 7 1 6 1 7 2 6 2 6 2 6 2 6 2 5 2 5 3 5 3 5 2 4 3 4 3 4 3 4 4 4 3 3 3 3 4 3 3 3 4 2 4 3 4 2 4 2 4 1 5 2 4 1 4 1 5 1h5l5 1h4l5 1 6-1h5l6-1h5l5-1 5-1 4-1 5-2 5-1 4-2 4-2 5-3 4-2 4-3 4-3 3-3 4-3 3-4 3-4 4-4 2-4 3-4 3-5 2-5 3-5 2-5 2-6 2-6 2-6 1-6 2-7 1-6 1-7 1-7 1-8 1-8v-8l1-8v-8z">
          <text:p/>
        </draw:path>
        <draw:polygon draw:style-name="gr3" draw:text-style-name="P3" draw:layer="layout" svg:width="0.709cm" svg:height="0.501cm" svg:x="16.657cm" svg:y="0.332cm" svg:viewBox="0 0 710 502" draw:points="295,502 295,226 295,220 294,214 294,209 294,203 294,198 293,193 293,188 292,183 291,178 291,173 290,168 289,164 288,159 287,155 286,151 284,147 283,143 281,139 280,136 278,132 276,129 274,126 272,123 270,120 268,117 266,114 263,112 260,110 257,107 255,105 252,104 249,102 246,101 242,99 239,98 236,98 232,97 228,96 224,96 220,96 216,96 212,96 209,97 205,98 201,99 198,100 195,101 191,102 188,104 185,106 182,108 178,111 176,113 172,116 170,119 167,122 164,125 162,128 159,132 157,136 155,139 153,143 151,147 149,152 147,156 145,161 143,165 142,170 141,175 139,180 138,186 137,191 136,197 135,202 134,208 134,214 133,220 133,226 133,232 133,238 133,502 4,502 4,119 4,116 4,113 4,110 4,107 4,104 4,100 4,97 4,94 3,90 3,87 3,83 3,80 3,77 3,74 3,70 3,67 3,64 3,61 3,58 3,55 2,52 2,49 2,46 2,43 2,40 2,38 2,35 2,33 2,30 2,28 2,25 1,23 1,21 1,19 1,17 1,15 1,14 1,12 1,11 0,9 123,9 123,11 124,12 124,13 124,15 124,17 124,19 124,21 125,23 125,25 125,27 125,30 125,32 125,35 126,37 126,40 126,43 126,45 127,48 127,51 127,54 127,57 127,59 127,62 128,65 128,68 128,71 128,74 128,77 128,80 128,83 128,86 129,88 129,91 129,94 129,96 129,99 129,101 129,103 129,105 129,107 131,107 136,96 141,86 146,76 152,67 158,59 164,51 170,44 176,37 183,31 190,26 197,21 205,16 212,13 220,9 229,6 237,4 246,2 255,1 264,0 274,0 285,0 296,1 306,2 316,4 325,7 334,10 342,14 350,18 358,22 365,28 371,33 378,40 383,46 389,53 394,61 398,69 402,78 406,87 408,97 411,107 414,107 417,101 419,95 422,90 425,84 427,79 430,74 433,70 436,65 439,60 442,56 445,52 448,48 451,45 455,41 458,38 462,35 465,32 468,29 472,26 476,23 479,21 483,19 487,17 491,15 495,13 499,11 503,9 507,8 511,7 516,5 520,4 524,3 529,3 534,2 539,1 543,1 548,1 553,0 558,0 563,0 571,0 579,1 586,1 593,2 600,4 607,5 613,7 620,9 625,12 631,15 637,17 642,21 647,24 652,28 657,32 661,36 665,40 669,45 673,50 677,54 680,60 683,65 686,71 689,76 692,82 695,88 697,95 699,101 701,108 702,114 704,122 705,129 706,136 707,143 708,150 709,158 710,166 710,173 710,181 710,189 710,502 583,502 583,226 583,220 583,214 583,209 583,203 582,198 582,193 581,188 581,183 580,178 580,173 578,168 578,164 577,159 576,155 574,151 573,147 572,143 570,139 568,136 566,132 565,129 563,126 561,123 559,120 557,117 554,114 552,112 549,110 546,107 544,105 541,104 538,102 534,101 531,99 528,98 524,98 521,97 517,96 513,96 509,96 505,96 501,96 498,97 494,98 491,98 487,100 484,101 480,102 477,104 474,106 471,108 468,110 465,112 462,115 459,118 457,120 454,124 451,127 449,130 447,134 444,137 442,141 440,145 438,149 436,153 435,158 433,162 432,167 430,172 429,177 427,181 426,187 425,192 425,197 424,203 423,208 423,214 422,220 422,226 421,232 421,502">
          <text:p/>
        </draw:polygon>
        <draw:path draw:style-name="gr3" draw:text-style-name="P3" draw:layer="layout" svg:width="0.497cm" svg:height="0.51cm" svg:x="17.451cm" svg:y="0.333cm" svg:viewBox="0 0 498 511" svg:d="M152 511h-7l-7-1h-7l-6-1-7-1-6-1-6-1-6-1-6-2-6-2-5-2-6-2-5-3-5-2-4-3-5-3-5-3-4-3-4-4-4-3-4-4-4-5-3-4-3-4-3-5-3-5-3-5-3-5-2-6-2-5-2-6-2-6-2-6-1-6-1-6-1-6-1-7v-7l-1-6v-8-8l1-8 1-9 1-7 1-8 2-7 2-7 2-7 2-6 3-6 3-6 4-5 3-6 4-5 5-5 4-5 4-4 5-4 5-4 5-4 6-4 5-3 6-3 6-3 6-3 6-3 6-2 7-2 7-2 7-2 7-1 7-2 8-1 7-1 8-1 8-1 8-1 8-1h8 7l107-2v-25-5l-1-5v-5-5l-1-4v-5l-1-4-1-4-1-4-1-3v-4l-1-3-1-4-2-3-1-3-2-3-1-2-2-3-1-3-2-2-2-2-2-2-2-2-2-2-2-2-3-1-2-1-3-2-2-1-3-1-2-1-3-1h-3l-3-1-3-1h-3-3l-4-1h-3-3-4-3-3l-3 1h-3-2l-3 1h-3l-2 1h-3l-2 1-3 1-2 1-2 1-3 1-2 1-2 1-2 2-2 1-1 2-2 1-2 2-1 2-2 2-2 2-1 2-1 2-2 3-1 3-1 2-1 3-1 3-1 3-1 3-1 3-1 3-1 4v4l-2 4v4l-133-7 1-6 1-6 2-6 2-6 1-6 3-6 2-6 2-5 3-6 3-5 3-6 3-5 3-5 4-4 4-5 4-5 5-4 4-4 5-5 5-4 5-3 6-4 5-3 6-4 7-3 6-3 7-2 6-3 8-2 7-3 8-2 9-2 8-1 8-2 9-1 9-1 9-1h10 9 10 9 9l9 1h8l9 1 7 1 9 2 7 2 8 2 7 2 7 2 7 3 7 3 6 3 6 3 6 3 6 4 6 4 5 4 5 5 5 5 4 4 5 5 4 5 4 6 4 5 3 6 3 6 3 6 3 7 3 6 2 7 2 8 1 7 2 7 1 8 1 8 1 8v8 9 179 3 4 3l1 3v3 4 2 4 2l1 3v3 2l1 3 1 2v3l1 2v2l1 2 1 2 1 2v2l2 2 1 1 1 2 1 1 1 2 2 1 1 1 1 1 2 1 2 1 1 1 2 1h2l2 1h2 2 3l2 1h3 3 3l2-1h3 3 3l3-1h2 3l3-1v70l-2 1h-2l-3 1h-2l-2 1h-2l-2 1h-2l-2 1h-1l-2 1h-2-2l-2 1h-2l-1 1h-2-2l-2 1h-2-1-3l-1 1h-2-2-2-2l-2 1h-2-2-2-2-2l-3 1h-2-2-3-2-3-3-9l-9-1-9-1-7-2-8-2-7-2-6-4-6-3-5-4-5-5-5-4-4-6-3-6-3-6-3-7-3-7-2-8-2-9-1-8-1-9h-3l-6 9-5 8-6 9-6 8-6 8-7 7-7 6-7 6-8 6-8 5-8 5-8 4-9 4-9 3-10 3-10 2-10 3-10 1h-11zM302 273l-66 1h-4-4-4l-4 1h-4-4l-4 1h-3l-4 1h-4l-4 1-3 1h-4l-3 1-3 1-4 1-2 2-4 1-2 1-3 2-3 2-3 1-3 2-2 2-3 2-2 3-2 2-2 3-1 2-2 3-2 3-1 4-1 4-1 3-1 4-1 5-1 4v4 5 5 7 7l1 6 1 6 2 5 1 5 3 5 2 4 2 4 4 4 3 3 3 3 5 2 4 2 5 2 4 2 5 1 4 1h5 6 5 4 5l5-1 4-1 5-1 4-2 4-1 4-2 4-2 4-2 4-2 4-3 3-2 4-3 3-3 3-3 3-3 3-3 3-3 3-4 2-3 3-4 2-4 2-4 2-4 3-4 1-4 2-4 2-5 1-4 2-5 1-4 1-5 1-4v-5l1-4v-5-5l1-4z">
          <text:p/>
        </draw:path>
        <draw:polygon draw:style-name="gr3" draw:text-style-name="P3" draw:layer="layout" svg:width="0.447cm" svg:height="0.511cm" svg:x="17.975cm" svg:y="0.332cm" svg:viewBox="0 0 448 512" draw:points="448,358 448,365 447,372 446,378 445,385 444,391 442,398 441,404 438,410 436,416 433,421 430,427 426,432 423,439 419,444 415,448 411,453 406,458 401,462 396,466 390,471 384,475 378,478 372,482 365,485 359,488 352,491 344,494 337,496 329,499 321,501 313,503 304,505 296,506 286,508 277,509 268,510 258,511 248,511 238,512 228,512 219,512 209,511 200,511 192,511 183,510 175,509 167,508 159,507 151,506 143,505 136,504 128,502 121,500 115,498 108,496 101,494 95,491 87,488 81,486 76,483 70,479 65,476 60,472 55,468 50,464 45,460 41,456 36,451 32,446 29,441 25,436 21,430 18,425 15,419 12,413 9,406 6,400 4,393 2,386 0,379 113,362 114,366 116,370 117,373 118,377 119,380 121,384 123,387 124,390 126,392 128,395 130,398 132,400 134,402 136,404 139,406 141,408 144,410 146,412 149,413 152,415 155,416 158,417 161,418 164,419 167,420 170,421 174,422 177,423 181,423 184,424 188,424 192,425 196,425 201,425 205,426 209,426 214,426 218,426 223,426 228,426 232,426 236,426 240,426 245,426 249,426 253,425 257,425 261,425 264,424 268,424 272,423 276,422 279,422 282,421 286,420 289,419 292,419 295,418 298,416 301,415 304,414 306,413 309,411 311,409 314,408 316,406 317,404 319,402 321,400 323,398 324,396 325,393 327,391 328,388 329,385 329,382 330,379 330,376 330,373 330,370 330,366 330,362 329,359 329,356 328,353 327,350 325,347 323,344 321,342 319,340 317,337 315,335 312,333 309,331 306,329 303,328 300,326 296,324 292,323 289,322 285,320 281,319 276,317 272,316 268,315 263,313 258,312 254,311 248,310 243,309 238,308 233,307 227,306 222,305 216,304 211,302 205,301 199,300 194,298 188,297 182,295 175,294 169,293 163,291 157,289 151,288 145,286 139,284 133,282 127,281 121,279 115,276 109,274 104,272 98,269 93,267 87,264 82,261 77,258 72,255 67,251 63,248 59,244 55,240 51,236 47,232 43,227 40,223 37,218 34,213 31,208 29,203 26,197 25,191 23,184 22,178 21,171 20,164 19,157 19,149 19,142 20,135 20,129 21,122 23,116 24,110 26,104 28,98 30,92 33,87 36,81 39,76 42,71 46,66 50,61 54,57 59,52 63,48 68,44 73,40 78,36 84,33 91,29 97,26 104,23 110,20 117,17 124,15 131,13 139,10 147,8 155,7 164,5 172,4 181,3 190,2 199,1 209,1 219,0 228,0 237,0 244,0 252,1 260,1 267,2 275,3 282,4 289,5 296,6 303,8 310,9 317,11 323,13 330,15 336,17 342,20 348,22 354,25 359,28 365,31 370,35 376,38 381,42 385,46 390,50 395,54 399,58 403,63 407,67 411,72 414,77 418,83 421,88 424,94 426,100 429,106 431,112 433,119 435,126 437,133 323,144 323,141 322,138 321,135 320,131 319,129 318,125 316,123 315,120 314,118 312,116 310,113 309,111 306,109 305,107 303,105 300,103 298,101 296,100 294,98 291,97 289,95 286,94 284,93 281,92 279,91 276,90 273,89 270,89 267,88 264,88 261,87 257,87 254,86 250,86 247,86 243,86 240,85 236,85 232,85 228,85 220,85 211,86 203,86 196,87 189,88 182,89 176,91 170,93 165,95 160,97 156,99 152,102 149,105 146,108 143,112 141,116 140,120 139,125 138,130 138,136 138,139 138,142 139,145 139,148 140,150 141,153 142,156 143,158 145,160 147,162 149,164 151,166 153,168 155,170 158,172 161,173 164,175 167,176 170,178 173,179 177,180 180,181 184,183 188,184 192,185 196,186 200,187 204,189 209,190 214,191 218,191 223,192 228,193 233,195 238,196 243,197 249,198 254,199 260,201 265,202 272,203 279,205 285,207 292,208 299,210 305,211 312,213 319,215 325,217 332,219 339,221 345,223 351,226 357,228 363,231 369,233 375,236 380,239 385,243 390,246 396,250 401,253 405,257 409,261 414,265 418,270 422,274 425,279 429,285 432,290 435,295 438,301 440,307 442,313 444,320 445,327 446,334 447,342 448,350">
          <text:p/>
        </draw:polygon>
        <draw:polygon draw:style-name="gr3" draw:text-style-name="P3" draw:layer="layout" svg:width="0.447cm" svg:height="0.511cm" svg:x="18.493cm" svg:y="0.332cm" svg:viewBox="0 0 448 512" draw:points="448,358 448,365 447,372 446,378 445,385 444,391 442,398 440,404 438,410 436,416 433,421 430,427 426,432 423,439 419,444 415,448 410,453 406,458 401,462 396,466 390,471 384,475 378,478 372,482 366,485 359,488 351,491 344,494 337,496 329,499 321,501 313,503 304,505 295,506 286,508 277,509 268,510 258,511 248,511 238,512 228,512 218,512 209,511 200,511 192,511 183,510 175,509 167,508 159,507 151,506 143,505 136,504 129,502 121,500 114,498 108,496 101,494 95,491 89,488 83,486 77,483 71,479 66,476 60,472 55,468 51,464 46,460 42,456 38,451 33,446 29,441 26,436 22,430 19,425 15,419 12,413 9,406 7,400 4,393 2,386 0,379 113,362 114,366 115,370 117,373 118,377 120,380 121,384 123,387 124,390 126,392 128,395 130,398 132,400 134,402 136,404 139,406 141,408 144,410 146,412 149,413 152,415 155,416 157,417 161,418 164,419 167,420 170,421 174,422 177,423 181,423 185,424 188,424 192,425 196,425 200,425 205,426 209,426 214,426 218,426 223,426 228,426 232,426 236,426 240,426 245,426 249,426 253,425 257,425 260,425 264,424 268,424 272,423 276,422 279,422 283,421 286,420 289,419 292,419 295,418 298,416 301,415 304,414 306,413 309,411 311,409 313,408 315,406 318,404 319,402 321,400 323,398 324,396 325,393 327,391 328,388 329,385 329,382 330,379 330,376 330,373 330,370 330,366 330,362 330,359 329,356 327,353 326,350 325,347 323,344 321,342 319,340 317,337 314,335 312,333 309,331 306,329 303,328 300,326 296,324 293,323 289,322 285,320 281,319 276,317 272,316 268,315 263,313 258,312 253,311 248,310 243,309 238,308 233,307 227,306 222,305 216,304 211,302 205,301 199,300 193,298 188,297 181,295 175,294 169,293 163,291 157,289 151,288 145,286 139,284 133,282 127,281 121,279 115,276 109,274 104,272 98,269 93,267 88,264 83,261 78,258 73,255 69,251 64,248 60,244 55,240 52,236 48,232 45,227 41,223 38,218 35,213 32,208 30,203 27,197 26,191 24,184 23,178 22,171 21,164 21,157 20,149 21,142 21,135 22,129 22,122 24,116 25,110 27,104 29,98 32,92 34,87 37,81 40,76 43,71 47,66 51,61 55,57 59,52 64,48 69,44 74,40 79,36 85,33 91,29 97,26 103,23 110,20 117,17 124,15 131,13 139,10 147,8 155,7 163,5 172,4 181,3 190,2 199,1 209,1 218,0 229,0 236,0 244,0 252,1 260,1 267,2 275,3 282,4 289,5 296,6 303,8 310,9 317,11 323,13 330,15 336,17 342,20 348,22 354,25 360,28 365,31 371,35 375,38 380,42 385,46 390,50 395,54 399,58 403,63 407,67 410,72 414,77 417,83 421,88 423,94 426,100 429,106 431,112 433,119 435,126 436,133 323,144 323,141 322,138 321,135 320,131 319,129 318,125 316,123 315,120 313,118 312,116 310,113 308,111 307,109 305,107 302,105 301,103 298,101 296,100 294,98 292,97 289,95 287,94 284,93 281,92 278,91 276,90 273,89 270,89 267,88 264,88 260,87 257,87 254,86 250,86 247,86 244,86 240,85 236,85 232,85 229,85 220,85 211,86 203,86 196,87 189,88 182,89 176,91 171,93 165,95 160,97 156,99 152,102 149,105 146,108 143,112 141,116 140,120 138,125 138,130 138,136 138,139 138,142 138,145 139,148 140,150 141,153 142,156 143,158 145,160 147,162 149,164 151,166 153,168 156,170 158,172 161,173 164,175 167,176 170,178 173,179 177,180 180,181 184,183 188,184 192,185 196,186 200,187 204,189 209,190 214,191 218,191 223,192 228,193 233,195 238,196 244,197 249,198 254,199 259,201 265,202 272,203 278,205 285,207 292,208 299,210 305,211 312,213 319,215 325,217 332,219 338,221 345,223 351,226 357,228 363,231 369,233 374,236 380,239 385,243 391,246 396,250 401,253 405,257 410,261 414,265 418,270 422,274 425,279 429,285 432,290 435,295 438,301 440,307 442,313 444,320 445,327 446,334 447,342 448,350">
          <text:p/>
        </draw:polygon>
        <draw:polygon draw:style-name="gr3" draw:text-style-name="P3" draw:layer="layout" svg:width="0.455cm" svg:height="0.51cm" svg:x="19.273cm" svg:y="0.333cm" svg:viewBox="0 0 456 511" draw:points="235,511 223,510 212,510 201,509 190,508 180,506 170,504 160,502 150,499 141,496 132,492 124,489 115,485 107,480 100,475 92,470 85,465 78,459 72,454 65,447 59,441 54,434 48,426 43,419 38,412 34,403 30,395 26,387 21,378 18,370 15,360 12,351 9,341 7,331 5,322 4,311 2,301 2,290 1,279 0,268 0,257 0,245 1,233 2,222 3,210 4,199 6,189 8,178 10,168 13,158 16,148 19,139 24,129 28,121 32,112 36,104 41,96 46,88 52,81 57,74 63,67 69,61 76,55 82,49 89,43 96,38 104,33 112,28 120,24 128,20 137,17 145,13 155,10 164,8 174,6 184,4 194,2 204,1 215,0 226,0 237,0 246,0 256,0 264,1 273,1 282,3 290,4 298,6 306,8 314,10 321,12 329,15 336,18 343,21 349,24 356,27 362,31 368,35 374,39 380,43 385,47 391,52 396,56 401,61 405,66 410,71 414,76 418,82 422,87 425,93 429,99 432,105 435,111 438,117 440,124 443,130 445,137 447,143 449,150 450,157 452,164 323,170 322,163 320,155 318,149 316,142 313,136 311,130 307,125 304,119 300,115 296,110 291,106 286,102 281,98 275,95 269,93 263,91 256,89 249,88 242,87 234,87 224,88 215,89 206,91 197,94 190,98 182,103 175,108 169,114 164,122 159,129 154,138 150,148 147,158 144,170 141,181 139,194 137,207 136,221 136,237 135,252 136,285 139,313 144,339 151,361 160,380 172,395 185,407 199,415 217,421 236,423 243,422 250,421 257,420 263,419 269,417 275,414 281,411 287,408 291,404 297,400 301,395 306,389 310,384 313,377 317,371 319,364 322,356 324,348 326,340 327,331 456,337 454,343 453,351 452,357 450,364 448,370 446,377 443,383 441,390 438,396 434,402 431,408 428,414 424,420 420,426 416,433 411,438 407,443 402,449 396,453 391,458 385,463 379,468 373,472 367,476 361,480 354,483 347,487 339,491 332,494 324,497 317,499 308,501 300,504 291,506 282,507 274,509 264,509 254,510 245,511">
          <text:p/>
        </draw:polygon>
        <draw:path draw:style-name="gr3" draw:text-style-name="P3" draw:layer="layout" svg:width="0.497cm" svg:height="0.51cm" svg:x="19.782cm" svg:y="0.333cm" svg:viewBox="0 0 498 511" svg:d="M152 511h-7l-8-1h-6l-7-1-6-1-7-1-6-1-6-1-6-2-5-2-6-2-5-2-5-3-5-2-5-3-5-3-4-3-4-3-5-4-4-3-3-4-4-5-3-4-4-4-3-5-3-5-2-5-3-5-2-6-3-5-2-6-1-6-2-6-1-6-1-6-1-6-1-7v-7l-1-6v-8-8l1-8v-9l1-7 2-8 2-7 1-7 3-7 2-6 3-6 3-6 4-5 3-6 4-5 4-5 5-5 4-4 5-4 5-4 5-4 5-4 6-3 6-3 5-3 7-3 6-3 6-2 7-2 7-2 7-2 7-1 7-2 7-1 8-1 7-1 8-1 8-1 7-1h8 8l106-2v-25-5-5-5l-1-5v-4l-1-5v-4l-1-4-1-4-1-3-1-4-1-3-1-4-1-3-2-3-1-3-1-2-2-3-2-3-2-2-1-2-2-2-2-2-2-2-3-2-2-1-2-1-3-2-3-1-2-1-3-1-3-1h-3l-2-1-3-1h-3-4l-3-1h-3-4-3-3-3l-3 1h-3-3l-2 1h-3l-3 1h-2l-3 1-2 1-3 1-2 1-2 1-2 1-2 1-2 2-2 1-2 2-1 1-2 2-2 2-2 2-1 2-2 2-1 2-1 3-1 3-2 2-1 3-1 3-1 3-1 3v3l-1 3-1 4v4l-1 4-1 4-133-7 2-6 1-6 1-6 2-6 2-6 2-6 2-6 3-5 2-6 3-5 3-6 4-5 3-5 4-4 3-5 5-5 4-4 5-4 4-5 5-4 6-3 5-4 6-3 6-4 6-3 6-3 7-2 7-3 7-2 8-3 7-2 8-2 8-1 9-2 8-1 9-1 9-1h10 10 10 9 9l8 1h9l8 1 8 1 8 2 8 2 8 2 8 2 7 2 6 3 7 3 6 3 7 3 6 3 5 4 6 4 5 4 6 5 5 5 4 4 4 5 5 5 4 6 3 5 4 6 3 6 3 6 3 7 2 6 2 7 2 8 2 7 2 7 1 8 1 8v8l1 8v9 179 3 4 3 3 3 4 2l1 4v2 3l1 3v2l1 3v2l1 3v2l1 2 1 2v2l1 2 1 2 1 2 1 1 1 2 1 1 2 2 1 1 1 1 2 1 2 1 1 1 2 1 2 1h2l2 1h2 2 2l3 1h2 3 3l3-1h3 3 3l2-1h3 3l3-1v70l-3 1h-2l-2 1h-2l-2 1h-2l-2 1h-2l-2 1h-2l-2 1h-1-2l-2 1h-2l-2 1h-2-1l-2 1h-2-2-2l-2 1h-2-1-3-2l-1 1h-3-2-2-2-2l-2 1h-3-2-3-2-2-3-10l-9-1-8-1-8-2-7-2-7-2-7-4-5-3-6-4-5-5-4-4-4-6-4-6-3-6-3-7-2-7-2-8-3-9-1-8-1-9h-3l-5 9-6 8-6 9-6 8-7 8-6 7-8 6-7 6-7 6-8 5-8 5-9 4-9 4-9 3-9 3-10 2-10 3-11 1h-11zM300 273l-66 1h-3-5-4l-3 1h-4-4l-4 1h-4l-4 1h-3l-4 1-4 1h-3l-3 1-4 1-3 1-3 2-3 1-3 1-3 2-2 2-3 1-3 2-2 2-2 2-2 3-2 2-2 3-2 2-2 3-1 3-1 4-2 4-1 3-1 4v5l-1 4v4l-1 5v5 7l1 7 1 6 1 6 1 5 2 5 2 5 2 4 3 4 3 4 4 3 3 3 4 2 4 2 4 2 4 2 5 1 5 1h5 5 5 5 5l4-1 5-1 4-1 5-2 4-1 4-2 4-2 4-2 4-2 3-3 4-2 3-3 3-3 4-3 3-3 3-3 2-3 3-4 3-3 3-4 2-4 2-4 2-4 2-4 2-4 2-4 1-5 2-4 1-5 1-4 1-5 1-4 1-5v-4l1-5v-5-4z">
          <text:p/>
        </draw:path>
        <draw:path draw:style-name="gr3" draw:text-style-name="P3" draw:layer="layout" svg:width="0.47cm" svg:height="0.696cm" svg:x="20.334cm" svg:y="0.331cm" svg:viewBox="0 0 471 697" svg:d="M471 255l-1 11v11l-1 11-1 11v10l-2 10-1 10-2 10-2 10-2 9-2 10-3 9-3 9-3 8-3 9-3 7-4 8-4 8-5 7-4 7-5 7-5 6-5 6-6 6-5 5-6 6-7 5-7 4-6 4-7 5-7 3-8 3-8 3-8 3-8 2-9 1-8 2-10 1h-9l-9 1h-5l-4-1h-5-4-4l-5-1h-4l-4-1-5-1-4-1-4-1-4-1-5-1-4-2-4-1-4-1-4-2-4-2-4-2-4-1-4-3-4-2-4-2-3-3-4-2-3-3-4-3-4-3-3-3-3-3-3-4-4-3-3-4-3-4-2-4-3-4-3-5-3-4-2-5-2-4h-3v1 1 1 1 2 1 2l1 2v2 1 2 3 2 2 2 2 2 3 2l1 3v2 3 2 3 3 2 3 3 2 3 2 3 2l1 3v2 2 3 2 189h-129v-572-8l-1-7v-7-7-7-7-6-6l-1-6v-6-6-6-5l-1-5v-5-4-4-4l-1-5v-4h125v1 1l1 1v1 1 1l1 3v2 1 2 2l1 2v1 2 3 2 2l1 2v2 3 2 2 3 2l1 3v2 3 2 3 2 3 2 3 2 2 2l1 2v3 2 1h2l4-9 5-9 6-8 6-8 6-7 6-7 7-6 8-6 7-4 8-5 9-4 8-4 8-4 10-2 9-3 9-2 10-1 10-1 10-1h11 9l9 1 9 1 8 1 9 2 7 2 8 2 8 3 7 4 7 4 6 4 7 4 6 5 6 5 6 5 5 5 6 6 5 6 4 6 5 7 4 7 4 7 4 7 4 8 3 8 3 8 3 8 3 9 2 9 3 10 1 9 2 9 2 10 1 10 2 10 1 10v11l1 11v10zM337 255v-16l-1-16-1-14-2-14-2-13-3-12-4-11-3-10-5-10-4-8-6-8-6-7-6-6-7-6-7-4-8-4-8-2-9-3-10-1h-9-4-4-4l-4 1-3 1-4 1-4 1-4 1-4 1-4 2-3 2-4 1-3 3-4 2-3 3-4 3-3 2-3 4-3 3-3 4-3 4-3 4-3 5-2 5-2 5-3 5-2 5-2 6-2 7-2 6-2 6-2 8-1 7-1 8-1 7-1 9-1 9v9 9 10 10 9 9l1 8 1 8 1 8 1 8 1 7 2 7 2 6 2 7 1 6 3 5 2 6 2 5 3 5 2 5 3 4 2 4 3 4 3 4 4 4 3 3 3 3 3 3 4 2 3 3 4 2 3 2 4 2 4 1 4 1 3 2 4 1h4l4 1 3 1h4 4l4 1 5-1h4l5-1h5l4-1 4-1 5-1 3-2 5-1 4-2 3-2 4-3 3-2 4-3 3-3 3-3 3-3 3-4 3-4 2-4 3-4 2-5 3-4 2-5 2-5 2-6 2-6 1-5 2-7 1-6 2-6 1-7 1-7 1-8v-7l1-8v-8l1-8v-9z">
          <text:p/>
        </draw:path>
        <draw:polygon draw:style-name="gr3" draw:text-style-name="P3" draw:layer="layout" svg:width="0.287cm" svg:height="0.616cm" svg:x="20.853cm" svg:y="0.226cm" svg:viewBox="0 0 288 617" draw:points="179,617 169,617 158,616 148,614 139,612 130,609 121,606 113,602 106,597 99,592 93,586 87,580 82,572 77,565 73,557 70,547 67,538 65,528 63,517 63,505 62,493 62,203 0,203 0,116 69,116 109,0 189,0 189,116 283,116 283,203 189,203 189,459 189,466 189,472 190,478 191,484 192,490 194,495 195,500 197,504 200,508 202,512 205,515 208,518 212,520 215,522 220,524 224,526 229,527 234,528 239,528 246,528 248,528 250,528 252,528 255,528 257,528 259,528 261,528 263,527 265,527 267,527 269,526 271,526 273,526 275,525 277,525 279,524 281,524 284,523 286,523 288,522 288,601 283,603 279,604 274,606 269,607 264,608 259,609 254,610 249,611 244,612 237,613 232,613 226,614 221,615 215,615 210,616 204,616 198,616 192,617 186,617">
          <text:p/>
        </draw:polygon>
        <draw:polygon draw:style-name="gr3" draw:text-style-name="P3" draw:layer="layout" svg:width="0.449cm" svg:height="0.502cm" svg:x="21.21cm" svg:y="0.341cm" svg:viewBox="0 0 450 503" draw:points="128,0 128,277 128,282 128,288 129,293 129,299 129,304 130,309 130,314 131,320 132,325 133,329 134,334 135,339 136,343 137,347 139,351 140,355 142,359 144,363 146,367 148,370 150,374 152,377 155,380 157,382 160,385 162,388 165,390 168,393 171,395 174,397 178,398 182,400 185,401 189,403 193,404 197,405 202,405 206,406 211,406 215,406 220,406 225,406 229,405 233,405 238,404 242,403 246,401 250,400 254,398 257,396 261,394 265,392 268,389 272,387 275,384 278,381 281,377 285,374 287,371 290,367 293,363 295,359 298,355 300,351 302,346 304,342 306,337 308,332 310,327 311,322 312,317 314,311 315,306 316,300 317,295 318,289 318,283 318,277 319,271 319,264 319,0 446,0 446,382 446,386 446,389 446,392 446,395 446,398 446,402 446,405 446,409 446,413 446,416 447,420 447,423 447,426 447,430 447,433 447,436 447,439 447,442 448,445 448,449 448,451 448,454 448,457 448,460 448,463 448,466 449,468 449,471 449,473 449,476 449,478 449,480 449,483 450,484 450,486 450,488 450,490 450,491 450,492 450,493 328,493 328,492 328,491 328,490 328,488 328,486 328,485 327,483 327,481 327,479 327,476 326,474 326,471 326,469 326,466 325,463 325,461 325,458 325,455 325,452 325,449 325,447 324,444 324,441 324,438 324,435 324,432 324,429 324,426 323,423 323,420 323,418 323,415 323,412 323,409 323,406 323,404 323,401 323,399 323,397 323,395 321,395 315,406 310,417 304,426 298,436 292,444 285,452 278,459 271,466 263,472 256,477 248,482 239,486 231,490 222,493 213,496 203,498 194,501 183,502 173,502 162,503 154,503 145,502 137,501 129,500 122,499 113,497 106,496 99,493 93,491 86,488 80,485 74,482 69,478 63,475 58,471 53,467 49,462 44,458 40,454 36,449 32,443 28,438 25,432 22,427 19,421 17,415 14,407 12,401 10,394 8,387 7,381 5,374 4,366 3,359 2,352 1,344 0,337 0,329 0,321 0,313 0,0">
          <text:p/>
        </draw:polygon>
        <draw:polygon draw:style-name="gr3" draw:text-style-name="P3" draw:layer="layout" svg:width="0.287cm" svg:height="0.501cm" svg:x="21.782cm" svg:y="0.332cm" svg:viewBox="0 0 288 502" draw:points="4,502 4,125 4,122 4,119 4,115 4,112 4,108 3,105 3,102 3,98 3,95 3,91 3,88 3,84 3,81 3,77 3,74 3,71 3,68 3,64 3,61 2,58 2,54 2,51 2,48 2,45 2,42 2,39 2,37 2,34 2,31 1,29 1,26 1,23 1,21 1,19 1,17 0,15 0,14 0,12 0,11 0,9 123,9 123,11 123,12 124,14 124,15 124,17 124,19 124,21 124,23 125,26 125,29 125,31 125,34 125,37 125,40 126,43 126,45 126,48 126,51 126,54 126,58 127,61 127,64 127,67 127,70 127,74 127,77 127,80 128,83 128,86 128,89 128,93 128,95 128,98 128,101 128,104 128,106 129,108 129,111 129,113 129,114 131,114 132,109 134,104 136,99 138,94 140,89 142,84 144,80 146,75 148,71 150,67 152,63 154,58 156,54 158,51 160,47 162,44 164,40 167,37 169,34 172,31 175,28 178,25 180,22 183,20 186,18 190,15 193,14 196,11 200,10 203,8 207,7 211,5 215,4 219,3 224,2 228,1 233,1 238,0 243,0 248,0 251,0 253,0 255,0 257,0 260,1 262,1 264,1 266,2 269,2 271,2 273,3 275,3 277,3 279,4 281,4 282,5 284,5 285,6 287,6 288,7 288,114 285,113 283,113 281,112 278,112 276,111 273,111 271,110 268,110 265,110 263,109 260,109 258,108 255,108 252,108 249,107 246,107 243,107 240,107 237,107 233,107 224,107 215,108 206,110 199,113 191,117 184,121 177,126 170,131 164,138 159,146 154,154 149,162 145,172 142,182 139,193 137,205 135,218 133,231 133,245 132,260 132,502">
          <text:p/>
        </draw:polygon>
        <draw:path draw:style-name="gr3" draw:text-style-name="P3" draw:layer="layout" svg:width="0.45cm" svg:height="0.51cm" svg:x="22.119cm" svg:y="0.333cm" svg:viewBox="0 0 451 511" svg:d="M231 511h-10l-10-1-10-1-11-1-9-1-10-2-9-2-9-2-9-3-9-3-8-3-8-4-8-4-8-4-8-5-7-5-6-5-7-6-7-6-6-6-6-6-5-7-5-8-5-8-5-8-5-8-4-8-4-9-3-9-4-10-3-10-2-10-3-11-2-11-2-11-1-11-1-12-1-12v-13l-1-13 1-14v-13l1-13 2-12 1-13 2-11 3-11 2-11 4-11 3-9 4-10 4-9 5-9 4-8 5-8 6-8 5-7 6-7 6-6 6-6 7-6 6-6 7-5 7-5 8-4 8-4 8-4 8-3 8-4 8-2 8-3 9-2 9-2 8-2 9-1 9-1 9-1 9-1h9 10 11 11l11 1 10 2 10 1 10 3 10 2 8 4 9 3 9 4 8 4 8 4 7 5 7 5 7 6 7 6 6 6 6 6 6 7 5 7 5 8 5 7 5 8 4 9 4 8 4 9 3 9 4 10 2 10 3 10 2 10 2 10 2 11 2 11 1 11 1 11 1 12 1 11v12 12 4h-316l1 6v6 6 6l1 6 1 6v5l1 6 1 5 1 6 1 5 2 5 1 5 1 5 2 4 2 5 2 4 2 5 2 4 3 4 2 4 3 3 3 4 3 3 3 3 3 3 4 3 3 2 4 3 3 2 5 2 4 2 4 2 4 1 5 1 5 2h5l5 1h5 6 6 7l6-1 6-1 5-1 6-2 5-2 5-2 5-2 4-3 4-3 4-4 4-3 3-4 3-4 3-5 3-5 2-5 2-6 2-6 121 11-2 4-2 4-2 5-2 4-2 4-2 5-3 5-3 4-2 5-3 4-3 5-4 5-3 5-4 5-3 4-4 5-5 4-4 4-5 4-4 4-6 4-5 4-5 3-6 4-6 3-6 3-7 3-7 3-7 3-7 3-7 2-8 3-8 1-8 2-9 1-9 2-10 1h-9l-10 1zM231 80h-3-4l-4 1h-4l-3 1h-4l-4 1-3 1-4 2-3 1-3 1-4 1-3 2-3 2-3 2-3 2-3 3-3 2-2 3-3 2-2 4-3 2-2 4-2 3-2 4-2 4-2 3-2 5-1 4-2 5-1 4-2 5-1 5-1 5-1 6-1 5v6l-1 6v6l-1 6h191v-11l-2-12-2-10-2-10-2-9-4-8-3-9-4-7-4-7-5-6-6-6-5-5-6-4-6-4-7-4-7-2-7-2-7-2-8-1z">
          <text:p/>
        </draw:path>
        <draw:path draw:style-name="gr3" draw:text-style-name="P3" draw:layer="layout" svg:width="0.47cm" svg:height="0.684cm" svg:x="22.639cm" svg:y="0.159cm" svg:viewBox="0 0 471 685" svg:d="M347 675l-1-1v-1-1-1-2l-1-1v-2-1-2l-1-2v-2-2-2-2l-1-3v-2-2-2l-1-2v-3-2-3l-1-2v-2-3-2-3-2l-1-3v-2-2-3-2-2-2-3-2-1-3h-2l-4 10-6 8-5 9-6 7-6 8-6 6-7 6-7 6-7 5-8 4-8 4-9 4-8 3-9 2-10 3-9 1-10 2-11 1h-10l-11 1-9-1h-9l-9-1-8-2-8-1-9-2-7-3-7-3-9-3-7-3-6-4-7-5-6-4-6-5-6-5-5-6-5-6-5-6-5-6-5-7-4-7-4-7-4-7-3-8-4-8-3-8-3-8-2-9-3-9-2-9-2-10-2-9-2-10-1-10-1-10-1-10-1-11v-10l-1-11v-11-11l1-11v-11l1-10 1-11 1-10 2-10 1-10 2-9 2-10 2-9 3-9 3-9 3-8 3-8 4-8 4-8 4-7 4-7 5-7 4-7 5-6 6-7 5-5 6-5 6-6 6-5 7-4 6-5 7-3 8-4 8-3 8-3 8-4 9-2 8-2 9-1 9-1h10 9 5 5 5 5l4 1h5l4 1 5 1h4l5 1 4 2 4 1 5 1 4 2 4 2 4 1 4 2 5 2 3 2 4 2 4 2 4 2 3 3 4 2 3 3 4 2 3 3 4 3 3 4 3 3 3 3 3 3 3 4 3 4 2 4 2 4 3 4 2 4 3 5 2 4h1v-1-1-1-1-1-2-1-2-1-2-2-2-2-2-2-2-2-2-2-2-3-2l-1-2v-3-2-2-3-2-3-2-2-3-2-3-2-2-3-2-3-3-179h128v568 7 7 7 7 6 6 7l1 6v6 5 6l1 5v5 5l1 4v4 4 4 3l1 3zM341 427v-10l-1-9v-9l-1-9v-8l-1-7-1-8-2-7-1-7-2-7-2-6-2-6-2-6-3-5-2-6-2-5-3-4-2-5-3-4-3-3-3-4-3-4-4-3-3-3-3-3-3-2-4-3-4-2-3-2-4-1-4-1-3-2-4-1-4-1-4-1-4-1h-3-4l-4-1h-4-5l-5 1h-4l-5 1-4 1-5 1-4 1-4 1-4 2-4 2-4 2-3 2-3 3-4 2-3 3-3 3-3 4-3 3-3 4-3 4-2 4-2 5-3 4-2 5-2 5-2 5-2 6-1 6-2 6-1 6-1 7-1 6-1 7-1 8-1 7-1 8v8 9l-1 8v9l1 32 4 28 5 25 7 22 8 19 12 15 13 11 15 9 17 5 19 2 4-1h4l4-1h3l4-1 4-1 4-1 4-1 3-1 4-2 4-2 4-1 3-3 4-2 3-3 4-3 3-3 3-3 3-4 3-3 3-5 3-4 3-5 2-4 3-5 2-6 2-5 2-6 2-6 2-7 2-7 2-7 1-7 2-8 1-8v-9l1-8v-9l1-9z">
          <text:p/>
        </draw:path>
        <draw:path draw:style-name="gr3" draw:text-style-name="P3" draw:layer="layout" svg:width="0.496cm" svg:height="0.51cm" svg:x="23.456cm" svg:y="0.333cm" svg:viewBox="0 0 497 511" svg:d="M152 511h-7l-6-1h-7l-7-1-6-1-6-1-7-1-7-1-5-2-6-2-6-2-5-2-5-3-5-2-5-3-5-3-4-3-5-3-4-4-4-3-3-4-4-5-4-4-3-4-3-5-3-5-3-5-2-5-3-6-2-5-1-6-2-6-2-6-1-6-1-6-2-6v-7l-1-7v-6-8-8-8l1-9 1-7 2-8 1-7 2-7 3-7 2-6 3-6 3-6 4-5 3-6 4-5 4-5 4-5 5-4 5-4 5-4 5-4 5-4 6-3 5-3 6-3 6-3 7-3 6-2 8-2 7-2 7-2 7-1 7-2 7-1 8-1 7-1 8-1 7-1 8-1h8 8l106-2v-25-5-5-5l-1-5v-4l-1-5-1-4v-4l-1-4-1-3-1-4-1-3-1-4-1-3-2-3-1-3-1-2-2-3-2-3-1-2-3-2-1-2-2-2-3-2-2-2-2-1-3-1-2-2-3-1-2-1-3-1-3-1h-2l-4-1-2-1h-4-3l-3-1h-4-3-3-3-3l-3 1h-3-3l-3 1h-2l-3 1h-2l-3 1-2 1-3 1-2 1-2 1-2 1-2 1-2 2-2 1-2 2-2 1-1 2-2 2-2 2-1 2-2 2-1 2-1 3-2 3-1 2-1 3-1 3-1 3v3l-2 3v3l-1 4-1 4v4 4l-135-7 1-6 2-6 1-6 2-6 2-6 2-6 2-6 3-5 3-6 2-5 3-6 3-5 4-5 3-4 5-5 4-5 4-4 4-4 5-5 5-4 6-3 5-4 6-3 7-4 6-3 7-3 6-2 7-3 7-2 7-3 8-2 8-2 8-1 9-2 8-1 9-1 10-1h9 10 10 9 9l8 1h9l8 1 8 1 8 2 8 2 7 2 7 2 7 2 8 3 6 3 7 3 6 3 6 3 6 4 5 4 6 4 4 5 5 5 5 4 5 5 3 5 5 6 3 5 4 6 3 6 3 6 3 7 2 6 3 7 1 8 2 7 1 7 2 8 1 8v8l1 8v9 179 3 4 3 3 3 4l1 2v4 2 3l1 3v2 3l1 2v3l1 2 1 2 1 2v2l1 2 1 2 1 2 1 1 1 2 1 1 2 2 1 1 2 1 1 1 1 1 2 1 2 1 2 1h2l2 1h2 2 2l3 1h2 3 3l3-1h3 3 2l3-1h3 3l2-1v70l-2 1h-2l-2 1h-2l-2 1h-2l-2 1h-2l-2 1h-2l-2 1h-2-1l-2 1h-2l-2 1h-2-2l-1 1h-2-2-2l-2 1h-1-3-2-1l-3 1h-2-2-2-2-2l-2 1h-3-2-2-3-3-2-10l-9-1-8-1-8-2-7-2-7-2-6-4-6-3-6-4-5-5-4-4-4-6-4-6-3-6-3-7-3-7-2-8-1-9-2-8-1-9h-3l-5 9-6 8-5 9-7 8-6 8-7 7-6 6-8 6-8 6-7 5-8 5-9 4-8 4-10 3-9 3-10 2-10 3-11 1h-10zM301 273l-65 1h-5-3-5l-4 1h-3-4l-4 1h-4l-4 1h-4l-3 1-4 1h-3l-3 1-4 1-3 1-3 2-3 1-3 1-3 2-2 2-3 1-2 2-3 2-2 2-2 3-2 2-2 3-2 2-1 3-2 3-2 4-1 4-1 3-1 4-1 5v4l-1 4v5 5 7l1 7v6l2 6 1 5 2 5 2 5 2 4 3 4 3 4 3 3 4 3 4 2 4 2 4 2 5 2 4 1 5 1h5 5 5 5 5l4-1 5-1 4-1 4-2 5-1 4-2 4-2 4-2 4-2 3-3 4-2 3-3 4-3 3-3 3-3 3-3 3-3 2-4 3-3 2-4 3-4 2-4 2-4 2-4 2-4 2-4 2-5 1-4 1-5 1-4 1-5 1-4 1-5v-4l1-5v-5-4z">
          <text:p/>
        </draw:path>
        <draw:polygon draw:style-name="gr3" draw:text-style-name="P3" draw:layer="layout" svg:width="0.454cm" svg:height="0.51cm" svg:x="23.983cm" svg:y="0.333cm" svg:viewBox="0 0 455 511" draw:points="234,511 222,510 211,510 200,509 189,508 179,506 169,504 159,502 149,499 140,496 131,492 123,489 114,485 106,480 99,475 91,470 84,465 77,459 70,454 64,447 58,441 53,434 47,426 42,419 37,412 33,403 29,395 24,387 21,378 18,370 15,360 12,351 9,341 7,331 5,322 4,311 2,301 1,290 0,279 0,268 0,257 0,245 0,233 2,222 3,210 4,199 6,189 8,178 10,168 13,158 16,148 19,139 23,129 27,121 31,112 35,104 40,96 45,88 51,81 56,74 62,67 68,61 75,55 81,49 88,43 95,38 103,33 111,28 119,24 127,20 136,17 144,13 154,10 163,8 173,6 182,4 193,2 203,1 214,0 224,0 235,0 245,0 254,0 263,1 272,1 281,3 289,4 297,6 305,8 314,10 321,12 328,15 336,18 343,21 349,24 356,27 362,31 368,35 374,39 380,43 385,47 391,52 396,56 400,61 405,66 410,71 414,76 418,82 422,87 425,93 428,99 432,105 435,111 437,117 440,124 443,130 445,137 447,143 449,150 450,157 452,164 323,170 322,163 320,155 318,149 316,142 313,136 310,130 306,125 303,119 299,115 295,110 290,106 285,102 280,98 274,95 268,93 262,91 255,89 248,88 241,87 233,87 223,88 214,89 204,91 196,94 188,98 181,103 174,108 168,114 163,122 158,129 153,138 149,148 146,158 143,170 140,181 138,194 136,207 135,221 135,237 134,252 135,285 138,313 143,339 150,361 159,380 170,395 184,407 198,415 216,421 235,423 242,422 249,421 256,420 262,419 268,417 274,414 280,411 285,408 290,404 296,400 300,395 305,389 310,384 313,377 316,371 319,364 322,356 324,348 326,340 327,331 455,337 454,343 453,351 452,357 450,364 448,370 446,377 443,383 440,390 437,396 434,402 431,408 428,414 424,420 420,426 416,433 411,438 406,443 402,449 396,453 391,458 385,463 379,468 373,472 367,476 361,480 354,483 347,487 339,491 332,494 324,497 316,499 308,501 299,504 290,506 281,507 272,509 263,509 253,510 244,511">
          <text:p/>
        </draw:polygon>
        <draw:polygon draw:style-name="gr3" draw:text-style-name="P3" draw:layer="layout" svg:width="0.287cm" svg:height="0.501cm" svg:x="24.526cm" svg:y="0.332cm" svg:viewBox="0 0 288 502" draw:points="4,502 4,125 4,122 4,119 4,115 4,112 4,108 4,105 4,102 3,98 3,95 3,91 3,88 3,84 3,81 3,77 3,74 3,71 3,68 2,64 2,61 2,58 2,54 2,51 2,48 2,45 2,42 2,39 1,37 1,34 1,31 1,29 1,26 1,23 1,21 1,19 1,17 1,15 0,14 0,12 0,11 0,9 122,9 122,11 122,12 122,14 122,15 123,17 123,19 123,21 123,23 123,26 123,29 124,31 124,34 124,37 125,40 125,43 125,45 125,48 125,51 125,54 126,58 126,61 126,64 126,67 126,70 126,74 126,77 127,80 127,83 127,86 127,89 127,93 127,95 127,98 127,101 127,104 128,106 128,108 128,111 128,113 128,114 129,114 132,109 133,104 135,99 137,94 139,89 141,84 143,80 145,75 147,71 149,67 151,63 153,58 155,54 157,51 159,47 161,44 164,40 166,37 168,34 171,31 174,28 176,25 179,22 182,20 185,18 188,15 192,14 195,11 199,10 202,8 206,7 210,5 215,4 219,3 224,2 228,1 233,1 238,0 243,0 248,0 251,0 253,0 255,0 257,0 260,1 262,1 264,1 266,2 268,2 271,2 273,3 275,3 277,3 279,4 281,4 282,5 284,5 285,6 287,6 288,7 288,114 285,113 283,113 280,112 278,112 275,111 273,111 271,110 268,110 266,110 263,109 260,109 258,108 255,108 252,108 249,107 246,107 243,107 240,107 237,107 234,107 224,107 215,108 206,110 198,113 190,117 182,121 176,126 169,131 163,138 158,146 153,154 148,162 144,172 141,182 138,193 135,205 134,218 132,231 132,245 131,260 131,502">
          <text:p/>
        </draw:polygon>
        <draw:path draw:style-name="gr3" draw:text-style-name="P3" draw:layer="layout" svg:width="0.497cm" svg:height="0.51cm" svg:x="24.863cm" svg:y="0.333cm" svg:viewBox="0 0 498 511" svg:d="M498 254l-1 11v11l-1 11-1 11-2 10-1 10-2 10-3 10-2 10-3 9-4 9-3 10-4 8-4 9-5 8-5 8-5 8-5 7-6 7-6 8-7 7-7 6-7 6-7 6-7 5-9 5-8 5-8 5-9 4-9 4-10 3-10 4-10 2-10 3-11 2-11 2-11 1-12 1h-12l-12 1-12-1h-12l-11-1-11-1-11-2-12-2-10-3-10-2-9-4-10-3-8-4-9-4-9-4-8-5-8-5-7-6-8-6-7-6-7-6-6-6-6-7-6-8-5-8-5-7-5-8-5-8-4-9-4-9-3-9-4-9-3-9-2-10-3-10-2-10-1-10-2-11-1-11-1-11v-10l-1-12 1-11v-11l1-10 1-10 1-11 2-10 2-10 2-9 3-10 2-9 4-10 3-9 4-8 4-9 5-8 4-8 6-8 5-7 6-7 6-7 6-7 7-6 7-7 7-5 8-5 8-6 8-5 8-4 9-5 10-3 9-4 10-3 10-3 10-3 12-2 11-2 12-1 12-1h12 12 13 13l12 1 12 1 12 2 11 2 11 3 10 3 10 3 9 4 9 3 10 5 8 4 8 5 8 6 7 5 7 5 7 7 7 6 6 7 6 7 5 7 5 7 5 8 5 8 4 8 4 8 3 9 4 9 3 9 2 9 2 10 3 10 1 10 2 10 1 10 1 11 1 10v11zM364 254v-17l-1-16-2-15-2-15-2-13-4-12-3-11-4-10-5-10-6-8-6-8-6-7-7-6-8-5-8-4-8-4-10-2-9-2-10-1-11-1-11 1-10 1-11 2-9 3-9 3-8 4-8 6-8 6-7 6-6 8-6 9-5 9-5 10-4 12-3 12-3 13-2 14-1 15-1 16v17 9 8 8l1 8v8l1 8 1 7 2 7 1 6 1 7 2 6 2 6 2 6 2 6 2 5 2 5 3 5 2 5 3 4 3 4 3 4 3 4 3 4 4 3 3 3 3 3 5 3 4 2 4 3 4 2 4 2 4 1 5 2 4 1 4 1 5 1h5l4 1h5l5 1 6-1h5l5-1h6l5-1 5-1 4-1 5-2 5-1 4-2 4-2 5-3 4-2 4-3 4-3 3-3 4-3 3-4 3-4 3-4 3-4 3-4 3-5 2-5 3-5 2-5 2-6 2-6 1-6 2-6 2-7 1-6 1-7 1-7 1-8 1-8v-8l1-8v-8z">
          <text:p/>
        </draw:path>
        <draw:polygon draw:style-name="gr3" draw:text-style-name="P3" draw:layer="layout" svg:width="0.447cm" svg:height="0.511cm" svg:x="25.429cm" svg:y="0.332cm" svg:viewBox="0 0 448 512" draw:points="448,358 447,365 447,372 446,378 445,385 444,391 442,398 440,404 438,410 435,416 433,421 430,427 426,432 423,439 419,444 415,448 410,453 406,458 400,462 396,466 390,471 384,475 378,478 372,482 365,485 358,488 351,491 344,494 337,496 329,499 321,501 313,503 304,505 295,506 286,508 277,509 267,510 258,511 248,511 238,512 228,512 218,512 208,511 199,511 191,511 182,510 174,509 166,508 157,507 150,506 142,505 135,504 127,502 120,500 113,498 107,496 100,494 94,491 87,488 81,486 76,483 70,479 65,476 59,472 54,468 50,464 45,460 41,456 36,451 32,446 28,441 24,436 21,430 18,425 15,419 11,413 9,406 6,400 4,393 2,386 0,379 112,362 113,366 114,370 115,373 117,377 118,380 120,384 121,387 123,390 125,392 127,395 129,398 131,400 133,402 135,404 138,406 140,408 143,410 145,412 148,413 151,415 154,416 156,417 160,418 163,419 166,420 169,421 173,422 176,423 180,423 183,424 187,424 191,425 195,425 199,425 204,426 208,426 213,426 218,426 223,426 228,426 232,426 236,426 240,426 245,426 248,426 253,425 257,425 260,425 264,424 268,424 272,423 276,422 279,422 282,421 286,420 289,419 292,419 295,418 298,416 301,415 303,414 306,413 309,411 311,409 313,408 315,406 317,404 319,402 321,400 323,398 324,396 325,393 326,391 327,388 329,385 329,382 330,379 330,376 330,373 330,370 330,366 330,362 329,359 329,356 327,353 326,350 325,347 323,344 321,342 319,340 317,337 314,335 312,333 309,331 306,329 303,328 300,326 296,324 292,323 289,322 285,320 281,319 276,317 272,316 267,315 263,313 258,312 253,311 248,310 243,309 238,308 233,307 227,306 222,305 215,304 210,302 204,301 198,300 192,298 186,297 180,295 174,294 168,293 162,291 156,289 150,288 144,286 138,284 132,282 126,281 120,279 114,276 108,274 103,272 97,269 92,267 87,264 82,261 77,258 72,255 67,251 63,248 59,244 54,240 51,236 47,232 43,227 40,223 37,218 34,213 31,208 28,203 26,197 24,191 23,184 22,178 21,171 20,164 19,157 19,149 19,142 20,135 21,129 21,122 23,116 24,110 26,104 28,98 30,92 33,87 36,81 39,76 42,71 46,66 50,61 54,57 58,52 63,48 68,44 73,40 78,36 84,33 90,29 96,26 102,23 109,20 116,17 123,15 130,13 138,10 146,8 154,7 162,5 171,4 180,3 189,2 198,1 208,1 218,0 228,0 236,0 244,0 252,1 260,1 267,2 275,3 282,4 289,5 296,6 303,8 310,9 317,11 323,13 330,15 336,17 342,20 348,22 354,25 359,28 365,31 370,35 375,38 380,42 385,46 390,50 394,54 399,58 403,63 406,67 410,72 414,77 417,83 421,88 423,94 426,100 429,106 431,112 433,119 435,126 436,133 323,144 323,141 321,138 321,135 320,131 319,129 318,125 316,123 315,120 313,118 312,116 310,113 308,111 306,109 305,107 302,105 300,103 298,101 296,100 294,98 291,97 289,95 286,94 284,93 281,92 278,91 276,90 273,89 270,89 267,88 264,88 260,87 257,87 254,86 250,86 247,86 243,86 240,85 236,85 232,85 228,85 220,85 210,86 202,86 195,87 188,88 181,89 175,91 169,93 164,95 159,97 155,99 151,102 148,105 145,108 142,112 140,116 138,120 137,125 137,130 137,136 137,139 137,142 137,145 138,148 139,150 140,153 141,156 142,158 144,160 145,162 148,164 150,166 152,168 154,170 157,172 160,173 162,175 166,176 169,178 172,179 175,180 179,181 183,183 187,184 191,185 195,186 199,187 203,189 208,190 213,191 218,191 223,192 228,193 233,195 238,196 243,197 248,198 254,199 259,201 265,202 272,203 278,205 285,207 292,208 299,210 305,211 312,213 319,215 325,217 332,219 338,221 345,223 351,226 357,228 363,231 369,233 374,236 380,239 385,243 390,246 396,250 400,253 405,257 409,261 414,265 418,270 422,274 425,279 429,285 432,290 435,295 438,301 440,307 442,313 444,320 445,327 446,334 447,342 447,350">
          <text:p/>
        </draw:polygon>
        <draw:polygon draw:style-name="gr3" draw:text-style-name="P3" draw:layer="layout" svg:width="0.447cm" svg:height="0.511cm" svg:x="25.947cm" svg:y="0.332cm" svg:viewBox="0 0 448 512" draw:points="448,358 448,365 447,372 446,378 445,385 444,391 442,398 440,404 438,410 436,416 432,421 430,427 426,432 423,439 419,444 415,448 410,453 406,458 401,462 395,466 390,471 384,475 378,478 372,482 365,485 358,488 351,491 344,494 337,496 329,499 321,501 313,503 304,505 295,506 286,508 277,509 268,510 258,511 248,511 238,512 227,512 218,512 209,511 200,511 192,511 183,510 175,509 166,508 158,507 151,506 142,505 134,504 127,502 120,500 113,498 107,496 100,494 93,491 88,488 82,486 76,483 70,479 65,476 59,472 54,468 50,464 45,460 41,456 36,451 32,446 28,441 25,436 21,430 18,425 14,419 12,413 9,406 6,400 4,393 2,386 0,379 112,362 113,366 114,370 116,373 117,377 119,380 120,384 122,387 123,390 125,392 127,395 129,398 131,400 133,402 135,404 138,406 140,408 143,410 146,412 149,413 152,415 154,416 157,417 160,418 164,419 167,420 170,421 174,422 177,423 181,423 184,424 188,424 192,425 196,425 200,425 205,426 209,426 213,426 218,426 223,426 227,426 232,426 236,426 240,426 244,426 249,426 253,425 256,425 260,425 264,424 268,424 272,423 275,422 279,422 283,421 286,420 289,419 292,419 295,418 298,416 301,415 303,414 306,413 309,411 311,409 313,408 315,406 317,404 319,402 321,400 323,398 324,396 325,393 327,391 328,388 328,385 329,382 329,379 330,376 330,373 330,370 330,366 330,362 329,359 328,356 327,353 326,350 325,347 323,344 321,342 319,340 317,337 314,335 311,333 309,331 306,329 303,328 299,326 296,324 292,323 289,322 285,320 280,319 276,317 272,316 268,315 263,313 258,312 253,311 248,310 243,309 238,308 232,307 227,306 221,305 216,304 211,302 205,301 199,300 193,298 188,297 181,295 175,294 169,293 163,291 157,289 151,288 144,286 138,284 132,282 126,281 120,279 114,276 108,274 103,272 97,269 92,267 87,264 82,261 77,258 72,255 67,251 63,248 59,244 54,240 50,236 47,232 43,227 40,223 37,218 34,213 31,208 29,203 26,197 24,191 23,184 22,178 20,171 20,164 19,157 19,149 19,142 20,135 20,129 21,122 23,116 24,110 26,104 28,98 30,92 33,87 36,81 39,76 42,71 46,66 50,61 54,57 58,52 63,48 68,44 73,40 78,36 84,33 90,29 96,26 102,23 109,20 116,17 123,15 130,13 138,10 147,8 155,7 163,5 172,4 181,3 190,2 199,1 209,1 218,0 229,0 236,0 244,0 252,1 260,1 267,2 274,3 282,4 289,5 296,6 303,8 310,9 316,11 323,13 329,15 336,17 342,20 348,22 354,25 359,28 365,31 370,35 375,38 380,42 385,46 390,50 394,54 399,58 403,63 407,67 410,72 414,77 417,83 420,88 423,94 426,100 429,106 431,112 433,119 435,126 436,133 323,144 322,141 322,138 321,135 320,131 319,129 317,125 316,123 315,120 313,118 312,116 310,113 308,111 307,109 304,107 302,105 301,103 298,101 296,100 293,98 291,97 289,95 286,94 284,93 281,92 278,91 275,90 273,89 270,89 267,88 263,88 260,87 257,87 254,86 250,86 247,86 243,86 239,85 236,85 232,85 229,85 220,85 211,86 203,86 196,87 189,88 182,89 176,91 170,93 165,95 160,97 156,99 152,102 148,105 146,108 142,112 140,116 139,120 137,125 137,130 137,136 137,139 137,142 137,145 138,148 139,150 140,153 141,156 142,158 144,160 147,162 148,164 151,166 153,168 156,170 158,172 161,173 164,175 166,176 170,178 173,179 176,180 180,181 184,183 188,184 192,185 196,186 200,187 205,189 209,190 213,191 218,191 223,192 228,193 233,195 238,196 243,197 249,198 254,199 259,201 265,202 272,203 278,205 285,207 292,208 299,210 305,211 312,213 319,215 325,217 332,219 338,221 345,223 351,226 357,228 363,231 369,233 374,236 380,239 385,243 390,246 395,250 400,253 405,257 410,261 414,265 418,270 422,274 425,279 429,285 432,290 435,295 437,301 440,307 442,313 444,320 445,327 446,334 447,342 448,350">
          <text:p/>
        </draw:polygon>
        <draw:polygon draw:style-name="gr3" draw:text-style-name="P3" draw:layer="layout" svg:width="0.287cm" svg:height="0.616cm" svg:x="26.702cm" svg:y="0.226cm" svg:viewBox="0 0 288 617" draw:points="181,617 170,617 159,616 149,614 140,612 130,609 121,606 113,602 106,597 99,592 93,586 87,580 82,572 77,565 73,557 70,547 67,538 65,528 63,517 62,505 62,493 62,203 0,203 0,116 69,116 109,0 190,0 190,116 283,116 283,203 190,203 190,459 190,466 190,472 191,478 192,484 193,490 195,495 196,500 199,504 201,508 203,512 206,515 209,518 213,520 217,522 221,524 225,526 230,527 235,528 240,528 246,528 248,528 250,528 252,528 255,528 257,528 259,528 261,528 263,527 265,527 267,527 269,526 271,526 273,526 275,525 277,525 279,524 281,524 284,523 286,523 288,522 288,601 284,603 279,604 274,606 269,607 264,608 259,609 254,610 249,611 244,612 238,613 233,613 227,614 222,615 217,615 211,616 205,616 199,616 193,617 187,617">
          <text:p/>
        </draw:polygon>
        <draw:polygon draw:style-name="gr3" draw:text-style-name="P3" draw:layer="layout" svg:width="0.287cm" svg:height="0.501cm" svg:x="27.062cm" svg:y="0.332cm" svg:viewBox="0 0 288 502" draw:points="4,502 4,125 4,122 4,119 4,115 4,112 4,108 4,105 4,102 3,98 3,95 3,91 3,88 3,84 3,81 3,77 3,74 3,71 3,68 3,64 3,61 2,58 2,54 2,51 2,48 2,45 2,42 2,39 2,37 2,34 2,31 2,29 2,26 1,23 1,21 1,19 1,17 1,15 0,14 0,12 0,11 0,9 122,9 122,11 122,12 123,14 123,15 123,17 123,19 123,21 124,23 124,26 124,29 124,31 124,34 124,37 125,40 125,43 125,45 125,48 125,51 125,54 126,58 126,61 126,64 126,67 126,70 126,74 126,77 127,80 127,83 127,86 127,89 127,93 127,95 127,98 127,101 128,104 128,106 128,108 128,111 128,113 128,114 130,114 132,109 133,104 136,99 137,94 139,89 141,84 143,80 145,75 147,71 149,67 151,63 153,58 155,54 157,51 159,47 161,44 164,40 166,37 168,34 171,31 174,28 177,25 179,22 183,20 186,18 189,15 192,14 196,11 199,10 203,8 206,7 210,5 214,4 219,3 223,2 227,1 232,1 237,0 242,0 247,0 250,0 253,0 255,0 258,0 260,1 262,1 264,1 266,2 269,2 271,2 273,3 275,3 277,3 279,4 281,4 282,5 284,5 285,6 287,6 288,7 288,114 285,113 283,113 281,112 278,112 276,111 273,111 271,110 268,110 266,110 263,109 260,109 258,108 255,108 252,108 248,107 246,107 243,107 239,107 236,107 233,107 223,107 214,108 206,110 198,113 190,117 183,121 176,126 169,131 163,138 158,146 153,154 148,162 144,172 141,182 138,193 136,205 134,218 132,231 132,245 131,260 131,502">
          <text:p/>
        </draw:polygon>
        <draw:path draw:style-name="gr3" draw:text-style-name="P3" draw:layer="layout" svg:width="0.45cm" svg:height="0.51cm" svg:x="27.399cm" svg:y="0.333cm" svg:viewBox="0 0 451 511" svg:d="M232 511h-11l-11-1-10-1-10-1-10-1-10-2-9-2-9-2-9-3-8-3-9-3-8-4-8-4-7-4-7-5-8-5-6-5-7-6-7-6-6-6-6-6-5-7-5-8-5-8-5-8-5-8-4-8-4-9-3-9-3-10-4-10-2-10-2-11-3-11-1-11-2-11-1-12-1-12v-13l-1-13 1-14v-13l1-13 2-12 1-13 2-11 3-11 2-11 4-11 3-9 4-10 4-9 5-9 4-8 5-8 6-8 5-7 6-7 6-6 6-6 7-6 6-6 7-5 7-5 8-4 7-4 8-4 8-3 8-4 8-2 9-3 8-2 9-2 9-2 8-1 9-1 9-1 9-1h10 10 11 11l11 1 10 2 11 1 9 3 10 2 8 4 9 3 9 4 8 4 8 4 7 5 7 5 7 6 7 6 6 6 6 6 6 7 5 7 5 8 5 7 5 8 4 9 4 8 4 9 3 9 4 10 2 10 3 10 2 10 2 10 2 11 2 11 1 11 1 11 1 12 1 11v12 12 4h-316v6 6 6l1 6v6l1 6v5l1 6 1 5 1 6 1 5 2 5 1 5 2 5 1 4 2 5 2 4 2 5 3 4 2 4 3 4 2 3 3 4 3 3 3 3 3 3 4 3 3 2 4 3 4 2 4 2 4 2 4 2 5 1 4 1 6 2h5l5 1h5 6 6 7l6-1 6-1 5-1 6-2 5-2 5-2 5-2 4-3 4-3 4-4 4-3 3-4 3-4 3-5 3-5 2-5 3-6 1-6 121 11-2 4-1 4-3 5-2 4-2 4-2 5-3 5-3 4-2 5-3 4-3 5-3 5-4 5-4 5-3 4-4 5-5 4-4 4-4 4-5 4-5 4-6 4-5 3-6 4-6 3-6 3-7 3-7 3-6 3-8 3-7 2-8 3-8 1-8 2-9 1-9 2-9 1h-10l-10 1zM232 80h-4-4l-4 1h-4l-4 1h-4l-4 1-3 1-4 2-3 1-3 1-4 1-3 2-3 2-3 2-3 2-3 3-3 2-2 3-3 2-2 4-2 2-3 4-2 3-2 4-2 4-2 3-1 5-2 4-2 5-1 4-1 5-2 5-1 5-1 6-1 5v6l-1 6v6 6h192l-1-11-2-12-2-10-2-10-2-9-4-8-3-9-4-7-4-7-5-6-5-6-6-5-5-4-7-4-6-4-7-2-8-2-7-2-8-1z">
          <text:p/>
        </draw:path>
        <draw:path draw:style-name="gr3" draw:text-style-name="P3" draw:layer="layout" svg:width="0.497cm" svg:height="0.51cm" svg:x="27.908cm" svg:y="0.333cm" svg:viewBox="0 0 498 511" svg:d="M153 511h-7l-7-1h-7l-6-1-7-1-7-1-6-1-6-1-6-2-6-2-5-2-6-2-5-3-5-2-4-3-5-3-5-3-4-3-4-4-4-3-4-4-4-5-3-4-3-4-3-5-3-5-3-5-3-5-2-6-2-5-2-6-2-6-2-6-1-6-1-6-1-6v-7l-1-7-1-6v-8-8l1-8 1-9 1-7 1-8 2-7 2-7 2-7 2-6 3-6 3-6 4-5 4-6 3-5 5-5 4-5 4-4 5-4 5-4 5-4 6-4 5-3 6-3 6-3 6-3 6-3 7-2 6-2 7-2 8-2 7-1 7-2 8-1 7-1 8-1 7-1 8-1 8-1h8 7l107-2v-25-5l-1-5v-5-5l-1-4v-5l-1-4-1-4-1-4-1-3v-4l-1-3-1-4-2-3-1-3-2-3-1-2-1-3-2-3-2-2-2-2-2-2-2-2-2-2-2-2-3-1-2-1-3-2-2-1-3-1-2-1-3-1h-3l-3-1-3-1h-3-3l-4-1h-3-3-3-4-2l-4 1h-2-3l-3 1h-3l-2 1h-3l-2 1-3 1-2 1-2 1-3 1-2 1-2 1-2 2-2 1-1 2-2 1-2 2-1 2-2 2-2 2-1 2-1 2-2 3-1 3-1 2-1 3-1 3-1 3-1 3-1 3-1 3-1 4v4l-1 4v4l-134-7 1-6 1-6 2-6 2-6 1-6 3-6 2-6 2-5 3-6 3-5 3-6 3-5 3-5 4-4 4-5 4-5 5-4 4-4 5-5 5-4 5-3 6-4 5-3 6-4 7-3 7-3 7-2 6-3 8-2 7-3 8-2 8-2 8-1 8-2 9-1 9-1 9-1h10 9 10 9 9l9 1h8l9 1 8 1 8 2 7 2 8 2 7 2 7 2 7 3 7 3 6 3 6 3 6 3 6 4 6 4 5 4 5 5 5 5 4 4 5 5 4 5 4 6 4 5 3 6 3 6 4 6 2 7 3 6 2 7 2 8 1 7 2 7 1 8 1 8 1 8v8 9 179 3 4 3 3l1 3v4 2 4 2l1 3v3 2l1 3 1 2v3l1 2v2l1 2 1 2 1 2v2l2 2 1 1 1 2 1 1 1 2 2 1 1 1 1 1 2 1 2 1 1 1 2 1h2l2 1h2 3 2l2 1h3 3 3l2-1h3 3 3l3-1h3 2l3-1v70l-2 1h-2l-3 1h-2l-2 1h-2l-2 1h-2l-2 1h-1l-2 1h-2-2l-2 1h-1l-2 1h-2-2l-2 1h-2-1-3l-1 1h-2-2-2-2l-2 1h-2-2-2-2-2l-3 1h-2-2-3-2-3-3-9l-9-1-8-1-8-2-8-2-7-2-6-4-6-3-5-4-5-5-5-4-4-6-3-6-3-6-3-7-3-7-2-8-2-9-1-8-1-9h-3l-6 9-5 8-6 9-6 8-6 8-7 7-7 6-7 6-8 6-8 5-8 5-8 4-9 4-9 3-10 3-10 2-10 3-10 1h-11zM302 273l-66 1h-4-4-4l-4 1h-4-4l-4 1h-3l-4 1h-4l-4 1-3 1h-4l-3 1-3 1-4 1-2 2-4 1-2 1-3 2-3 2-2 1-3 2-2 2-3 2-2 3-2 2-2 3-1 2-2 3-2 3-1 4-1 4-1 3-1 4-1 5v4l-1 4v5 5 7 7l1 6 1 6 2 5 1 5 3 5 2 4 3 4 3 4 3 3 3 3 4 2 4 2 5 2 4 2 5 1 4 1h5 6 5 4 5l5-1 4-1 5-1 4-2 4-1 4-2 4-2 4-2 4-2 4-3 3-2 4-3 3-3 3-3 3-3 3-3 3-3 3-4 2-3 3-4 2-4 2-4 3-4 2-4 1-4 2-4 2-5 1-4 2-5 1-4 1-5 1-4v-5l1-4v-5-5l1-4z">
          <text:p/>
        </draw:path>
        <draw:polygon draw:style-name="gr3" draw:text-style-name="P3" draw:layer="layout" svg:width="0.288cm" svg:height="0.616cm" svg:x="28.41cm" svg:y="0.226cm" svg:viewBox="0 0 289 617" draw:points="181,617 170,617 160,616 150,614 139,612 130,609 122,606 114,602 106,597 100,592 93,586 88,580 82,572 78,565 74,557 70,547 67,538 65,528 64,517 63,505 63,493 63,203 0,203 0,116 69,116 109,0 190,0 190,116 283,116 283,203 190,203 190,459 190,466 191,472 191,478 192,484 194,490 195,495 197,500 199,504 201,508 204,512 207,515 210,518 213,520 217,522 221,524 225,526 230,527 235,528 241,528 246,528 248,528 251,528 253,528 255,528 257,528 259,528 261,528 264,527 266,527 267,527 270,526 271,526 273,526 276,525 278,525 280,524 282,524 284,523 287,523 289,522 289,601 284,603 279,604 275,606 270,607 265,608 259,609 254,610 249,611 244,612 239,613 234,613 228,614 223,615 217,615 211,616 205,616 199,616 193,617 187,617">
          <text:p/>
        </draw:polygon>
        <draw:polygon draw:style-name="gr3" draw:text-style-name="P3" draw:layer="layout" svg:width="0.709cm" svg:height="0.501cm" svg:x="28.771cm" svg:y="0.332cm" svg:viewBox="0 0 710 502" draw:points="293,502 293,226 293,220 293,214 292,209 292,203 292,198 291,193 291,188 290,183 290,178 289,173 288,168 287,164 286,159 285,155 284,151 283,147 281,143 279,139 278,136 276,132 274,129 272,126 270,123 268,120 266,117 264,114 261,112 259,110 256,107 253,105 250,104 247,102 244,101 241,99 237,98 234,98 230,97 226,96 222,96 218,96 214,96 211,96 207,97 203,98 200,99 196,100 193,101 189,102 186,104 183,106 180,108 177,111 174,113 171,116 168,119 165,122 163,125 160,128 158,132 155,136 153,139 151,143 149,147 147,152 145,156 143,161 142,165 140,170 139,175 138,180 136,186 135,191 134,197 133,202 133,208 132,214 132,220 131,226 131,232 131,238 131,502 3,502 3,119 3,116 3,113 3,110 3,107 3,104 3,100 3,97 3,94 3,90 3,87 3,83 3,80 3,77 3,74 2,70 2,67 2,64 2,61 2,58 2,55 2,52 2,49 2,46 1,43 1,40 1,38 1,35 1,33 1,30 1,28 1,25 1,23 1,21 1,19 0,17 0,15 0,14 0,12 0,11 0,9 121,9 122,11 122,12 122,13 122,15 122,17 122,19 123,21 123,23 123,25 123,27 123,30 124,32 124,35 124,37 124,40 125,43 125,45 125,48 125,51 125,54 125,57 126,59 126,62 126,65 126,68 126,71 126,74 126,77 126,80 127,83 127,86 127,88 127,91 127,94 127,96 127,99 127,101 127,103 127,105 127,107 129,107 134,96 139,86 144,76 150,67 156,59 162,51 168,44 174,37 181,31 188,26 195,21 202,16 210,13 218,9 227,6 235,4 244,2 253,1 263,0 272,0 284,0 294,1 304,2 314,4 323,7 332,10 340,14 349,18 356,22 363,28 370,33 376,40 382,46 387,53 392,61 396,69 400,78 404,87 407,97 409,107 412,107 415,101 417,95 420,90 423,84 426,79 429,74 431,70 434,65 437,60 440,56 443,52 447,48 450,45 453,41 456,38 460,35 463,32 467,29 470,26 474,23 478,21 482,19 485,17 489,15 493,13 497,11 501,9 506,8 510,7 514,5 518,4 523,3 527,3 532,2 537,1 542,1 546,1 551,0 556,0 561,0 569,0 577,1 585,1 592,2 599,4 605,5 612,7 618,9 624,12 629,15 635,17 640,21 645,24 650,28 656,32 660,36 665,40 668,45 672,50 676,54 679,60 683,65 686,71 689,76 691,82 694,88 696,95 698,101 700,108 701,114 703,122 704,129 705,136 707,143 708,150 708,158 709,166 709,173 709,181 710,189 710,502 582,502 582,226 582,220 581,214 581,209 581,203 581,198 580,193 580,188 579,183 579,178 577,173 577,168 576,164 575,159 574,155 573,151 571,147 570,143 568,139 567,136 565,132 563,129 561,126 559,123 557,120 555,117 552,114 550,112 547,110 545,107 542,105 539,104 536,102 533,101 530,99 526,98 522,98 519,97 515,96 511,96 507,96 503,96 500,96 496,97 492,98 489,98 485,100 482,101 479,102 475,104 472,106 469,108 466,110 463,112 460,115 458,118 455,120 452,124 450,127 447,130 445,134 443,137 441,141 439,145 436,149 435,153 433,158 431,162 430,167 428,172 427,177 426,181 425,187 424,192 423,197 422,203 422,208 421,214 421,220 420,226 420,232 420,502">
          <text:p/>
        </draw:polygon>
        <draw:path draw:style-name="gr3" draw:text-style-name="P3" draw:layer="layout" svg:width="0.449cm" svg:height="0.51cm" svg:x="29.574cm" svg:y="0.333cm" svg:viewBox="0 0 450 511" svg:d="M230 511h-11l-10-1-10-1-10-1-10-1-9-2-10-2-9-2-9-3-8-3-8-3-9-4-7-4-8-4-7-5-8-5-6-5-7-6-6-6-6-6-6-6-6-7-5-8-5-8-5-8-4-8-5-8-4-9-3-9-3-10-3-10-3-10-2-11-2-11-2-11-2-11-1-12-1-12v-13-13-14l1-13v-13l2-12 2-13 1-11 3-11 3-11 3-11 3-9 4-10 4-9 5-9 5-8 4-8 6-8 5-7 6-7 6-6 6-6 7-6 6-6 8-5 7-5 7-4 7-4 8-4 8-3 8-4 9-2 8-3 8-2 9-2 9-2 9-1 8-1 9-1 9-1h10 9 11 11l11 1 10 2 12 1 9 3 10 2 9 4 8 3 9 4 8 4 8 4 7 5 8 5 7 6 6 6 6 6 6 6 6 7 6 7 4 8 5 7 5 8 4 9 4 8 4 9 4 9 3 10 3 10 2 10 2 10 3 10 1 11 2 11 2 11 1 11v12l1 11v12 12 4h-316v6 6 6l1 6v6l1 6v5l2 6v5l1 6 1 5 2 5 1 5 2 5 1 4 2 5 2 4 2 5 3 4 2 4 3 4 2 3 3 4 3 3 3 3 4 3 3 3 3 2 4 3 4 2 4 2 4 2 4 2 5 1 5 1 4 2h5l5 1h6 5 7 6l6-1 6-1 6-1 5-2 5-2 5-2 6-2 4-3 4-3 4-4 4-3 3-4 4-4 2-5 3-5 2-5 3-6 2-6 120 11-1 4-2 4-2 5-2 4-3 4-2 5-3 5-2 4-3 5-3 4-3 5-3 5-4 5-3 5-4 4-4 5-4 4-5 4-4 4-5 4-5 4-5 4-6 3-6 4-6 3-6 3-6 3-7 3-7 3-8 3-7 2-8 3-8 1-8 2-10 1-9 2-9 1h-10l-10 1zM230 80h-4-4l-4 1h-4l-3 1h-4l-4 1-3 1-4 2-3 1-3 1-3 1-4 2-3 2-3 2-3 2-3 3-2 2-3 3-3 2-2 4-2 2-2 4-3 3-2 4-2 4-2 3-1 5-2 4-1 5-2 4-1 5-2 5-1 5v6l-2 5v6l-1 6v6 6h192l-1-11-2-12-1-10-2-10-3-9-3-8-4-9-4-7-4-7-5-6-5-6-6-5-6-4-7-4-6-4-7-2-7-2-8-2-8-1z">
          <text:p/>
        </draw:path>
        <draw:polygon draw:style-name="gr3" draw:text-style-name="P3" draw:layer="layout" svg:width="0.449cm" svg:height="0.501cm" svg:x="30.117cm" svg:y="0.332cm" svg:viewBox="0 0 450 502" draw:points="323,502 323,226 323,220 323,214 323,209 322,203 322,198 322,193 321,188 320,183 319,178 319,173 318,168 317,164 315,159 314,155 313,151 311,147 309,143 307,139 306,136 304,132 301,129 299,126 297,123 294,120 292,117 289,114 286,112 283,110 280,107 276,105 273,104 269,102 265,101 262,99 258,98 253,98 249,97 245,96 240,96 235,96 231,96 226,96 222,97 217,98 213,99 209,100 205,101 201,102 197,104 193,106 188,108 185,111 181,113 178,116 175,119 172,122 168,125 165,128 162,132 160,136 157,139 155,143 152,147 150,152 148,156 146,161 143,165 142,170 140,175 138,180 137,186 136,191 135,197 134,202 133,208 132,214 132,220 131,226 131,232 131,238 131,502 3,502 3,119 3,116 3,113 3,110 3,107 3,104 3,100 3,97 3,94 3,90 3,87 3,83 3,80 3,77 3,74 3,70 3,67 2,64 2,61 2,58 2,55 2,52 2,49 2,46 2,43 2,40 1,38 1,35 1,33 1,30 1,28 1,25 1,23 1,21 1,19 1,17 0,15 0,14 0,12 0,11 0,9 122,9 122,11 122,12 122,13 122,15 123,17 123,19 123,21 123,23 123,25 123,27 124,30 124,32 124,35 124,37 124,40 124,43 125,45 125,48 125,51 125,54 125,57 125,59 126,62 126,65 126,68 126,71 126,74 126,77 126,80 126,83 127,86 127,88 127,91 127,94 127,96 127,99 128,101 128,103 128,105 128,107 129,107 135,96 140,86 146,76 152,67 159,59 165,51 172,44 179,37 186,31 195,26 203,21 211,16 220,13 229,9 238,6 248,4 257,2 268,1 278,0 289,0 297,0 306,1 314,1 322,2 330,4 337,5 344,7 351,9 358,12 364,15 369,17 375,21 381,24 386,28 392,32 396,36 401,40 405,45 410,50 414,54 417,60 421,65 425,71 427,76 431,82 433,88 435,95 438,101 440,108 442,114 444,122 445,129 446,136 447,143 448,150 449,158 450,166 450,173 450,181 450,189 450,502">
          <text:p/>
        </draw:polygon>
        <draw:polygon draw:style-name="gr3" draw:text-style-name="P3" draw:layer="layout" svg:width="0.288cm" svg:height="0.616cm" svg:x="30.635cm" svg:y="0.226cm" svg:viewBox="0 0 289 617" draw:points="180,617 169,617 159,616 149,614 139,612 130,609 122,606 114,602 107,597 100,592 93,586 88,580 82,572 78,565 74,557 71,547 68,538 66,528 64,517 63,505 63,493 63,203 0,203 0,116 69,116 109,0 189,0 189,116 284,116 284,203 189,203 189,459 190,466 190,472 191,478 192,484 193,490 194,495 196,500 198,504 200,508 203,512 206,515 209,518 212,520 216,522 221,524 226,526 230,527 235,528 241,528 246,528 249,528 251,528 253,528 255,528 258,528 260,528 262,528 264,527 266,527 267,527 270,526 272,526 273,526 276,525 278,525 280,524 282,524 284,523 286,523 289,522 289,601 284,603 279,604 274,606 270,607 265,608 260,609 254,610 249,611 244,612 239,613 234,613 228,614 223,615 216,615 210,616 204,616 199,616 193,617 186,617">
          <text:p/>
        </draw:polygon>
        <draw:polygon draw:style-name="gr3" draw:text-style-name="P3" draw:layer="layout" svg:width="0.447cm" svg:height="0.511cm" svg:x="30.967cm" svg:y="0.332cm" svg:viewBox="0 0 448 512" draw:points="448,358 448,365 448,372 447,378 446,385 444,391 443,398 441,404 438,410 436,416 433,421 430,427 427,432 423,439 419,444 415,448 411,453 406,458 401,462 396,466 391,471 385,475 379,478 372,482 366,485 359,488 352,491 345,494 337,496 329,499 321,501 313,503 304,505 296,506 287,508 278,509 268,510 258,511 248,511 238,512 228,512 219,512 210,511 201,511 192,511 183,510 175,509 167,508 159,507 151,506 144,505 136,504 129,502 122,500 115,498 108,496 101,494 95,491 89,488 83,486 77,483 72,479 66,476 61,472 56,468 51,464 47,460 42,456 38,451 33,446 29,441 25,436 22,430 18,425 15,419 12,413 9,406 7,400 4,393 2,386 0,379 114,362 115,366 116,370 117,373 119,377 120,380 121,384 123,387 125,390 127,392 128,395 131,398 132,400 134,402 137,404 139,406 141,408 144,410 147,412 149,413 152,415 155,416 158,417 161,418 164,419 167,420 171,421 174,422 177,423 181,423 185,424 189,424 193,425 197,425 201,425 205,426 210,426 214,426 219,426 223,426 228,426 232,426 237,426 241,426 245,426 249,426 253,425 257,425 261,425 265,424 268,424 272,423 276,422 279,422 283,421 286,420 289,419 292,419 296,418 298,416 301,415 304,414 307,413 309,411 311,409 314,408 316,406 318,404 320,402 321,400 323,398 325,396 326,393 327,391 328,388 329,385 329,382 330,379 331,376 331,373 331,370 331,366 330,362 330,359 329,356 328,353 327,350 325,347 323,344 322,342 319,340 317,337 315,335 312,333 309,331 306,329 303,328 300,326 296,324 293,323 289,322 285,320 281,319 277,317 272,316 268,315 264,313 259,312 254,311 249,310 243,309 238,308 233,307 228,306 222,305 217,304 211,302 205,301 200,300 194,298 188,297 182,295 176,294 170,293 163,291 157,289 151,288 145,286 139,284 133,282 127,281 121,279 115,276 110,274 104,272 99,269 93,267 88,264 83,261 78,258 73,255 69,251 64,248 60,244 56,240 52,236 48,232 45,227 41,223 38,218 35,213 32,208 29,203 27,197 25,191 23,184 22,178 21,171 20,164 20,157 20,149 20,142 20,135 21,129 22,122 23,116 24,110 26,104 28,98 32,92 34,87 37,81 40,76 44,71 47,66 51,61 55,57 60,52 64,48 69,44 74,40 80,36 85,33 91,29 97,26 104,23 110,20 117,17 125,15 132,13 139,10 147,8 156,7 164,5 172,4 181,3 190,2 200,1 209,1 219,0 229,0 237,0 245,0 253,1 260,1 267,2 275,3 282,4 290,5 297,6 303,8 310,9 317,11 323,13 330,15 336,17 342,20 348,22 354,25 360,28 365,31 371,35 376,38 381,42 386,46 391,50 395,54 399,58 403,63 407,67 411,72 414,77 418,83 421,88 424,94 426,100 429,106 431,112 433,119 435,126 437,133 323,144 323,141 322,138 321,135 320,131 319,129 318,125 316,123 315,120 314,118 312,116 310,113 309,111 307,109 305,107 303,105 301,103 299,101 296,100 294,98 292,97 289,95 287,94 284,93 281,92 279,91 276,90 273,89 270,89 267,88 264,88 261,87 258,87 254,86 251,86 247,86 244,86 240,85 236,85 233,85 229,85 220,85 212,86 204,86 196,87 189,88 182,89 176,91 171,93 165,95 161,97 156,99 152,102 149,105 146,108 144,112 141,116 140,120 139,125 138,130 138,136 138,139 138,142 139,145 139,148 140,150 141,153 143,156 144,158 145,160 147,162 149,164 151,166 153,168 156,170 158,172 161,173 164,175 167,176 170,178 174,179 177,180 181,181 184,183 188,184 192,185 196,186 200,187 205,189 209,190 214,191 219,191 224,192 229,193 234,195 238,196 244,197 249,198 254,199 260,201 265,202 272,203 279,205 286,207 292,208 299,210 306,211 313,213 319,215 326,217 332,219 339,221 345,223 351,226 357,228 363,231 369,233 375,236 380,239 386,243 391,246 396,250 401,253 405,257 410,261 414,265 418,270 422,274 425,279 429,285 432,290 435,295 438,301 440,307 442,313 444,320 446,327 447,334 447,342 448,350">
          <text:p/>
        </draw:polygon>
        <draw:frame draw:style-name="gr10" draw:text-style-name="P8" draw:layer="layout" svg:width="0.65cm" svg:height="1.348cm" svg:x="6.05cm" svg:y="6.9cm">
          <draw:text-box>
            <text:p><text:span text:style-name="T1">a</text:span></text:p>
          </draw:text-box>
        </draw:frame>
        <draw:frame draw:style-name="gr10" draw:text-style-name="P8" draw:layer="layout" svg:width="0.65cm" svg:height="1.348cm" svg:x="20.05cm" svg:y="9.101cm">
          <draw:text-box>
            <text:p><text:span text:style-name="T1">a</text:span></text:p>
          </draw:text-box>
        </draw:frame>
        <draw:frame draw:style-name="gr10" draw:text-style-name="P8" draw:layer="layout" svg:width="0.65cm" svg:height="1.348cm" svg:x="24.35cm" svg:y="8.802cm">
          <draw:text-box>
            <text:p><text:span text:style-name="T1">a</text:span></text:p>
          </draw:text-box>
        </draw:frame>
        <draw:frame draw:style-name="gr10" draw:text-style-name="P8" draw:layer="layout" svg:width="0.65cm" svg:height="1.348cm" svg:x="28.55cm" svg:y="7.603cm">
          <draw:text-box>
            <text:p><text:span text:style-name="T1">a</text:span></text:p>
          </draw:text-box>
        </draw:frame>
        <draw:frame draw:style-name="gr11" draw:text-style-name="P8" draw:layer="layout" svg:width="0.692cm" svg:height="1.348cm" svg:x="14.45cm" svg:y="2.305cm">
          <draw:text-box>
            <text:p><text:span text:style-name="T1">b</text:span></text:p>
          </draw:text-box>
        </draw:frame>
        <draw:frame draw:style-name="gr11" draw:text-style-name="P8" draw:layer="layout" svg:width="0.692cm" svg:height="1.348cm" svg:x="10.35cm" svg:y="2.705cm">
          <draw:text-box>
            <text:p><text:span text:style-name="T1">b</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14T12:21:04.090748527</dc:date>
    <meta:editing-duration>PT4S</meta:editing-duration>
    <meta:editing-cycles>1</meta:editing-cycles>
    <meta:document-statistic meta:object-count="167"/>
    <meta:generator>LibreOffice/7.3.7.2$Linux_X86_64 LibreOffice_project/30$Build-2</meta:generator>
  </office:meta>
</office:document-meta>
</file>